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cm" fo:margin-right="0cm" fo:text-align="center" style:justify-single-word="false" fo:text-indent="0cm" style:auto-text-indent="false">
        <style:tab-stops/>
      </style:paragraph-properties>
    </style:style>
    <style:style style:name="P2" style:family="paragraph" style:parent-style-name="Standard" style:list-style-name="Numbering_20_1">
      <style:paragraph-properties fo:text-align="start" style:justify-single-word="false" style:text-autospace="none"/>
      <style:text-properties style:font-name="Monospace" fo:font-size="9pt" style:font-name-asian="Monospace" style:font-size-asian="9pt" style:font-name-complex="Monospace" style:font-size-complex="9pt"/>
    </style:style>
    <style:style style:name="P3" style:family="paragraph" style:parent-style-name="Standard" style:list-style-name="Numbering_20_1">
      <style:paragraph-properties fo:text-align="start" style:justify-single-word="false" style:text-autospace="none"/>
      <style:text-properties style:font-name="Monospace" fo:font-size="9pt" officeooo:paragraph-rsid="000dd6b8" style:font-name-asian="Monospace" style:font-size-asian="9pt" style:font-name-complex="Monospace" style:font-size-complex="9pt"/>
    </style:style>
    <style:style style:name="P4" style:family="paragraph" style:parent-style-name="Standard" style:list-style-name="Numbering_20_1">
      <style:text-properties fo:color="#3f7f5f" style:font-name="Monospace" fo:font-size="9pt" style:text-underline-style="none" fo:font-weight="normal" officeooo:paragraph-rsid="000bc54e" fo:background-color="transparent" style:font-name-asian="Monospace" style:font-size-asian="9pt" style:font-weight-asian="normal" style:font-name-complex="Monospace" style:font-size-complex="9pt" style:font-weight-complex="normal"/>
    </style:style>
    <style:style style:name="P5" style:family="paragraph" style:parent-style-name="Standard" style:list-style-name="Numbering_20_1">
      <style:paragraph-properties fo:text-align="start" style:justify-single-word="false" style:text-autospace="none"/>
      <style:text-properties fo:color="#3f7f5f" style:font-name="Monospace" fo:font-size="9pt" style:font-name-asian="Monospace" style:font-size-asian="9pt" style:font-name-complex="Monospace" style:font-size-complex="9pt"/>
    </style:style>
    <style:style style:name="P6" style:family="paragraph" style:parent-style-name="Standard" style:list-style-name="Numbering_20_1">
      <style:paragraph-properties fo:text-align="start" style:justify-single-word="false" style:text-autospace="none"/>
      <style:text-properties fo:color="#3f7f5f" style:font-name="Monospace" fo:font-size="9pt" officeooo:paragraph-rsid="000dd6b8" style:font-name-asian="Monospace" style:font-size-asian="9pt" style:font-name-complex="Monospace" style:font-size-complex="9pt"/>
    </style:style>
    <style:style style:name="P7" style:family="paragraph" style:parent-style-name="Standard">
      <style:text-properties fo:color="#000000" style:font-name="Monospace" fo:font-size="9pt" style:font-name-asian="Monospace" style:font-size-asian="9pt" style:font-name-complex="Monospace" style:font-size-complex="9pt"/>
    </style:style>
    <style:style style:name="P8" style:family="paragraph" style:parent-style-name="Standard" style:list-style-name="Numbering_20_1">
      <style:paragraph-properties fo:text-align="start" style:justify-single-word="false" style:text-autospace="none"/>
      <style:text-properties fo:color="#000000" style:font-name="Monospace" fo:font-size="9pt" style:font-name-asian="Monospace" style:font-size-asian="9pt" style:font-name-complex="Monospace" style:font-size-complex="9pt"/>
    </style:style>
    <style:style style:name="P9" style:family="paragraph" style:parent-style-name="Standard" style:list-style-name="Numbering_20_1">
      <style:text-properties fo:font-size="9pt" style:font-size-asian="9pt" style:font-size-complex="9pt"/>
    </style:style>
    <style:style style:name="P10" style:family="paragraph" style:parent-style-name="Standard" style:list-style-name="Numbering_20_1">
      <style:paragraph-properties fo:text-align="start" style:justify-single-word="false" style:text-autospace="none"/>
      <style:text-properties fo:color="#7f0055" style:font-name="Monospace" fo:font-size="9pt" fo:font-weight="bold" style:font-name-asian="Monospace" style:font-size-asian="9pt" style:font-weight-asian="bold" style:font-name-complex="Monospace" style:font-size-complex="9pt" style:font-weight-complex="bold"/>
    </style:style>
    <style:style style:name="P11" style:family="paragraph" style:parent-style-name="Standard" style:list-style-name="Numbering_20_1">
      <style:paragraph-properties fo:text-align="start" style:justify-single-word="false" style:text-autospace="none"/>
    </style:style>
    <style:style style:name="P12" style:family="paragraph" style:parent-style-name="Standard" style:list-style-name="Numbering_20_1">
      <style:text-properties officeooo:paragraph-rsid="000bc54e"/>
    </style:style>
    <style:style style:name="P13" style:family="paragraph" style:parent-style-name="Text_20_body">
      <style:text-properties style:text-underline-style="none" fo:font-weight="normal" officeooo:paragraph-rsid="001337bd" fo:background-color="transparent" style:font-weight-asian="normal" style:font-weight-complex="normal"/>
    </style:style>
    <style:style style:name="P14" style:family="paragraph" style:parent-style-name="Text_20_body" style:list-style-name="L3">
      <style:text-properties fo:font-size="9pt" style:text-underline-style="none" fo:font-weight="normal" officeooo:paragraph-rsid="000bc54e" fo:background-color="transparent" style:font-size-asian="9pt" style:font-weight-asian="normal" style:font-size-complex="9pt" style:font-weight-complex="normal"/>
    </style:style>
    <style:style style:name="P15" style:family="paragraph" style:parent-style-name="Text_20_body">
      <style:paragraph-properties>
        <style:tab-stops>
          <style:tab-stop style:position="19.024cm" style:type="right"/>
        </style:tab-stops>
      </style:paragraph-properties>
    </style:style>
    <style:style style:name="P16" style:family="paragraph" style:parent-style-name="Text_20_body" style:list-style-name="Numbering_20_1">
      <style:text-properties officeooo:paragraph-rsid="000bc54e"/>
    </style:style>
    <style:style style:name="P17" style:family="paragraph" style:parent-style-name="Text_20_body">
      <style:text-properties officeooo:paragraph-rsid="000bc54e"/>
    </style:style>
    <style:style style:name="P18" style:family="paragraph" style:parent-style-name="Text_20_body">
      <style:text-properties officeooo:paragraph-rsid="00150e5d"/>
    </style:style>
    <style:style style:name="P19" style:family="paragraph" style:parent-style-name="Heading_20_3">
      <style:text-properties style:text-underline-style="none" fo:font-weight="normal" officeooo:paragraph-rsid="00150e5d" fo:background-color="transparent" style:font-weight-asian="normal" style:font-weight-complex="normal"/>
    </style:style>
    <style:style style:name="P20" style:family="paragraph" style:parent-style-name="Heading_20_3">
      <style:paragraph-properties fo:break-before="page"/>
    </style:style>
    <style:style style:name="P21" style:family="paragraph" style:parent-style-name="Heading_20_1">
      <style:paragraph-properties fo:margin-left="0cm" fo:margin-right="0cm" fo:text-align="center" style:justify-single-word="false" fo:text-indent="0cm" style:auto-text-indent="false">
        <style:tab-stops/>
      </style:paragraph-properties>
      <style:text-properties fo:font-size="32pt" style:font-size-asian="32pt" style:font-size-complex="32pt"/>
    </style:style>
    <style:style style:name="P22" style:family="paragraph" style:parent-style-name="Heading_20_2">
      <style:paragraph-properties fo:break-before="page"/>
      <style:text-properties officeooo:paragraph-rsid="000f364d"/>
    </style:style>
    <style:style style:name="P23" style:family="paragraph" style:parent-style-name="Heading_20_2">
      <style:paragraph-properties fo:break-before="page"/>
      <style:text-properties officeooo:paragraph-rsid="001337b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Header">
      <style:paragraph-properties>
        <style:tab-stops>
          <style:tab-stop style:position="10.16cm" style:type="center"/>
          <style:tab-stop style:position="19.024cm" style:type="right"/>
        </style:tab-stops>
      </style:paragraph-properties>
      <style:text-properties fo:color="#666666" style:font-name="Trebuchet MS1" fo:font-size="10pt" style:font-size-asian="10pt" style:font-size-complex="10pt"/>
    </style:style>
    <style:style style:name="P27" style:family="paragraph" style:parent-style-name="Footer">
      <style:paragraph-properties>
        <style:tab-stops>
          <style:tab-stop style:position="18.999cm" style:type="right"/>
        </style:tab-stops>
      </style:paragraph-properties>
      <style:text-properties style:font-name="Trebuchet MS1"/>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color="#666666" fo:font-size="10pt" fo:font-weight="bold" style:font-size-asian="10pt" style:font-weight-asian="bold" style:font-size-complex="10pt" style:font-weight-complex="bold"/>
    </style:style>
    <style:style style:name="T2" style:family="text">
      <style:text-properties fo:color="#666666" fo:font-size="10pt" style:font-size-asian="10pt" style:font-size-complex="10pt"/>
    </style:style>
    <style:style style:name="T3" style:family="text">
      <style:text-properties fo:color="#666666" fo:font-size="10pt" fo:font-style="italic" style:font-size-asian="10pt" style:font-style-asian="italic" style:font-size-complex="10pt" style:font-style-complex="italic"/>
    </style:style>
    <style:style style:name="T4" style:family="text">
      <style:text-properties officeooo:rsid="000bc54e"/>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style="italic" style:font-style-asian="italic" style:font-style-complex="italic"/>
    </style:style>
    <style:style style:name="T9" style:family="text">
      <style:text-properties fo:color="#2a00ff"/>
    </style:style>
    <style:style style:name="T10" style:family="text">
      <style:text-properties fo:color="#005032"/>
    </style:style>
    <style:style style:name="T11" style:family="text">
      <style:text-properties fo:color="#3f7f5f"/>
    </style:style>
    <style:style style:name="T12" style:family="text">
      <style:text-properties fo:color="#3f7f5f" style:font-name="Monospace" fo:font-size="9pt" style:text-underline-style="none" fo:font-weight="normal" fo:background-color="transparent" style:font-name-asian="Monospace" style:font-size-asian="9pt" style:font-weight-asian="normal" style:font-name-complex="Monospace" style:font-size-complex="9pt" style:font-weight-complex="normal"/>
    </style:style>
    <style:style style:name="T13" style:family="text">
      <style:text-properties style:font-name="Monospace"/>
    </style:style>
    <style:style style:name="T14" style:family="text">
      <style:text-properties style:font-name-asian="Monospace"/>
    </style:style>
    <style:style style:name="T15" style:family="text">
      <style:text-properties style:font-name-complex="Monospace"/>
    </style:style>
    <style:style style:name="T16" style:family="text">
      <style:text-properties fo:font-style="italic" style:font-style-asian="italic" style:font-style-complex="italic"/>
    </style:style>
    <style:style style:name="T17" style:family="text">
      <style:text-properties fo:font-style="italic" style:text-underline-style="none" fo:font-weight="normal" officeooo:rsid="00150e5d" fo:background-color="transparent" style:font-style-asian="italic" style:font-weight-asian="normal" style:font-style-complex="italic" style:font-weight-complex="normal"/>
    </style:style>
    <style:style style:name="T18" style:family="text">
      <style:text-properties fo:color="#0000c0"/>
    </style:style>
    <style:style style:name="T19" style:family="text">
      <style:text-properties fo:font-weight="bold" style:font-weight-asian="bold" style:font-weight-complex="bold"/>
    </style:style>
    <style:style style:name="T20" style:family="text">
      <style:text-properties fo:color="#642880" fo:font-weight="bold" style:font-weight-asian="bold" style:font-weight-complex="bold"/>
    </style:style>
    <style:style style:name="T21" style:family="text">
      <style:text-properties fo:font-size="9pt"/>
    </style:style>
    <style:style style:name="T22" style:family="text">
      <style:text-properties style:text-underline-style="none" fo:font-weight="normal" officeooo:rsid="00150e5d" fo:background-color="transparent" style:font-weight-asian="normal" style:font-weight-complex="normal"/>
    </style:style>
    <style:style style:name="T23" style:family="text">
      <style:text-properties style:font-size-asian="9pt"/>
    </style:style>
    <style:style style:name="T24" style:family="text">
      <style:text-properties style:font-size-complex="9pt"/>
    </style:style>
    <style:style style:name="T25" style:family="text">
      <style:text-properties officeooo:rsid="000f364d"/>
    </style:style>
    <style:style style:name="T26" style:family="text">
      <style:text-properties officeooo:rsid="001337bd"/>
    </style:style>
    <style:style style:name="T27" style:family="text">
      <style:text-properties officeooo:rsid="00150e5d"/>
    </style:style>
    <style:style style:name="T28" style:family="text">
      <style:text-properties fo:font-style="normal" style:text-underline-style="none" fo:font-weight="normal" officeooo:rsid="00150e5d" fo:background-color="transparent" style:font-style-asian="normal" style:font-weight-asian="normal" style:font-style-complex="normal" style:font-weight-complex="normal"/>
    </style:style>
    <style:style style:name="T29" style:family="text">
      <style:text-properties fo:font-style="normal" style:text-underline-style="none" fo:font-weight="normal" officeooo:rsid="00157dff" fo:background-color="transparent" style:font-style-asian="normal" style:font-weight-asian="normal" style:font-style-complex="normal" style:font-weight-complex="normal"/>
    </style:style>
    <style:style style:name="T30" style:family="text">
      <style:text-properties fo:font-style="normal" style:text-underline-style="none" fo:font-weight="normal" officeooo:rsid="001778af" fo:background-color="transparent" style:font-style-asian="normal" style:font-weight-asian="normal" style:font-style-complex="normal" style:font-weight-complex="normal"/>
    </style:style>
    <style:style style:name="T31" style:family="text">
      <style:text-properties officeooo:rsid="00157df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9">Thibaut Patel</text:span><text:tab/>3IF3 - 2010/2011</text:p>
      <text:p text:style-name="P15"><text:span text:style-name="T19">Stanislas Signoud</text:span><text:tab/><text:span text:style-name="T19">Binôme B3310</text:span></text:p>
      <text:p text:style-name="Text_20_body"/>
      <text:p text:style-name="Text_20_body"/>
      <text:p text:style-name="Text_20_body"/>
      <text:p text:style-name="Text_20_body"/>
      <text:p text:style-name="Text_20_body"/>
      <text:p text:style-name="Text_20_body"/>
      <text:p text:style-name="Text_20_body"/>
      <text:h text:style-name="P21" text:outline-level="1">Document de <text:span text:style-name="T25">Réalisation</text:span></text:h>
      <text:p text:style-name="P1">TP-AC – Références croisées</text:p>
      <text:p text:style-name="Standard"/>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Document de Réalisation<text:tab/>1</text:p>
          <text:p text:style-name="P25">Choix généraux de réalisation<text:tab/>2</text:p>
          <text:p text:style-name="P28">Utilisation de la STL<text:tab/>2</text:p>
          <text:p text:style-name="P28">Classe Index : Parcours de la structure de données<text:tab/>2</text:p>
          <text:p text:style-name="P25">Listing des sources<text:tab/>3</text:p>
          <text:p text:style-name="P28">LeMain.ccp<text:tab/>3</text:p>
          <text:p text:style-name="P28">Main.h<text:tab/>3</text:p>
          <text:p text:style-name="P28">Main.cpp<text:tab/>5</text:p>
          <text:p text:style-name="P28">Analyseur.h<text:tab/>9</text:p>
          <text:p text:style-name="P28">Analyseur.cpp<text:tab/>11</text:p>
          <text:p text:style-name="P28">Parseur.h<text:tab/>13</text:p>
          <text:p text:style-name="P28">Parseur.cpp<text:tab/>15</text:p>
          <text:p text:style-name="P28">Index.h<text:tab/>17</text:p>
          <text:p text:style-name="P28">Index.cpp<text:tab/>21</text:p>
          <text:p text:style-name="P28">ListeMotCles.h<text:tab/>24</text:p>
          <text:p text:style-name="P28">ListeMotCles.cpp<text:tab/>26</text:p>
        </text:index-body>
      </text:table-of-content>
      <text:p text:style-name="Standard"/>
      <text:h text:style-name="P23" text:outline-level="2"><text:span text:style-name="T26">Choix généraux de réalisation</text:span></text:h>
      <text:h text:style-name="Heading_20_3" text:outline-level="3"><text:span text:style-name="T27">Utilisation de la STL</text:span></text:h>
      <text:p text:style-name="P13"><text:span text:style-name="T26">Pour implémenter les structures de données définies dans le document de spécification et de conception, nous avons choisi d'utiliser la librairie standard de templates (STL) qui propose nombre de conteneurs adaptés à nos besoins.</text:span></text:p>
      <text:p text:style-name="P13"><text:span text:style-name="T26">Ainsi, les listes chainées sont implementées à l'aide de std::list, les paires par std::pair, et les arbres binaires équilibrés par std::map.</text:span></text:p>
      <text:p text:style-name="P13"><text:span text:style-name="T26"/></text:p>
      <text:h text:style-name="P19" text:outline-level="3"><text:span text:style-name="T31">Classe </text:span><text:span text:style-name="T27">Index : </text:span><text:span text:style-name="T31">P</text:span><text:span text:style-name="T27">arcours de la structure de données</text:span></text:h>
      <text:p text:style-name="P18"><text:span text:style-name="T22">Pour parcourir la structure de données complexe des références croisées de façon simple pour l'utilisateur de la classe Index, des méthodes </text:span><text:span text:style-name="Teletype"><text:span text:style-name="T22">HasNext</text:span></text:span><text:span text:style-name="Teletype"><text:span text:style-name="T17">Xxx</text:span></text:span><text:span text:style-name="T22"> et </text:span><text:span text:style-name="Teletype"><text:span text:style-name="T22">Next</text:span></text:span><text:span text:style-name="Teletype"><text:span text:style-name="T17">Xxx</text:span></text:span><text:span text:style-name="T22"> ont été créées dans Index. </text:span></text:p>
      <text:p text:style-name="P18"><text:span text:style-name="T22">Ces méthodes utilisent des itérateurs, </text:span><text:span text:style-name="Teletype"><text:span text:style-name="T22">it</text:span></text:span><text:span text:style-name="Teletype"><text:span text:style-name="T17">Xxx</text:span></text:span><text:span text:style-name="T17"> </text:span><text:span text:style-name="T22">et </text:span><text:span text:style-name="Teletype"><text:span text:style-name="T22">cur</text:span></text:span><text:span text:style-name="Teletype"><text:span text:style-name="T17">Xxx</text:span></text:span><text:span text:style-name="T22">, qui respectivement représente la position suivante et courante de l'itérateur, pour permettre de faire un test rapide pour les méthodes </text:span><text:span text:style-name="Teletype"><text:span text:style-name="T28">HasNext</text:span></text:span><text:span text:style-name="Teletype"><text:span text:style-name="T17">Xxx</text:span></text:span><text:span text:style-name="T28">.</text:span></text:p>
      <text:p text:style-name="P18"><text:span text:style-name="T28">Lorsque l'arbre est modifié, les itérateurs ont un risque de ne plus être valable : un booléen areItValid est alors mis à </text:span><text:span text:style-name="Teletype"><text:span text:style-name="T28">false</text:span></text:span><text:span text:style-name="T28">. Les méthodes </text:span><text:span text:style-name="Teletype"><text:span text:style-name="T28">HasNext</text:span></text:span><text:span text:style-name="T28"> vérifie avant l'utilisation des itérateurs que ce booléen soit bien </text:span><text:span text:style-name="T29">à </text:span><text:span text:style-name="Teletype"><text:span text:style-name="T29">true</text:span></text:span><text:span text:style-name="T28">, et si ce n'est pas le cas, les itérateurs sont réinitialisés à l'aide de la méthode protégée </text:span><text:span text:style-name="Teletype"><text:span text:style-name="T28">resetIterators</text:span></text:span><text:span text:style-name="T28">.</text:span></text:p>
      <text:p text:style-name="P18"><text:span text:style-name="T30"/></text:p>
      <text:h text:style-name="P22" text:outline-level="2"><text:span text:style-name="T25">Listing des sources</text:span></text:h>
      <text:h text:style-name="Heading_20_3" text:outline-level="3"><text:span text:style-name="T4">LeMain.ccp</text:span></text:h>
      <text:list xml:id="list981178193" text:style-name="Numbering_20_1">
        <text:list-item>
          <text:p text:style-name="P9">// Point d'entrée minimal du programme.</text:p>
        </text:list-item>
        <text:list-item>
          <text:p text:style-name="P2"/>
        </text:list-item>
        <text:list-item>
          <text:p text:style-name="P2"><text:span text:style-name="T5">#include</text:span><text:span text:style-name="T6"> </text:span><text:span text:style-name="T9">"Main.h"</text:span></text:p>
        </text:list-item>
        <text:list-item>
          <text:p text:style-name="P2"/>
        </text:list-item>
        <text:list-item>
          <text:p text:style-name="P2"><text:span text:style-name="T5">int</text:span><text:span text:style-name="T6"> </text:span><text:span text:style-name="T7">main</text:span><text:span text:style-name="T6">( </text:span><text:span text:style-name="T5">int</text:span><text:span text:style-name="T6"> argc, </text:span><text:span text:style-name="T5">const</text:span><text:span text:style-name="T6"> </text:span><text:span text:style-name="T5">char</text:span><text:span text:style-name="T6">* argv[] )</text:span></text:p>
        </text:list-item>
        <text:list-item>
          <text:p text:style-name="P8">{</text:p>
        </text:list-item>
        <text:list-item>
          <text:p text:style-name="P2"><text:span text:style-name="T6"><text:s text:c="4"/></text:span><text:span text:style-name="T5">return</text:span><text:span text:style-name="T6"> </text:span><text:span text:style-name="T10">Main</text:span><text:span text:style-name="T6">::</text:span><text:span text:style-name="T8">Run</text:span><text:span text:style-name="T6">(argc, argv);</text:span></text:p>
        </text:list-item>
        <text:list-item>
          <text:p text:style-name="P8">}</text:p>
        </text:list-item>
      </text:list>
      <text:p text:style-name="P7"/>
      <text:p text:style-name="P7"/>
      <text:h text:style-name="Heading_20_3" text:outline-level="3"><text:span text:style-name="T4">Main.h</text:span></text:h>
      <text:list xml:id="list250177067" text:continue-list="list981178193" text:style-name="Numbering_20_1">
        <text:list-item text:start-value="1">
          <text:p text:style-name="P4"><text:span text:style-name="T4">/*************************************************************************</text:span></text:p>
        </text:list-item>
        <text:list-item>
          <text:p text:style-name="P5"><text:s/>Main - Gère les arguments et les éléments du programme</text:p>
        </text:list-item>
        <text:list-item>
          <text:p text:style-name="P5"><text:s/>-------------------</text:p>
        </text:list-item>
        <text:list-item>
          <text:p text:style-name="P5"><text:s/>début <text:s text:c="15"/>: 19 nov. 2010</text:p>
        </text:list-item>
        <text:list-item>
          <text:p text:style-name="P5"><text:s/>copyright <text:s text:c="11"/>: (C) 2010 par ssignoud et 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 Interface de la classe &lt;Main&gt; (fichier Main.h) ]============</text:p>
        </text:list-item>
        <text:list-item>
          <text:p text:style-name="P2"/>
        </text:list-item>
        <text:list-item>
          <text:p text:style-name="P2"><text:span text:style-name="T5">#if</text:span><text:span text:style-name="T6"> ! defined ( MAIN_H_ )</text:span></text:p>
        </text:list-item>
        <text:list-item>
          <text:p text:style-name="P2"><text:span text:style-name="T5">#define</text:span><text:span text:style-name="T6"> MAIN_H_</text:span></text:p>
        </text:list-item>
        <text:list-item>
          <text:p text:style-name="P2"/>
        </text:list-item>
        <text:list-item>
          <text:p text:style-name="P5">//--------------------------------------------------- Interfaces utilisées</text:p>
        </text:list-item>
        <text:list-item>
          <text:p text:style-name="P2"><text:span text:style-name="T5">#include</text:span><text:span text:style-name="T6"> </text:span><text:span text:style-name="T9">"Analyseur.h"</text:span></text:p>
        </text:list-item>
        <text:list-item>
          <text:p text:style-name="P2"/>
        </text:list-item>
        <text:list-item>
          <text:p text:style-name="P5">/**</text:p>
        </text:list-item>
        <text:list-item>
          <text:p text:style-name="P5"><text:s/>* Gère les arguments et les éléments du programme.</text:p>
        </text:list-item>
        <text:list-item>
          <text:p text:style-name="P5"><text:s/>*</text:p>
        </text:list-item>
        <text:list-item>
          <text:p text:style-name="P5"><text:s/>* La méthode principale de cette classe (Run) analyse les arguments et</text:p>
        </text:list-item>
        <text:list-item>
          <text:p text:style-name="P5"><text:s/>* formate la sortie. Ce formatage n'est pas délégué à une autre classe,</text:p>
        </text:list-item>
        <text:list-item>
          <text:p text:style-name="P5"><text:s/>* car il est trop spécifique à l'utilitaire pour être réutilisé, tout</text:p>
        </text:list-item>
        <text:list-item>
          <text:p text:style-name="P5"><text:s/>* en prenant très peu de lignes de code grâce au report de la complexité</text:p>
        </text:list-item>
        <text:list-item>
          <text:p text:style-name="P5"><text:s/>* du parcours de l'index dans la classe Index.</text:p>
        </text:list-item>
        <text:list-item>
          <text:p text:style-name="P5"><text:s/>*/</text:p>
        </text:list-item>
        <text:list-item>
          <text:p text:style-name="P2"><text:span text:style-name="T5">class</text:span><text:span text:style-name="T6"> </text:span><text:span text:style-name="T10">Main</text:span></text:p>
        </text:list-item>
        <text:list-item>
          <text:p text:style-name="P8">{</text:p>
        </text:list-item>
        <text:list-item>
          <text:p text:style-name="P2"><text:span text:style-name="T6"><text:s text:c="4"/></text:span><text:span text:style-name="T11">//================================================================= PUBLIC</text:span></text:p>
        </text:list-item>
        <text:list-item>
          <text:p text:style-name="P2"><text:span text:style-name="T6"><text:s text:c="4"/></text:span><text:span text:style-name="T5">public</text:span><text:span text:style-name="T6">:</text:span></text:p>
        </text:list-item>
        <text:list-item>
          <text:p text:style-name="P2"><text:span text:style-name="T6"><text:s text:c="8"/></text:span><text:span text:style-name="T11">//------------------------------------------------- Méthodes publiques</text:span></text:p>
        </text:list-item>
        <text:list-item>
          <text:p text:style-name="P2"><text:span text:style-name="T6"><text:s text:c="8"/></text:span><text:span text:style-name="T11">/**</text:span></text:p>
        </text:list-item>
        <text:list-item>
          <text:p text:style-name="P5"><text:s text:c="9"/>* Démarre le programme, analyse les arguments passés par argc et argv,</text:p>
        </text:list-item>
        <text:list-item>
          <text:p text:style-name="P5"><text:s text:c="9"/>* effectue la recherche et affiche les résultats, ou les erreurs</text:p>
        </text:list-item>
        <text:list-item>
          <text:p text:style-name="P5"><text:s text:c="9"/>* le cas échéant.</text:p>
        </text:list-item>
        <text:list-item>
          <text:p text:style-name="P5"><text:s text:c="9"/>* @param argc Le nombre d'arguments de la ligne de commande.</text:p>
        </text:list-item>
        <text:list-item>
          <text:p text:style-name="P5"><text:s text:c="9"/>* @param argv Les arguments de la ligne de commande.</text:p>
        </text:list-item>
        <text:list-item>
          <text:p text:style-name="P5"><text:s text:c="9"/>* @return Le statut de l'application ; 0 si tout s'est bien passé</text:p>
        </text:list-item>
        <text:list-item>
          <text:p text:style-name="P5"><text:soft-page-break/><text:s text:c="9"/>* ou 1 si une erreur fatale s'est produite.</text:p>
        </text:list-item>
        <text:list-item>
          <text:p text:style-name="P5"><text:s text:c="9"/>*/</text:p>
        </text:list-item>
        <text:list-item>
          <text:p text:style-name="P2"><text:span text:style-name="T6"><text:s text:c="8"/></text:span><text:span text:style-name="T5">static</text:span><text:span text:style-name="T6"> </text:span><text:span text:style-name="T5">int</text:span><text:span text:style-name="T6"> </text:span><text:span text:style-name="T7">Run</text:span><text:span text:style-name="T6">(</text:span><text:span text:style-name="T5">int</text:span><text:span text:style-name="T6"> argc, </text:span><text:span text:style-name="T5">const</text:span><text:span text:style-name="T6"> </text:span><text:span text:style-name="T5">char</text:span><text:span text:style-name="T6">* argv[]);</text:span></text:p>
        </text:list-item>
        <text:list-item>
          <text:p text:style-name="P2"/>
        </text:list-item>
        <text:list-item>
          <text:p text:style-name="P2"><text:span text:style-name="T6"><text:s text:c="4"/></text:span><text:span text:style-name="T11">//================================================================== PRIVÉ</text:span></text:p>
        </text:list-item>
        <text:list-item>
          <text:p text:style-name="P2"><text:span text:style-name="T6"><text:s text:c="4"/></text:span><text:span text:style-name="T5">protected</text:span><text:span text:style-name="T6">:</text:span></text:p>
        </text:list-item>
        <text:list-item>
          <text:p text:style-name="P2"><text:span text:style-name="T6"><text:s text:c="8"/></text:span><text:span text:style-name="T11">//------------------------------------------------- Méthodes protégées</text:span></text:p>
        </text:list-item>
        <text:list-item>
          <text:p text:style-name="P2"><text:span text:style-name="T6"><text:s text:c="8"/></text:span><text:span text:style-name="T11">/**</text:span></text:p>
        </text:list-item>
        <text:list-item>
          <text:p text:style-name="P5"><text:s text:c="9"/>* Affiche sur la sortie d'erreur standard une chaîne d'explication</text:p>
        </text:list-item>
        <text:list-item>
          <text:p text:style-name="P5"><text:s text:c="9"/>* de l'usage du programme, à-la-UNIX.</text:p>
        </text:list-item>
        <text:list-item>
          <text:p text:style-name="P5"><text:s text:c="9"/>*</text:p>
        </text:list-item>
        <text:list-item>
          <text:p text:style-name="P5"><text:s text:c="9"/>* @param nomprogramme Le nom du programme (typiquement argv[0]).</text:p>
        </text:list-item>
        <text:list-item>
          <text:p text:style-name="P5"><text:s text:c="9"/>*/</text:p>
        </text:list-item>
        <text:list-item>
          <text:p text:style-name="P2"><text:span text:style-name="T6"><text:s text:c="8"/></text:span><text:span text:style-name="T5">static</text:span><text:span text:style-name="T6"> </text:span><text:span text:style-name="T5">void</text:span><text:span text:style-name="T6"> </text:span><text:span text:style-name="T7">printUsage</text:span><text:span text:style-name="T6">(</text:span><text:span text:style-name="T5">const</text:span><text:span text:style-name="T6"> </text:span><text:span text:style-name="T5">char</text:span><text:span text:style-name="T6">* nomprogramme);</text:span></text:p>
        </text:list-item>
        <text:list-item>
          <text:p text:style-name="P8"><text:s text:c="4"/></text:p>
        </text:list-item>
        <text:list-item>
          <text:p text:style-name="P8"><text:s text:c="4"/></text:p>
        </text:list-item>
        <text:list-item>
          <text:p text:style-name="P8"><text:s text:c="4"/></text:p>
        </text:list-item>
        <text:list-item>
          <text:p text:style-name="P8">};</text:p>
        </text:list-item>
        <text:list-item>
          <text:p text:style-name="P2"/>
        </text:list-item>
        <text:list-item>
          <text:p text:style-name="P2"><text:span text:style-name="T5">#endif</text:span><text:span text:style-name="T6"> </text:span><text:span text:style-name="T11">// MAIN_H_</text:span></text:p>
        </text:list-item>
      </text:list>
      <text:p text:style-name="P17"><text:span text:style-name="T4"/></text:p>
      <text:h text:style-name="P20" text:outline-level="3"><text:span text:style-name="T4">Main.cpp</text:span></text:h>
      <text:list xml:id="list201206240" text:continue-list="list250177067" text:style-name="Numbering_20_1">
        <text:list-item text:start-value="1">
          <text:p text:style-name="P4"><text:span text:style-name="T4">/*************************************************************************</text:span></text:p>
        </text:list-item>
        <text:list-item>
          <text:p text:style-name="P5"><text:s/>Main <text:s/>- <text:s/>Gère les arguments et les éléments du programme</text:p>
        </text:list-item>
        <text:list-item>
          <text:p text:style-name="P5"><text:s/>-------------------</text:p>
        </text:list-item>
        <text:list-item>
          <text:p text:style-name="P5"><text:s/>début <text:s text:c="15"/>: 19 nov. 2010</text:p>
        </text:list-item>
        <text:list-item>
          <text:p text:style-name="P5"><text:s/>copyright <text:s text:c="11"/>: (C) 2010 par ssignoud et t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Vous recherchez le point d'entrée du programme ?</text:p>
        </text:list-item>
        <text:list-item>
          <text:p text:style-name="P5">// Il a été séparé de ce fichier et se trouve dans LeMain.cpp, pour plus</text:p>
        </text:list-item>
        <text:list-item>
          <text:p text:style-name="P5">// de clareté, bien que son contenu n'aie pas grand intérêt.</text:p>
        </text:list-item>
        <text:list-item>
          <text:p text:style-name="P2"/>
        </text:list-item>
        <text:list-item>
          <text:p text:style-name="P5">// ========[ Réalisation de la classe &lt;Main&gt; (fichier Main.cpp) ]========</text:p>
        </text:list-item>
        <text:list-item>
          <text:p text:style-name="P2"/>
        </text:list-item>
        <text:list-item>
          <text:p text:style-name="P5">//================================================================ INCLUDE</text:p>
        </text:list-item>
        <text:list-item>
          <text:p text:style-name="P2"/>
        </text:list-item>
        <text:list-item>
          <text:p text:style-name="P5">//-------------------------------------------------------- Include système</text:p>
        </text:list-item>
        <text:list-item>
          <text:p text:style-name="P2"><text:span text:style-name="T5">using</text:span><text:span text:style-name="T6"> </text:span><text:span text:style-name="T5">namespace</text:span><text:span text:style-name="T6"> std;</text:span></text:p>
        </text:list-item>
        <text:list-item>
          <text:p text:style-name="P2"><text:span text:style-name="T5">#include</text:span><text:span text:style-name="T6"> </text:span><text:span text:style-name="T9">&lt;string&gt;</text:span></text:p>
        </text:list-item>
        <text:list-item>
          <text:p text:style-name="P2"><text:span text:style-name="T5">#include</text:span><text:span text:style-name="T6"> </text:span><text:span text:style-name="T9">&lt;set&gt;</text:span></text:p>
        </text:list-item>
        <text:list-item>
          <text:p text:style-name="P2"><text:span text:style-name="T5">#include</text:span><text:span text:style-name="T6"> </text:span><text:span text:style-name="T9">&lt;fstream&gt;</text:span></text:p>
        </text:list-item>
        <text:list-item>
          <text:p text:style-name="P2"><text:span text:style-name="T5">#include</text:span><text:span text:style-name="T6"> </text:span><text:span text:style-name="T9">&lt;iostream&gt;</text:span></text:p>
        </text:list-item>
        <text:list-item>
          <text:p text:style-name="P2"><text:span text:style-name="T5">#include</text:span><text:span text:style-name="T6"> </text:span><text:span text:style-name="T9">&lt;vector&gt;</text:span></text:p>
        </text:list-item>
        <text:list-item>
          <text:p text:style-name="P2"/>
        </text:list-item>
        <text:list-item>
          <text:p text:style-name="P5">//------------------------------------------------------ Include personnel</text:p>
        </text:list-item>
        <text:list-item>
          <text:p text:style-name="P2"/>
        </text:list-item>
        <text:list-item>
          <text:p text:style-name="P2"><text:span text:style-name="T5">#include</text:span><text:span text:style-name="T6"> </text:span><text:span text:style-name="T9">"Main.h"</text:span></text:p>
        </text:list-item>
        <text:list-item>
          <text:p text:style-name="P2"><text:span text:style-name="T5">#include</text:span><text:span text:style-name="T6"> </text:span><text:span text:style-name="T9">"Parseur.h"</text:span></text:p>
        </text:list-item>
        <text:list-item>
          <text:p text:style-name="P2"/>
        </text:list-item>
        <text:list-item>
          <text:p text:style-name="P5">//================================================================= PUBLIC</text:p>
        </text:list-item>
        <text:list-item>
          <text:p text:style-name="P2"/>
        </text:list-item>
        <text:list-item>
          <text:p text:style-name="P5">/**</text:p>
        </text:list-item>
        <text:list-item>
          <text:p text:style-name="P5"><text:s/>* @algorithm La gestion des arguments et des erreurs se fait au fur et à mesure de</text:p>
        </text:list-item>
        <text:list-item>
          <text:p text:style-name="P5"><text:s/>* l'analyse de la ligne de commande, qui se fait séquentiellement.</text:p>
        </text:list-item>
        <text:list-item>
          <text:p text:style-name="P5"><text:s/>* L'affiche ne pose pas de problème en soit, en utilisant les méthodes pratiques</text:p>
        </text:list-item>
        <text:list-item>
          <text:p text:style-name="P5"><text:s/>* proposées par la classe Index.</text:p>
        </text:list-item>
        <text:list-item>
          <text:p text:style-name="P5"><text:s/>*/</text:p>
        </text:list-item>
        <text:list-item>
          <text:p text:style-name="P2"><text:span text:style-name="T5">int</text:span><text:span text:style-name="T6"> </text:span><text:span text:style-name="T7">Main::Run</text:span><text:span text:style-name="T6">(</text:span><text:span text:style-name="T5">int</text:span><text:span text:style-name="T6"> argc, </text:span><text:span text:style-name="T5">const</text:span><text:span text:style-name="T6"> </text:span><text:span text:style-name="T5">char</text:span><text:span text:style-name="T6">* argv[])</text:span></text:p>
        </text:list-item>
        <text:list-item>
          <text:p text:style-name="P8">{</text:p>
        </text:list-item>
        <text:list-item>
          <text:p text:style-name="P2"><text:span text:style-name="T6"><text:s text:c="4"/></text:span><text:span text:style-name="T11">// Contient le paramètre actuellement analysé</text:span></text:p>
        </text:list-item>
        <text:list-item>
          <text:p text:style-name="P2"><text:span text:style-name="T6"><text:s text:c="4"/></text:span><text:span text:style-name="T5">int</text:span><text:span text:style-name="T6"> paramCounter = 1;</text:span></text:p>
        </text:list-item>
        <text:list-item>
          <text:p text:style-name="P2"/>
        </text:list-item>
        <text:list-item>
          <text:p text:style-name="P2"><text:span text:style-name="T6"><text:s text:c="4"/></text:span><text:span text:style-name="T11">// Doit-on exclure ou non les mots clés indiqués ?</text:span></text:p>
        </text:list-item>
        <text:list-item>
          <text:p text:style-name="P2"><text:span text:style-name="T6"><text:s text:c="4"/></text:span><text:span text:style-name="T5">bool</text:span><text:span text:style-name="T6"> exclusion = </text:span><text:span text:style-name="T5">true</text:span><text:span text:style-name="T6">;</text:span></text:p>
        </text:list-item>
        <text:list-item>
          <text:p text:style-name="P2"/>
        </text:list-item>
        <text:list-item>
          <text:p text:style-name="P2"><text:span text:style-name="T6"><text:s text:c="4"/></text:span><text:span text:style-name="T5">if</text:span><text:span text:style-name="T6">(argc - 1 == 0)</text:span></text:p>
        </text:list-item>
        <text:list-item>
          <text:p text:style-name="P8"><text:s text:c="4"/>{</text:p>
        </text:list-item>
        <text:list-item>
          <text:p text:style-name="P2"><text:span text:style-name="T6"><text:s text:c="8"/></text:span><text:span text:style-name="T11">// Aucune action demandée ? Rappelons le mode d'emploi...</text:span></text:p>
        </text:list-item>
        <text:list-item>
          <text:p text:style-name="P8"><text:s text:c="8"/><text:span text:style-name="T16">printUsage</text:span>(argv[0]);</text:p>
        </text:list-item>
        <text:list-item>
          <text:p text:style-name="P2"><text:span text:style-name="T6"><text:s text:c="8"/></text:span><text:span text:style-name="T5">return</text:span><text:span text:style-name="T6"> 1;</text:span></text:p>
        </text:list-item>
        <text:list-item>
          <text:p text:style-name="P8"><text:s text:c="4"/>}</text:p>
        </text:list-item>
        <text:list-item>
          <text:p text:style-name="P2"/>
        </text:list-item>
        <text:list-item>
          <text:p text:style-name="P2"><text:span text:style-name="T6"><text:s text:c="4"/></text:span><text:span text:style-name="T11">//Contient l'argument courant</text:span></text:p>
        </text:list-item>
        <text:list-item>
          <text:p text:style-name="P2"><text:span text:style-name="T6"><text:s text:c="4"/></text:span><text:span text:style-name="T10">string</text:span><text:span text:style-name="T6"> tmpArg = argv[paramCounter];</text:span></text:p>
        </text:list-item>
        <text:list-item>
          <text:p text:style-name="P2"/>
        </text:list-item>
        <text:list-item>
          <text:p text:style-name="P2"><text:soft-page-break/><text:span text:style-name="T6"><text:s text:c="4"/></text:span><text:span text:style-name="T5">if</text:span><text:span text:style-name="T6">(tmpArg<text:tab/>== </text:span><text:span text:style-name="T9">"-e"</text:span><text:span text:style-name="T6">)</text:span></text:p>
        </text:list-item>
        <text:list-item>
          <text:p text:style-name="P8"><text:s text:c="4"/>{</text:p>
        </text:list-item>
        <text:list-item>
          <text:p text:style-name="P2"><text:span text:style-name="T6"><text:s text:c="8"/>exclusion = </text:span><text:span text:style-name="T5">false</text:span><text:span text:style-name="T6">;</text:span></text:p>
        </text:list-item>
        <text:list-item>
          <text:p text:style-name="P8"><text:s text:c="8"/>paramCounter++;</text:p>
        </text:list-item>
        <text:list-item>
          <text:p text:style-name="P8"><text:s text:c="4"/>}</text:p>
        </text:list-item>
        <text:list-item>
          <text:p text:style-name="P2"/>
        </text:list-item>
        <text:list-item>
          <text:p text:style-name="P2"><text:span text:style-name="T6"><text:s text:c="4"/></text:span><text:span text:style-name="T5">if</text:span><text:span text:style-name="T6">(argc-paramCounter == 0)</text:span></text:p>
        </text:list-item>
        <text:list-item>
          <text:p text:style-name="P8"><text:s text:c="4"/>{</text:p>
        </text:list-item>
        <text:list-item>
          <text:p text:style-name="P2"><text:span text:style-name="T6"><text:s text:c="8"/>cerr &lt;&lt; </text:span><text:span text:style-name="T9">"E: Aucun fichier à analyser."</text:span><text:span text:style-name="T6"> &lt;&lt; endl;</text:span></text:p>
        </text:list-item>
        <text:list-item>
          <text:p text:style-name="P8"><text:s text:c="8"/><text:span text:style-name="T16">printUsage</text:span>(argv[0]);</text:p>
        </text:list-item>
        <text:list-item>
          <text:p text:style-name="P2"><text:span text:style-name="T6"><text:s text:c="8"/></text:span><text:span text:style-name="T5">return</text:span><text:span text:style-name="T6"> 2;</text:span></text:p>
        </text:list-item>
        <text:list-item>
          <text:p text:style-name="P8"><text:s text:c="4"/>}</text:p>
        </text:list-item>
        <text:list-item>
          <text:p text:style-name="P8"><text:s text:c="4"/></text:p>
        </text:list-item>
        <text:list-item>
          <text:p text:style-name="P2"><text:span text:style-name="T6"><text:s text:c="4"/></text:span><text:span text:style-name="T11">//Contient la liste des mots clés</text:span></text:p>
        </text:list-item>
        <text:list-item>
          <text:p text:style-name="P2"><text:span text:style-name="T6"><text:s text:c="4"/></text:span><text:span text:style-name="T10">ListeMotCles</text:span><text:span text:style-name="T6"> listeMotCles; </text:span></text:p>
        </text:list-item>
        <text:list-item>
          <text:p text:style-name="P8"><text:s text:c="4"/></text:p>
        </text:list-item>
        <text:list-item>
          <text:p text:style-name="P2"><text:span text:style-name="T6"><text:s text:c="4"/></text:span><text:span text:style-name="T11">//Contient l'argument courant</text:span></text:p>
        </text:list-item>
        <text:list-item>
          <text:p text:style-name="P8"><text:s text:c="4"/>tmpArg = argv[paramCounter];</text:p>
        </text:list-item>
        <text:list-item>
          <text:p text:style-name="P2"/>
        </text:list-item>
        <text:list-item>
          <text:p text:style-name="P2"><text:span text:style-name="T6"><text:s text:c="4"/></text:span><text:span text:style-name="T5">if</text:span><text:span text:style-name="T6">(tmpArg == </text:span><text:span text:style-name="T9">"-k"</text:span><text:span text:style-name="T6">) </text:span></text:p>
        </text:list-item>
        <text:list-item>
          <text:p text:style-name="P8"><text:s text:c="4"/>{</text:p>
        </text:list-item>
        <text:list-item>
          <text:p text:style-name="P8"><text:s text:c="8"/>paramCounter++;</text:p>
        </text:list-item>
        <text:list-item>
          <text:p text:style-name="P2"><text:span text:style-name="T6"><text:s text:c="8"/></text:span><text:span text:style-name="T5">if</text:span><text:span text:style-name="T6">(argc-paramCounter == 0)</text:span></text:p>
        </text:list-item>
        <text:list-item>
          <text:p text:style-name="P8"><text:s text:c="8"/>{</text:p>
        </text:list-item>
        <text:list-item>
          <text:p text:style-name="P2"><text:span text:style-name="T6"><text:s text:c="12"/>cerr &lt;&lt; </text:span><text:span text:style-name="T9">"E: Aucun fichier de mot clé à analyser."</text:span><text:span text:style-name="T6"> &lt;&lt; endl;</text:span></text:p>
        </text:list-item>
        <text:list-item>
          <text:p text:style-name="P8"><text:s text:c="12"/><text:span text:style-name="T16">printUsage</text:span>(argv[0]);</text:p>
        </text:list-item>
        <text:list-item>
          <text:p text:style-name="P2"><text:span text:style-name="T6"><text:s text:c="12"/></text:span><text:span text:style-name="T5">return</text:span><text:span text:style-name="T6"> 3;</text:span></text:p>
        </text:list-item>
        <text:list-item>
          <text:p text:style-name="P8"><text:s text:c="8"/>}</text:p>
        </text:list-item>
        <text:list-item>
          <text:p text:style-name="P8"><text:s text:c="8"/></text:p>
        </text:list-item>
        <text:list-item>
          <text:p text:style-name="P2"><text:span text:style-name="T6"><text:s text:c="8"/></text:span><text:span text:style-name="T11">// Contient l'argument courant</text:span></text:p>
        </text:list-item>
        <text:list-item>
          <text:p text:style-name="P8"><text:s text:c="8"/>tmpArg = argv[paramCounter];</text:p>
        </text:list-item>
        <text:list-item>
          <text:p text:style-name="P2"/>
        </text:list-item>
        <text:list-item>
          <text:p text:style-name="P2"><text:span text:style-name="T6"><text:s text:c="8"/></text:span><text:span text:style-name="T11">// On teste si le fichier existe...</text:span></text:p>
        </text:list-item>
        <text:list-item>
          <text:p text:style-name="P2"><text:span text:style-name="T6"><text:s text:c="8"/></text:span><text:span text:style-name="T10">ifstream</text:span><text:span text:style-name="T6">* fMotCles = </text:span><text:span text:style-name="T5">new</text:span><text:span text:style-name="T6"> </text:span><text:span text:style-name="T10">ifstream</text:span><text:span text:style-name="T6">(tmpArg.c_str());</text:span></text:p>
        </text:list-item>
        <text:list-item>
          <text:p text:style-name="P2"><text:span text:style-name="T6"><text:s text:c="8"/></text:span><text:span text:style-name="T5">if</text:span><text:span text:style-name="T6">(!fMotCles)</text:span></text:p>
        </text:list-item>
        <text:list-item>
          <text:p text:style-name="P8"><text:s text:c="8"/>{</text:p>
        </text:list-item>
        <text:list-item>
          <text:p text:style-name="P2"><text:span text:style-name="T6"><text:s text:c="12"/>cerr &lt;&lt; </text:span><text:span text:style-name="T9">"E: Le fichier de mots clés n'est pas accessible ou n'existe pas."</text:span><text:span text:style-name="T6"> &lt;&lt; endl;</text:span></text:p>
        </text:list-item>
        <text:list-item>
          <text:p text:style-name="P2"><text:span text:style-name="T6"><text:s text:c="12"/></text:span><text:span text:style-name="T5">return</text:span><text:span text:style-name="T6"> 4;</text:span></text:p>
        </text:list-item>
        <text:list-item>
          <text:p text:style-name="P8"><text:s text:c="8"/>}</text:p>
        </text:list-item>
        <text:list-item>
          <text:p text:style-name="P2"><text:span text:style-name="T6"><text:s text:c="8"/></text:span><text:span text:style-name="T5">delete</text:span><text:span text:style-name="T6"> fMotCles; </text:span><text:span text:style-name="T11">// On le supprime : il n'a été créé que tester son accessiblité</text:span></text:p>
        </text:list-item>
        <text:list-item>
          <text:p text:style-name="P2"/>
        </text:list-item>
        <text:list-item>
          <text:p text:style-name="P2"><text:span text:style-name="T6"><text:s text:c="8"/></text:span><text:span text:style-name="T11">// Le fichier avec le nom tmpArg existe, donc on peut créer un parseur pour ce fichier...</text:span></text:p>
        </text:list-item>
        <text:list-item>
          <text:p text:style-name="P2"/>
        </text:list-item>
        <text:list-item>
          <text:p text:style-name="P2"><text:span text:style-name="T6"><text:s text:c="8"/></text:span><text:span text:style-name="T10">Parseur</text:span><text:span text:style-name="T6"> parseur(tmpArg);</text:span></text:p>
        </text:list-item>
        <text:list-item>
          <text:p text:style-name="P2"/>
        </text:list-item>
        <text:list-item>
          <text:p text:style-name="P2"><text:span text:style-name="T6"><text:s text:c="8"/></text:span><text:span text:style-name="T11">// ...et l'utiliser</text:span></text:p>
        </text:list-item>
        <text:list-item>
          <text:p text:style-name="P2"><text:span text:style-name="T6"><text:s text:c="8"/></text:span><text:span text:style-name="T10">string</text:span><text:span text:style-name="T6"> motcle = parseur.NextIdent()-&gt;</text:span><text:span text:style-name="T18">first</text:span><text:span text:style-name="T6">;</text:span></text:p>
        </text:list-item>
        <text:list-item>
          <text:p text:style-name="P2"><text:span text:style-name="T6"><text:s text:c="8"/></text:span><text:span text:style-name="T5">while</text:span><text:span text:style-name="T6">(motcle != </text:span><text:span text:style-name="T9">""</text:span><text:span text:style-name="T6">)</text:span></text:p>
        </text:list-item>
        <text:list-item>
          <text:p text:style-name="P8"><text:s text:c="8"/>{</text:p>
        </text:list-item>
        <text:list-item>
          <text:p text:style-name="P8"><text:s text:c="12"/>listeMotCles.AddMotCle(motcle);</text:p>
        </text:list-item>
        <text:list-item>
          <text:p text:style-name="P2"><text:span text:style-name="T6"><text:s text:c="12"/>motcle = parseur.NextIdent()-&gt;</text:span><text:span text:style-name="T18">first</text:span><text:span text:style-name="T6">;</text:span></text:p>
        </text:list-item>
        <text:list-item>
          <text:p text:style-name="P8"><text:s text:c="8"/>}</text:p>
        </text:list-item>
        <text:list-item>
          <text:p text:style-name="P2"/>
        </text:list-item>
        <text:list-item>
          <text:p text:style-name="P2"><text:span text:style-name="T6"><text:s text:c="8"/></text:span><text:span text:style-name="T5">if</text:span><text:span text:style-name="T6">(listeMotCles.IsVide())</text:span></text:p>
        </text:list-item>
        <text:list-item>
          <text:p text:style-name="P8"><text:s text:c="8"/>{</text:p>
        </text:list-item>
        <text:list-item>
          <text:p text:style-name="P2"><text:span text:style-name="T6"><text:s text:c="12"/>cerr &lt;&lt; </text:span><text:span text:style-name="T9">"E: Le fichier de mots clés n'est pas valide."</text:span><text:span text:style-name="T6"> &lt;&lt; endl;</text:span></text:p>
        </text:list-item>
        <text:list-item>
          <text:p text:style-name="P2"><text:span text:style-name="T6"><text:s text:c="12"/></text:span><text:span text:style-name="T5">return</text:span><text:span text:style-name="T6"> 5;</text:span></text:p>
        </text:list-item>
        <text:list-item>
          <text:p text:style-name="P8"><text:s text:c="8"/>}</text:p>
        </text:list-item>
        <text:list-item>
          <text:p text:style-name="P8"><text:s text:c="8"/></text:p>
        </text:list-item>
        <text:list-item>
          <text:p text:style-name="P8"><text:s text:c="8"/>paramCounter++;</text:p>
        </text:list-item>
        <text:list-item>
          <text:p text:style-name="P8"><text:s text:c="8"/></text:p>
        </text:list-item>
        <text:list-item>
          <text:p text:style-name="P8"><text:s text:c="4"/>}</text:p>
        </text:list-item>
        <text:list-item>
          <text:p text:style-name="P2"><text:span text:style-name="T6"><text:s text:c="4"/></text:span><text:span text:style-name="T5">else</text:span></text:p>
        </text:list-item>
        <text:list-item>
          <text:p text:style-name="P8"><text:soft-page-break/><text:s text:c="4"/>{</text:p>
        </text:list-item>
        <text:list-item>
          <text:p text:style-name="P2"><text:span text:style-name="T6"><text:s text:c="8"/></text:span><text:span text:style-name="T11">// Création de la liste des mot clés du C++ par défaut</text:span></text:p>
        </text:list-item>
        <text:list-item>
          <text:p text:style-name="P2"><text:span text:style-name="T6"><text:s text:c="8"/></text:span><text:span text:style-name="T11">// Cette liste est incorporée pour augmenter la portabilité de l'application</text:span></text:p>
        </text:list-item>
        <text:list-item>
          <text:p text:style-name="P2"><text:span text:style-name="T6"><text:s text:c="8"/></text:span><text:span text:style-name="T11">// (pas besoin de fichiers annexes).</text:span></text:p>
        </text:list-item>
        <text:list-item>
          <text:p text:style-name="P2"><text:span text:style-name="T6"><text:s text:c="8"/></text:span><text:span text:style-name="T5">const</text:span><text:span text:style-name="T6"> </text:span><text:span text:style-name="T5">int</text:span><text:span text:style-name="T6"> NB_MOTCLES = 63;</text:span></text:p>
        </text:list-item>
        <text:list-item>
          <text:p text:style-name="P2"><text:span text:style-name="T6"><text:s text:c="8"/></text:span><text:span text:style-name="T10">string</text:span><text:span text:style-name="T6"> mots[</text:span><text:span text:style-name="T6">] = {</text:span><text:span text:style-name="T9">"asm"</text:span><text:span text:style-name="T6">, </text:span><text:span text:style-name="T9">"auto"</text:span><text:span text:style-name="T6">, </text:span><text:span text:style-name="T9">"bool"</text:span><text:span text:style-name="T6">, </text:span><text:span text:style-name="T9">"break"</text:span><text:span text:style-name="T6">, </text:span><text:span text:style-name="T9">"case"</text:span><text:span text:style-name="T6">, </text:span><text:span text:style-name="T9">"catch"</text:span><text:span text:style-name="T6">, </text:span><text:span text:style-name="T9">"char"</text:span><text:span text:style-name="T6">, </text:span></text:p>
        </text:list-item>
        <text:list-item>
          <text:p text:style-name="P2"><text:span text:style-name="T6"><text:s text:c="25"/></text:span><text:span text:style-name="T9">"class"</text:span><text:span text:style-name="T6">, </text:span><text:span text:style-name="T9">"const"</text:span><text:span text:style-name="T6">, </text:span><text:span text:style-name="T9">"const_cast"</text:span><text:span text:style-name="T6">, </text:span><text:span text:style-name="T9">"continue"</text:span><text:span text:style-name="T6">, </text:span><text:span text:style-name="T9">"default"</text:span><text:span text:style-name="T6">,</text:span></text:p>
        </text:list-item>
        <text:list-item>
          <text:p text:style-name="P2"><text:span text:style-name="T6"><text:s text:c="25"/></text:span><text:span text:style-name="T9">"delete"</text:span><text:span text:style-name="T6">, </text:span><text:span text:style-name="T9">"do"</text:span><text:span text:style-name="T6">, </text:span><text:span text:style-name="T9">"double"</text:span><text:span text:style-name="T6">, </text:span><text:span text:style-name="T9">"dynamic_cast"</text:span><text:span text:style-name="T6">, </text:span><text:span text:style-name="T9">"else"</text:span><text:span text:style-name="T6">, </text:span><text:span text:style-name="T9">"enum"</text:span><text:span text:style-name="T6">,</text:span></text:p>
        </text:list-item>
        <text:list-item>
          <text:p text:style-name="P2"><text:span text:style-name="T6"><text:s text:c="25"/></text:span><text:span text:style-name="T9">"explicit"</text:span><text:span text:style-name="T6">, </text:span><text:span text:style-name="T9">"export"</text:span><text:span text:style-name="T6">, </text:span><text:span text:style-name="T9">"extern"</text:span><text:span text:style-name="T6">, </text:span><text:span text:style-name="T9">"false"</text:span><text:span text:style-name="T6">, </text:span><text:span text:style-name="T9">"float"</text:span><text:span text:style-name="T6">, </text:span><text:span text:style-name="T9">"for"</text:span><text:span text:style-name="T6">,</text:span></text:p>
        </text:list-item>
        <text:list-item>
          <text:p text:style-name="P2"><text:span text:style-name="T6"><text:s text:c="25"/></text:span><text:span text:style-name="T9">"friend"</text:span><text:span text:style-name="T6">, </text:span><text:span text:style-name="T9">"goto"</text:span><text:span text:style-name="T6">, </text:span><text:span text:style-name="T9">"if"</text:span><text:span text:style-name="T6">, </text:span><text:span text:style-name="T9">"inline"</text:span><text:span text:style-name="T6">, </text:span><text:span text:style-name="T9">"int"</text:span><text:span text:style-name="T6">, </text:span><text:span text:style-name="T9">"long"</text:span><text:span text:style-name="T6">, </text:span><text:span text:style-name="T9">"mutable"</text:span><text:span text:style-name="T6">,</text:span></text:p>
        </text:list-item>
        <text:list-item>
          <text:p text:style-name="P2"><text:span text:style-name="T6"><text:s text:c="25"/></text:span><text:span text:style-name="T9">"namespace"</text:span><text:span text:style-name="T6">, </text:span><text:span text:style-name="T9">"new"</text:span><text:span text:style-name="T6">, </text:span><text:span text:style-name="T9">"operator"</text:span><text:span text:style-name="T6">, </text:span><text:span text:style-name="T9">"private"</text:span><text:span text:style-name="T6">, </text:span><text:span text:style-name="T9">"protected"</text:span><text:span text:style-name="T6">,</text:span></text:p>
        </text:list-item>
        <text:list-item>
          <text:p text:style-name="P2"><text:span text:style-name="T6"><text:s text:c="25"/></text:span><text:span text:style-name="T9">"public"</text:span><text:span text:style-name="T6">, </text:span><text:span text:style-name="T9">"register"</text:span><text:span text:style-name="T6">, </text:span><text:span text:style-name="T9">"reinterpret_cast"</text:span><text:span text:style-name="T6">, </text:span><text:span text:style-name="T9">"return"</text:span><text:span text:style-name="T6">,</text:span></text:p>
        </text:list-item>
        <text:list-item>
          <text:p text:style-name="P2"><text:span text:style-name="T6"><text:s text:c="25"/></text:span><text:span text:style-name="T9">"short"</text:span><text:span text:style-name="T6">, </text:span><text:span text:style-name="T9">"signed"</text:span><text:span text:style-name="T6">, </text:span><text:span text:style-name="T9">"sizeof"</text:span><text:span text:style-name="T6">, </text:span><text:span text:style-name="T9">"static"</text:span><text:span text:style-name="T6">, </text:span><text:span text:style-name="T9">"static_cast"</text:span><text:span text:style-name="T6">,</text:span></text:p>
        </text:list-item>
        <text:list-item>
          <text:p text:style-name="P2"><text:span text:style-name="T6"><text:s text:c="25"/></text:span><text:span text:style-name="T9">"struct"</text:span><text:span text:style-name="T6">, </text:span><text:span text:style-name="T9">"switch"</text:span><text:span text:style-name="T6">, </text:span><text:span text:style-name="T9">"template"</text:span><text:span text:style-name="T6">, </text:span><text:span text:style-name="T9">"this"</text:span><text:span text:style-name="T6">, </text:span><text:span text:style-name="T9">"throw"</text:span><text:span text:style-name="T6">, </text:span><text:span text:style-name="T9">"true"</text:span><text:span text:style-name="T6">,</text:span></text:p>
        </text:list-item>
        <text:list-item>
          <text:p text:style-name="P2"><text:span text:style-name="T6"><text:s text:c="25"/></text:span><text:span text:style-name="T9">"try"</text:span><text:span text:style-name="T6">, </text:span><text:span text:style-name="T9">"typedef"</text:span><text:span text:style-name="T6">, </text:span><text:span text:style-name="T9">"typeid"</text:span><text:span text:style-name="T6">, </text:span><text:span text:style-name="T9">"typename"</text:span><text:span text:style-name="T6">, </text:span><text:span text:style-name="T9">"union"</text:span><text:span text:style-name="T6">, </text:span><text:span text:style-name="T9">"unsigned"</text:span><text:span text:style-name="T6">,</text:span></text:p>
        </text:list-item>
        <text:list-item>
          <text:p text:style-name="P2"><text:span text:style-name="T6"><text:s text:c="25"/></text:span><text:span text:style-name="T9">"using"</text:span><text:span text:style-name="T6">, </text:span><text:span text:style-name="T9">"virtual"</text:span><text:span text:style-name="T6">, </text:span><text:span text:style-name="T9">"void"</text:span><text:span text:style-name="T6">, </text:span><text:span text:style-name="T9">"volatile"</text:span><text:span text:style-name="T6">, </text:span><text:span text:style-name="T9">"wchar_t"</text:span><text:span text:style-name="T6">, </text:span><text:span text:style-name="T9">"while"</text:span><text:span text:style-name="T6">};</text:span></text:p>
        </text:list-item>
        <text:list-item>
          <text:p text:style-name="P2"><text:span text:style-name="T6"><text:s text:c="8"/></text:span><text:span text:style-name="T5">for</text:span><text:span text:style-name="T6">(</text:span><text:span text:style-name="T5">int</text:span><text:span text:style-name="T6"> i=0; i&lt;NB_MOTCLES; i++)</text:span></text:p>
        </text:list-item>
        <text:list-item>
          <text:p text:style-name="P8"><text:s text:c="8"/>{</text:p>
        </text:list-item>
        <text:list-item>
          <text:p text:style-name="P8"><text:s text:c="12"/>listeMotCles.AddMotCle(mots[i]);</text:p>
        </text:list-item>
        <text:list-item>
          <text:p text:style-name="P8"><text:s text:c="8"/>}</text:p>
        </text:list-item>
        <text:list-item>
          <text:p text:style-name="P8"><text:s text:c="4"/>}</text:p>
        </text:list-item>
        <text:list-item>
          <text:p text:style-name="P8"><text:s text:c="6"/></text:p>
        </text:list-item>
        <text:list-item>
          <text:p text:style-name="P2"><text:span text:style-name="T6"><text:s text:c="4"/></text:span><text:span text:style-name="T5">if</text:span><text:span text:style-name="T6">(argc - paramCounter == 0)</text:span></text:p>
        </text:list-item>
        <text:list-item>
          <text:p text:style-name="P8"><text:s text:c="4"/>{</text:p>
        </text:list-item>
        <text:list-item>
          <text:p text:style-name="P2"><text:span text:style-name="T6"><text:s text:c="8"/>cerr &lt;&lt; </text:span><text:span text:style-name="T9">"E: La liste des fichiers à analyser est vide."</text:span><text:span text:style-name="T6">;</text:span></text:p>
        </text:list-item>
        <text:list-item>
          <text:p text:style-name="P2"><text:span text:style-name="T6"><text:s text:c="8"/></text:span><text:span text:style-name="T5">return</text:span><text:span text:style-name="T6"> 10;</text:span></text:p>
        </text:list-item>
        <text:list-item>
          <text:p text:style-name="P8"><text:s text:c="4"/>}</text:p>
        </text:list-item>
        <text:list-item>
          <text:p text:style-name="P8"><text:s text:c="4"/></text:p>
        </text:list-item>
        <text:list-item>
          <text:p text:style-name="P2"><text:span text:style-name="T6"><text:s text:c="4"/></text:span><text:span text:style-name="T10">vector</text:span><text:span text:style-name="T6">&lt;</text:span><text:span text:style-name="T10">string</text:span><text:span text:style-name="T6">&gt; listFichiers(argc - paramCounter);</text:span></text:p>
        </text:list-item>
        <text:list-item>
          <text:p text:style-name="P8"><text:s text:c="4"/></text:p>
        </text:list-item>
        <text:list-item>
          <text:p text:style-name="P2"><text:span text:style-name="T6"><text:s text:c="4"/></text:span><text:span text:style-name="T5">for</text:span><text:span text:style-name="T6">(</text:span><text:span text:style-name="T5">int</text:span><text:span text:style-name="T6"> i = paramCounter; i &lt; (</text:span><text:span text:style-name="T5">int</text:span><text:span text:style-name="T6">) argc; i++)</text:span></text:p>
        </text:list-item>
        <text:list-item>
          <text:p text:style-name="P8"><text:s text:c="4"/>{</text:p>
        </text:list-item>
        <text:list-item>
          <text:p text:style-name="P2"><text:span text:style-name="T6"><text:s text:c="8"/></text:span><text:span text:style-name="T11">// On vérifie si les fichiers existent bien, dès maintenant</text:span></text:p>
        </text:list-item>
        <text:list-item>
          <text:p text:style-name="P2"><text:span text:style-name="T6"><text:s text:c="8"/></text:span><text:span text:style-name="T10">ifstream</text:span><text:span text:style-name="T6"> unFichier;</text:span></text:p>
        </text:list-item>
        <text:list-item>
          <text:p text:style-name="P8"><text:s text:c="8"/>unFichier.open(argv[i]);</text:p>
        </text:list-item>
        <text:list-item>
          <text:p text:style-name="P2"><text:span text:style-name="T6"><text:s text:c="8"/></text:span><text:span text:style-name="T5">if</text:span><text:span text:style-name="T6">(!unFichier) {</text:span></text:p>
        </text:list-item>
        <text:list-item>
          <text:p text:style-name="P2"><text:span text:style-name="T6"><text:s text:c="12"/>cerr &lt;&lt; </text:span><text:span text:style-name="T9">"E: Le fichier "</text:span><text:span text:style-name="T6"> &lt;&lt; argv[i]</text:span></text:p>
        </text:list-item>
        <text:list-item>
          <text:p text:style-name="P2"><text:span text:style-name="T6"><text:s text:c="17"/>&lt;&lt; </text:span><text:span text:style-name="T9">" est inconnu ou inaccessible en lecture."</text:span><text:span text:style-name="T6"> &lt;&lt; endl;</text:span></text:p>
        </text:list-item>
        <text:list-item>
          <text:p text:style-name="P2"><text:span text:style-name="T6"><text:s text:c="12"/></text:span><text:span text:style-name="T5">return</text:span><text:span text:style-name="T6"> 11;</text:span></text:p>
        </text:list-item>
        <text:list-item>
          <text:p text:style-name="P8"><text:s text:c="8"/>}</text:p>
        </text:list-item>
        <text:list-item>
          <text:p text:style-name="P8"><text:s text:c="8"/>listFichiers[i - paramCounter] = argv[i];</text:p>
        </text:list-item>
        <text:list-item>
          <text:p text:style-name="P8"><text:s text:c="4"/>}</text:p>
        </text:list-item>
        <text:list-item>
          <text:p text:style-name="P8"><text:s text:c="4"/></text:p>
        </text:list-item>
        <text:list-item>
          <text:p text:style-name="P8"><text:s text:c="4"/></text:p>
        </text:list-item>
        <text:list-item>
          <text:p text:style-name="P2"><text:span text:style-name="T6"><text:s text:c="4"/></text:span><text:span text:style-name="T10">Analyseur</text:span><text:span text:style-name="T6"> unAnalyseur(listeMotCles, listFichiers, exclusion);</text:span></text:p>
        </text:list-item>
        <text:list-item>
          <text:p text:style-name="P2"/>
        </text:list-item>
        <text:list-item>
          <text:p text:style-name="P2"><text:span text:style-name="T6"><text:s text:c="4"/></text:span><text:span text:style-name="T11">//Lancement de l'analyse des fichiers</text:span></text:p>
        </text:list-item>
        <text:list-item>
          <text:p text:style-name="P2"><text:span text:style-name="T6"><text:s text:c="4"/></text:span><text:span text:style-name="T10">Index</text:span><text:span text:style-name="T6"> * lindex = unAnalyseur.Run();</text:span></text:p>
        </text:list-item>
        <text:list-item>
          <text:p text:style-name="P2"/>
        </text:list-item>
        <text:list-item>
          <text:p text:style-name="P2"><text:span text:style-name="T6"><text:s text:c="4"/></text:span><text:span text:style-name="T11">// Si la recherche n'a retourné absolument aucun résultat...</text:span></text:p>
        </text:list-item>
        <text:list-item>
          <text:p text:style-name="P2"><text:span text:style-name="T6"><text:s text:c="4"/></text:span><text:span text:style-name="T5">if</text:span><text:span text:style-name="T6">(!lindex-&gt;HasNextIdent()){</text:span></text:p>
        </text:list-item>
        <text:list-item>
          <text:p text:style-name="P2"><text:span text:style-name="T6"><text:s text:c="8"/>cerr &lt;&lt; </text:span><text:span text:style-name="T9">"W: La recherche des mots clés n'a donné aucun résultat."</text:span><text:span text:style-name="T6"> &lt;&lt; endl;</text:span></text:p>
        </text:list-item>
        <text:list-item>
          <text:p text:style-name="P2"><text:span text:style-name="T6"><text:s text:c="8"/></text:span><text:span text:style-name="T5">return</text:span><text:span text:style-name="T6"> 0; </text:span><text:span text:style-name="T11">// Ce n'est pas une erreur : code d'erreur nul</text:span></text:p>
        </text:list-item>
        <text:list-item>
          <text:p text:style-name="P8"><text:s text:c="4"/>}</text:p>
        </text:list-item>
        <text:list-item>
          <text:p text:style-name="P8"><text:s text:c="4"/></text:p>
        </text:list-item>
        <text:list-item>
          <text:p text:style-name="P2"><text:span text:style-name="T6"><text:s text:c="4"/></text:span><text:span text:style-name="T11">// Affichage du résultat de la recherche, en moins de quinze lignes ;</text:span></text:p>
        </text:list-item>
        <text:list-item>
          <text:p text:style-name="P2"><text:span text:style-name="T6"><text:s text:c="4"/></text:span><text:span text:style-name="T11">// toute la complexité du parcours de l'arbre/la map est située du</text:span></text:p>
        </text:list-item>
        <text:list-item>
          <text:p text:style-name="P2"><text:span text:style-name="T6"><text:s text:c="4"/></text:span><text:span text:style-name="T11">// côté de l'Index et est masquée à l'utilisateur de l'objet</text:span></text:p>
        </text:list-item>
        <text:list-item>
          <text:p text:style-name="P2"><text:span text:style-name="T6"><text:s text:c="4"/></text:span><text:span text:style-name="T5">while</text:span><text:span text:style-name="T6">(lindex-&gt;HasNextIdent())</text:span></text:p>
        </text:list-item>
        <text:list-item>
          <text:p text:style-name="P8"><text:s text:c="4"/>{</text:p>
        </text:list-item>
        <text:list-item>
          <text:p text:style-name="P8"><text:s text:c="8"/>cout &lt;&lt; lindex-&gt;NextIdent();</text:p>
        </text:list-item>
        <text:list-item>
          <text:p text:style-name="P2"/>
        </text:list-item>
        <text:list-item>
          <text:p text:style-name="P2"><text:span text:style-name="T6"><text:s text:c="8"/></text:span><text:span text:style-name="T5">while</text:span><text:span text:style-name="T6">(lindex-&gt;HasNextFile())</text:span></text:p>
        </text:list-item>
        <text:list-item>
          <text:p text:style-name="P8"><text:s text:c="8"/>{</text:p>
        </text:list-item>
        <text:list-item>
          <text:p text:style-name="P2"><text:soft-page-break/><text:span text:style-name="T6"><text:s text:c="12"/>cout &lt;&lt; </text:span><text:span text:style-name="T9">"\t"</text:span><text:span text:style-name="T6"> &lt;&lt; lindex-&gt;NextFile();</text:span></text:p>
        </text:list-item>
        <text:list-item>
          <text:p text:style-name="P2"/>
        </text:list-item>
        <text:list-item>
          <text:p text:style-name="P2"><text:span text:style-name="T6"><text:s text:c="12"/></text:span><text:span text:style-name="T5">while</text:span><text:span text:style-name="T6">(lindex-&gt;HasNextLine())</text:span></text:p>
        </text:list-item>
        <text:list-item>
          <text:p text:style-name="P8"><text:s text:c="12"/>{</text:p>
        </text:list-item>
        <text:list-item>
          <text:p text:style-name="P2"><text:span text:style-name="T6"><text:s text:c="16"/>cout &lt;&lt; </text:span><text:span text:style-name="T9">" "</text:span><text:span text:style-name="T6"> &lt;&lt; lindex-&gt;NextLine();</text:span></text:p>
        </text:list-item>
        <text:list-item>
          <text:p text:style-name="P8"><text:s text:c="12"/>}</text:p>
        </text:list-item>
        <text:list-item>
          <text:p text:style-name="P8"><text:s text:c="8"/>}</text:p>
        </text:list-item>
        <text:list-item>
          <text:p text:style-name="P8"><text:s text:c="8"/>cout &lt;&lt; endl;</text:p>
        </text:list-item>
        <text:list-item>
          <text:p text:style-name="P8"><text:s text:c="4"/>}</text:p>
        </text:list-item>
        <text:list-item>
          <text:p text:style-name="P2"/>
        </text:list-item>
        <text:list-item>
          <text:p text:style-name="P2"><text:span text:style-name="T6"><text:s text:c="4"/></text:span><text:span text:style-name="T5">return</text:span><text:span text:style-name="T6"> 0;</text:span></text:p>
        </text:list-item>
        <text:list-item>
          <text:p text:style-name="P8">}</text:p>
        </text:list-item>
        <text:list-item>
          <text:p text:style-name="P2"/>
        </text:list-item>
        <text:list-item>
          <text:p text:style-name="P5">//================================================================== PRIVE</text:p>
        </text:list-item>
        <text:list-item>
          <text:p text:style-name="P2"/>
        </text:list-item>
        <text:list-item>
          <text:p text:style-name="P5">//----------------------------------------------------- Méthodes protégées</text:p>
        </text:list-item>
        <text:list-item>
          <text:p text:style-name="P2"/>
        </text:list-item>
        <text:list-item>
          <text:p text:style-name="P2"><text:span text:style-name="T5">void</text:span><text:span text:style-name="T6"> </text:span><text:span text:style-name="T7">Main::printUsage</text:span><text:span text:style-name="T6">(</text:span><text:span text:style-name="T5">const</text:span><text:span text:style-name="T6"> </text:span><text:span text:style-name="T5">char</text:span><text:span text:style-name="T6"> * nomprogramme)</text:span></text:p>
        </text:list-item>
        <text:list-item>
          <text:p text:style-name="P8">{</text:p>
        </text:list-item>
        <text:list-item>
          <text:p text:style-name="P3"><text:span text:style-name="T6"><text:s text:c="4"/>cerr &lt;&lt; </text:span><text:span text:style-name="T9">"Usage: "</text:span><text:span text:style-name="T6"> &lt;&lt; nomprogramme </text:span></text:p>
        </text:list-item>
        <text:list-item>
          <text:p text:style-name="P3"><text:span text:style-name="T6"><text:s text:c="9"/>&lt;&lt; </text:span><text:span text:style-name="T9">" [-e] [-k &lt;keyword file&gt;] file1 [file2 ...]"</text:span><text:span text:style-name="T6"> &lt;&lt; endl;</text:span></text:p>
        </text:list-item>
        <text:list-item>
          <text:p text:style-name="P8">}</text:p>
        </text:list-item>
      </text:list>
      <text:p text:style-name="P17"><text:span text:style-name="T4"/></text:p>
      <text:h text:style-name="P20" text:outline-level="3"><text:span text:style-name="T4">Analyseur.h</text:span></text:h>
      <text:list xml:id="list1459327128" text:continue-list="list201206240" text:style-name="Numbering_20_1">
        <text:list-item text:start-value="1">
          <text:p text:style-name="P4"><text:span text:style-name="T4">/*************************************************************************</text:span></text:p>
        </text:list-item>
        <text:list-item>
          <text:p text:style-name="P5"><text:s/>Analyseur - Recherche les références contenues dans les fichiers.</text:p>
        </text:list-item>
        <text:list-item>
          <text:p text:style-name="P5"><text:s/>-------------------</text:p>
        </text:list-item>
        <text:list-item>
          <text:p text:style-name="P5"><text:s/>début <text:s text:c="15"/>: 19 nov. 2010</text:p>
        </text:list-item>
        <text:list-item>
          <text:p text:style-name="P5"><text:s/>copyright <text:s text:c="11"/>: (C) 2010 par ssignoud et t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 Interface de la classe &lt;Analyseur&gt; (fichier Analyseur.h) ]======</text:p>
        </text:list-item>
        <text:list-item>
          <text:p text:style-name="P2"/>
        </text:list-item>
        <text:list-item>
          <text:p text:style-name="P2"><text:span text:style-name="T5">#if</text:span><text:span text:style-name="T6"> ! defined ( ANALYSEUR_H_ )</text:span></text:p>
        </text:list-item>
        <text:list-item>
          <text:p text:style-name="P2"><text:span text:style-name="T5">#define</text:span><text:span text:style-name="T6"> ANALYSEUR_H_</text:span></text:p>
        </text:list-item>
        <text:list-item>
          <text:p text:style-name="P2"/>
        </text:list-item>
        <text:list-item>
          <text:p text:style-name="P5">//--------------------------------------------------- Interfaces utilisées</text:p>
        </text:list-item>
        <text:list-item>
          <text:p text:style-name="P2"><text:span text:style-name="T5">#include</text:span><text:span text:style-name="T6"> </text:span><text:span text:style-name="T9">&lt;set&gt;</text:span></text:p>
        </text:list-item>
        <text:list-item>
          <text:p text:style-name="P2"><text:span text:style-name="T5">#include</text:span><text:span text:style-name="T6"> </text:span><text:span text:style-name="T9">&lt;string&gt;</text:span></text:p>
        </text:list-item>
        <text:list-item>
          <text:p text:style-name="P2"><text:span text:style-name="T5">#include</text:span><text:span text:style-name="T6"> </text:span><text:span text:style-name="T9">&lt;vector&gt;</text:span></text:p>
        </text:list-item>
        <text:list-item>
          <text:p text:style-name="P2"/>
        </text:list-item>
        <text:list-item>
          <text:p text:style-name="P2"><text:span text:style-name="T5">#include</text:span><text:span text:style-name="T6"> </text:span><text:span text:style-name="T9">"ListeMotCles.h"</text:span></text:p>
        </text:list-item>
        <text:list-item>
          <text:p text:style-name="P2"><text:span text:style-name="T5">#include</text:span><text:span text:style-name="T6"> </text:span><text:span text:style-name="T9">"Index.h"</text:span></text:p>
        </text:list-item>
        <text:list-item>
          <text:p text:style-name="P2"/>
        </text:list-item>
        <text:list-item>
          <text:p text:style-name="P5">/**</text:p>
        </text:list-item>
        <text:list-item>
          <text:p text:style-name="P5"><text:s/>* Recherche les références contenues dans les fichiers.</text:p>
        </text:list-item>
        <text:list-item>
          <text:p text:style-name="P5"><text:s/>*</text:p>
        </text:list-item>
        <text:list-item>
          <text:p text:style-name="P5"><text:s/>* Cette classe effectue le travail demandé par Main, avec les fichiers</text:p>
        </text:list-item>
        <text:list-item>
          <text:p text:style-name="P5"><text:s/>* dont les noms sont donnés lors de sa construction. Il effectue ce</text:p>
        </text:list-item>
        <text:list-item>
          <text:p text:style-name="P5"><text:s/>* travail en faisant appel à la classe Parseur, et ajoute les occurences</text:p>
        </text:list-item>
        <text:list-item>
          <text:p text:style-name="P5"><text:s/>* trouvées à un Index.</text:p>
        </text:list-item>
        <text:list-item>
          <text:p text:style-name="P5"><text:s/>*/</text:p>
        </text:list-item>
        <text:list-item>
          <text:p text:style-name="P2"><text:span text:style-name="T5">class</text:span><text:span text:style-name="T6"> </text:span><text:span text:style-name="T10">Analyseur</text:span></text:p>
        </text:list-item>
        <text:list-item>
          <text:p text:style-name="P8">{</text:p>
        </text:list-item>
        <text:list-item>
          <text:p text:style-name="P2"/>
        </text:list-item>
        <text:list-item>
          <text:p text:style-name="P2"><text:span text:style-name="T6"><text:s text:c="4"/></text:span><text:span text:style-name="T5">public</text:span><text:span text:style-name="T6"> :</text:span></text:p>
        </text:list-item>
        <text:list-item>
          <text:p text:style-name="P2"/>
        </text:list-item>
        <text:list-item>
          <text:p text:style-name="P2"><text:span text:style-name="T6"><text:s text:c="8"/></text:span><text:span text:style-name="T11">//----------------------------------------------------- Méthodes publiques</text:span></text:p>
        </text:list-item>
        <text:list-item>
          <text:p text:style-name="P2"/>
        </text:list-item>
        <text:list-item>
          <text:p text:style-name="P2"><text:span text:style-name="T6"><text:s text:c="8"/></text:span><text:span text:style-name="T11">/**</text:span></text:p>
        </text:list-item>
        <text:list-item>
          <text:p text:style-name="P5"><text:s text:c="9"/>* Lance l'analyseur.</text:p>
        </text:list-item>
        <text:list-item>
          <text:p text:style-name="P5"><text:s text:c="9"/>*</text:p>
        </text:list-item>
        <text:list-item>
          <text:p text:style-name="P5"><text:s text:c="9"/>* @return Un index prêt à être utilisé.</text:p>
        </text:list-item>
        <text:list-item>
          <text:p text:style-name="P5"><text:s text:c="9"/>*/</text:p>
        </text:list-item>
        <text:list-item>
          <text:p text:style-name="P2"><text:span text:style-name="T6"><text:s text:c="8"/></text:span><text:span text:style-name="T10">Index</text:span><text:span text:style-name="T6"> * </text:span><text:span text:style-name="T7">Run</text:span><text:span text:style-name="T6">();</text:span></text:p>
        </text:list-item>
        <text:list-item>
          <text:p text:style-name="P2"/>
        </text:list-item>
        <text:list-item>
          <text:p text:style-name="P2"><text:span text:style-name="T6"><text:s text:c="8"/></text:span><text:span text:style-name="T11">//------------------------------------------------- Surcharge d'opérateurs</text:span></text:p>
        </text:list-item>
        <text:list-item>
          <text:p text:style-name="P2"/>
        </text:list-item>
        <text:list-item>
          <text:p text:style-name="P2"><text:span text:style-name="T6"><text:s text:c="8"/></text:span><text:span text:style-name="T11">/**</text:span></text:p>
        </text:list-item>
        <text:list-item>
          <text:p text:style-name="P5"><text:s text:c="9"/>* Affecte les données d'unAnalyseur à l'analyseur.</text:p>
        </text:list-item>
        <text:list-item>
          <text:p text:style-name="P5"><text:s text:c="9"/>* @param unAnalyseur Analyseur d'où proviendront les données affectées</text:p>
        </text:list-item>
        <text:list-item>
          <text:p text:style-name="P5"><text:s text:c="9"/>* à l'analyseur.</text:p>
        </text:list-item>
        <text:list-item>
          <text:p text:style-name="P5"><text:s text:c="9"/>* @return L'analyseur, avec les données d'unAnalyseur.</text:p>
        </text:list-item>
        <text:list-item>
          <text:p text:style-name="P5"><text:s text:c="9"/>*/</text:p>
        </text:list-item>
        <text:list-item>
          <text:p text:style-name="P2"><text:span text:style-name="T6"><text:s text:c="8"/></text:span><text:span text:style-name="T10">Analyseur</text:span><text:span text:style-name="T6"> &amp; </text:span><text:span text:style-name="T7">operator =</text:span><text:span text:style-name="T6">(</text:span><text:span text:style-name="T5">const</text:span><text:span text:style-name="T6"> </text:span><text:span text:style-name="T10">Analyseur</text:span><text:span text:style-name="T6"> &amp; unAnalyseur);</text:span></text:p>
        </text:list-item>
        <text:list-item>
          <text:p text:style-name="P2"/>
        </text:list-item>
        <text:list-item>
          <text:p text:style-name="P2"><text:span text:style-name="T6"><text:s text:c="8"/></text:span><text:span text:style-name="T11">//-------------------------------------------- Constructeurs - destructeur</text:span></text:p>
        </text:list-item>
        <text:list-item>
          <text:p text:style-name="P2"/>
        </text:list-item>
        <text:list-item>
          <text:p text:style-name="P2"><text:soft-page-break/><text:span text:style-name="T6"><text:s text:c="8"/></text:span><text:span text:style-name="T11">/**</text:span></text:p>
        </text:list-item>
        <text:list-item>
          <text:p text:style-name="P5"><text:s text:c="9"/>* Construit un Analyseur.</text:p>
        </text:list-item>
        <text:list-item>
          <text:p text:style-name="P5"><text:s text:c="9"/>*</text:p>
        </text:list-item>
        <text:list-item>
          <text:p text:style-name="P5"><text:s text:c="9"/>* @param listeMotCles Liste de mots clés à rechercher (ou à ne pas rechercher)</text:p>
        </text:list-item>
        <text:list-item>
          <text:p text:style-name="P5"><text:s text:c="9"/>* dans les fichiers.</text:p>
        </text:list-item>
        <text:list-item>
          <text:p text:style-name="P5"><text:s text:c="9"/>* @param fichiers Vecteurs de noms de fichiers dans lesquels la recherche</text:p>
        </text:list-item>
        <text:list-item>
          <text:p text:style-name="P5"><text:s text:c="9"/>* doit se faire.</text:p>
        </text:list-item>
        <text:list-item>
          <text:p text:style-name="P5"><text:s text:c="9"/>* @param exclusion Booléen indiquant si les mots indiqués sont exclus de la</text:p>
        </text:list-item>
        <text:list-item>
          <text:p text:style-name="P5"><text:s text:c="9"/>* recherche (true) ou au contraire sont les seuls à être recherchés (false).</text:p>
        </text:list-item>
        <text:list-item>
          <text:p text:style-name="P5"><text:s text:c="9"/>*/</text:p>
        </text:list-item>
        <text:list-item>
          <text:p text:style-name="P3"><text:span text:style-name="T6"><text:s text:c="8"/></text:span><text:span text:style-name="T7">Analyseur</text:span><text:span text:style-name="T6">(</text:span><text:span text:style-name="T10">ListeMotCles</text:span><text:span text:style-name="T6"> listeMotCles, std::</text:span><text:span text:style-name="T10">vector</text:span><text:span text:style-name="T6">&lt;std::</text:span><text:span text:style-name="T10">string</text:span><text:span text:style-name="T6">&gt; fichiers,</text:span></text:p>
        </text:list-item>
        <text:list-item>
          <text:p text:style-name="P3"><text:span text:style-name="T6"><text:s text:c="18"/></text:span><text:span text:style-name="T5">bool</text:span><text:span text:style-name="T6"> exclusion);</text:span></text:p>
        </text:list-item>
        <text:list-item>
          <text:p text:style-name="P2"/>
        </text:list-item>
        <text:list-item>
          <text:p text:style-name="P2"><text:span text:style-name="T6"><text:s text:c="8"/></text:span><text:span text:style-name="T11">/**</text:span></text:p>
        </text:list-item>
        <text:list-item>
          <text:p text:style-name="P5"><text:s text:c="9"/>* Construit un Analyseur à partir des données d'un autre (constructeur</text:p>
        </text:list-item>
        <text:list-item>
          <text:p text:style-name="P5"><text:s text:c="9"/>* par copie).</text:p>
        </text:list-item>
        <text:list-item>
          <text:p text:style-name="P5"><text:s text:c="9"/>* @param unAnalyseur Analyseur à partir duquel les données vont être copiées.</text:p>
        </text:list-item>
        <text:list-item>
          <text:p text:style-name="P5"><text:s text:c="9"/>*/</text:p>
        </text:list-item>
        <text:list-item>
          <text:p text:style-name="P2"><text:span text:style-name="T6"><text:s text:c="8"/></text:span><text:span text:style-name="T7">Analyseur</text:span><text:span text:style-name="T6">(</text:span><text:span text:style-name="T5">const</text:span><text:span text:style-name="T6"> </text:span><text:span text:style-name="T10">Analyseur</text:span><text:span text:style-name="T6"> &amp; unAnalyseur);</text:span></text:p>
        </text:list-item>
        <text:list-item>
          <text:p text:style-name="P2"/>
        </text:list-item>
        <text:list-item>
          <text:p text:style-name="P2"><text:span text:style-name="T6"><text:s text:c="8"/></text:span><text:span text:style-name="T11">/**</text:span></text:p>
        </text:list-item>
        <text:list-item>
          <text:p text:style-name="P5"><text:s text:c="9"/>* Détruit l'analyseur.</text:p>
        </text:list-item>
        <text:list-item>
          <text:p text:style-name="P5"><text:s text:c="9"/>*/</text:p>
        </text:list-item>
        <text:list-item>
          <text:p text:style-name="P2"><text:span text:style-name="T6"><text:s text:c="8"/></text:span><text:span text:style-name="T5">virtual</text:span><text:span text:style-name="T6"> </text:span><text:span text:style-name="T7">~Analyseur</text:span><text:span text:style-name="T6">();</text:span></text:p>
        </text:list-item>
        <text:list-item>
          <text:p text:style-name="P2"/>
        </text:list-item>
        <text:list-item>
          <text:p text:style-name="P2"><text:span text:style-name="T6"><text:s text:c="4"/></text:span><text:span text:style-name="T5">protected</text:span><text:span text:style-name="T6">:</text:span></text:p>
        </text:list-item>
        <text:list-item>
          <text:p text:style-name="P2"><text:span text:style-name="T6"><text:s text:c="8"/></text:span><text:span text:style-name="T11">/**</text:span></text:p>
        </text:list-item>
        <text:list-item>
          <text:p text:style-name="P5"><text:s text:c="9"/>* Contient les mots clés à rechercher, renseignés lors de la construction</text:p>
        </text:list-item>
        <text:list-item>
          <text:p text:style-name="P5"><text:s text:c="9"/>* de l'objet.</text:p>
        </text:list-item>
        <text:list-item>
          <text:p text:style-name="P5"><text:s text:c="9"/>*/</text:p>
        </text:list-item>
        <text:list-item>
          <text:p text:style-name="P2"><text:span text:style-name="T6"><text:s text:c="8"/></text:span><text:span text:style-name="T10">ListeMotCles</text:span><text:span text:style-name="T6"> </text:span><text:span text:style-name="T18">motscles</text:span><text:span text:style-name="T6">;</text:span></text:p>
        </text:list-item>
        <text:list-item>
          <text:p text:style-name="P2"/>
        </text:list-item>
        <text:list-item>
          <text:p text:style-name="P2"><text:span text:style-name="T6"><text:s text:c="8"/></text:span><text:span text:style-name="T11">/**</text:span></text:p>
        </text:list-item>
        <text:list-item>
          <text:p text:style-name="P5"><text:s text:c="9"/>* Noms des fichiers qui doivent être analysés.</text:p>
        </text:list-item>
        <text:list-item>
          <text:p text:style-name="P5"><text:s text:c="9"/>*/</text:p>
        </text:list-item>
        <text:list-item>
          <text:p text:style-name="P2"><text:span text:style-name="T6"><text:s text:c="8"/>std::</text:span><text:span text:style-name="T10">vector</text:span><text:span text:style-name="T6">&lt;std::</text:span><text:span text:style-name="T10">string</text:span><text:span text:style-name="T6">&gt; </text:span><text:span text:style-name="T18">nomsFichiers</text:span><text:span text:style-name="T6">;</text:span></text:p>
        </text:list-item>
        <text:list-item>
          <text:p text:style-name="P2"/>
        </text:list-item>
        <text:list-item>
          <text:p text:style-name="P2"><text:span text:style-name="T6"><text:s text:c="8"/></text:span><text:span text:style-name="T11">/**</text:span></text:p>
        </text:list-item>
        <text:list-item>
          <text:p text:style-name="P5"><text:s text:c="9"/>* Indique si les mots clés inclus dans motscles sont à exclure, ou au</text:p>
        </text:list-item>
        <text:list-item>
          <text:p text:style-name="P5"><text:s text:c="9"/>* contraire s'ils sont les seuls à être retournés.</text:p>
        </text:list-item>
        <text:list-item>
          <text:p text:style-name="P5"><text:s text:c="9"/>*/</text:p>
        </text:list-item>
        <text:list-item>
          <text:p text:style-name="P2"><text:span text:style-name="T6"><text:s text:c="8"/></text:span><text:span text:style-name="T5">bool</text:span><text:span text:style-name="T6"> </text:span><text:span text:style-name="T18">motsExclus</text:span><text:span text:style-name="T6">;</text:span></text:p>
        </text:list-item>
        <text:list-item>
          <text:p text:style-name="P2"/>
        </text:list-item>
        <text:list-item>
          <text:p text:style-name="P8">};</text:p>
        </text:list-item>
        <text:list-item>
          <text:p text:style-name="P2"/>
        </text:list-item>
        <text:list-item>
          <text:p text:style-name="P2"><text:span text:style-name="T5">#endif</text:span><text:span text:style-name="T6"> </text:span><text:span text:style-name="T11">// ANALYSEUR_H_</text:span></text:p>
        </text:list-item>
      </text:list>
      <text:p text:style-name="P17"><text:span text:style-name="T4"/></text:p>
      <text:h text:style-name="P20" text:outline-level="3"><text:span text:style-name="T4">Analyseur.cpp</text:span></text:h>
      <text:list xml:id="list2022812988" text:continue-list="list1459327128" text:style-name="Numbering_20_1">
        <text:list-item text:start-value="1">
          <text:p text:style-name="P4"><text:span text:style-name="T4">/*************************************************************************</text:span></text:p>
        </text:list-item>
        <text:list-item>
          <text:p text:style-name="P5"><text:s/>Analyseur - Recherche les références contenues dans les fichiers.</text:p>
        </text:list-item>
        <text:list-item>
          <text:p text:style-name="P5"><text:s/>-------------------</text:p>
        </text:list-item>
        <text:list-item>
          <text:p text:style-name="P5"><text:s/>début <text:s text:c="15"/>: 19 nov. 2010</text:p>
        </text:list-item>
        <text:list-item>
          <text:p text:style-name="P5"><text:s/>copyright <text:s text:c="11"/>: (C) 2010 par ssignoud et t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 Réalisation de la classe &lt;Analyseur&gt; (fichier Analyseur.cpp) ]===</text:p>
        </text:list-item>
        <text:list-item>
          <text:p text:style-name="P2"/>
        </text:list-item>
        <text:list-item>
          <text:p text:style-name="P5">//================================================================ INCLUDE</text:p>
        </text:list-item>
        <text:list-item>
          <text:p text:style-name="P2"/>
        </text:list-item>
        <text:list-item>
          <text:p text:style-name="P5">//-------------------------------------------------------- Include système</text:p>
        </text:list-item>
        <text:list-item>
          <text:p text:style-name="P2"><text:span text:style-name="T5">using</text:span><text:span text:style-name="T6"> </text:span><text:span text:style-name="T5">namespace</text:span><text:span text:style-name="T6"> std;</text:span></text:p>
        </text:list-item>
        <text:list-item>
          <text:p text:style-name="P2"><text:span text:style-name="T5">#include</text:span><text:span text:style-name="T6"> </text:span><text:span text:style-name="T9">&lt;iostream&gt;</text:span></text:p>
        </text:list-item>
        <text:list-item>
          <text:p text:style-name="P2"><text:span text:style-name="T5">#include</text:span><text:span text:style-name="T6"> </text:span><text:span text:style-name="T9">&lt;fstream&gt;</text:span></text:p>
        </text:list-item>
        <text:list-item>
          <text:p text:style-name="P2"/>
        </text:list-item>
        <text:list-item>
          <text:p text:style-name="P5">//------------------------------------------------------ Include personnel</text:p>
        </text:list-item>
        <text:list-item>
          <text:p text:style-name="P2"><text:span text:style-name="T5">#include</text:span><text:span text:style-name="T6"> </text:span><text:span text:style-name="T9">"Analyseur.h"</text:span></text:p>
        </text:list-item>
        <text:list-item>
          <text:p text:style-name="P2"><text:span text:style-name="T5">#include</text:span><text:span text:style-name="T6"> </text:span><text:span text:style-name="T9">"ListeMotCles.h"</text:span></text:p>
        </text:list-item>
        <text:list-item>
          <text:p text:style-name="P2"><text:span text:style-name="T5">#include</text:span><text:span text:style-name="T6"> </text:span><text:span text:style-name="T9">"Index.h"</text:span></text:p>
        </text:list-item>
        <text:list-item>
          <text:p text:style-name="P2"><text:span text:style-name="T5">#include</text:span><text:span text:style-name="T6"> </text:span><text:span text:style-name="T9">"Parseur.h"</text:span></text:p>
        </text:list-item>
        <text:list-item>
          <text:p text:style-name="P2"/>
        </text:list-item>
        <text:list-item>
          <text:p text:style-name="P5">//================================================================= PUBLIC</text:p>
        </text:list-item>
        <text:list-item>
          <text:p text:style-name="P2"/>
        </text:list-item>
        <text:list-item>
          <text:p text:style-name="P5">/**</text:p>
        </text:list-item>
        <text:list-item>
          <text:p text:style-name="P5"><text:s/>* @algorithm Pour tous les fichiers, un Parseur est créé. On boucle</text:p>
        </text:list-item>
        <text:list-item>
          <text:p text:style-name="P5"><text:s/>* tant que ce parseur renvoie un identificateur, et on teste si cet</text:p>
        </text:list-item>
        <text:list-item>
          <text:p text:style-name="P5"><text:s/>* identificateur est un identifiant (ou mot clé). Si c'est le cas</text:p>
        </text:list-item>
        <text:list-item>
          <text:p text:style-name="P5"><text:s/>* ou si ça n'est pas le cas (selon le booléen motsExclus), on l'ajoute</text:p>
        </text:list-item>
        <text:list-item>
          <text:p text:style-name="P5"><text:s/>* à un Index créé en début de méthode. Une fois ces boucles terminées,</text:p>
        </text:list-item>
        <text:list-item>
          <text:p text:style-name="P5"><text:s/>* on renvoie l'index fraîchement rempli.</text:p>
        </text:list-item>
        <text:list-item>
          <text:p text:style-name="P5"><text:s/>*/</text:p>
        </text:list-item>
        <text:list-item>
          <text:p text:style-name="P2"><text:span text:style-name="T10">Index</text:span><text:span text:style-name="T6"> * </text:span><text:span text:style-name="T7">Analyseur::Run</text:span><text:span text:style-name="T6">() {</text:span></text:p>
        </text:list-item>
        <text:list-item>
          <text:p text:style-name="P2"><text:span text:style-name="T6"><text:s text:c="4"/></text:span><text:span text:style-name="T10">Index</text:span><text:span text:style-name="T6"> * index = </text:span><text:span text:style-name="T5">new</text:span><text:span text:style-name="T6"> Index();</text:span></text:p>
        </text:list-item>
        <text:list-item>
          <text:p text:style-name="P2"><text:span text:style-name="T6"><text:s text:c="4"/></text:span><text:span text:style-name="T11">// Pour tous les fichiers...</text:span></text:p>
        </text:list-item>
        <text:list-item>
          <text:p text:style-name="P2"><text:span text:style-name="T6"><text:s text:c="4"/></text:span><text:span text:style-name="T5">for</text:span><text:span text:style-name="T6">(</text:span><text:span text:style-name="T10">vector</text:span><text:span text:style-name="T6">&lt;</text:span><text:span text:style-name="T10">string</text:span><text:span text:style-name="T6">&gt;::</text:span><text:span text:style-name="T10">iterator</text:span><text:span text:style-name="T6"> currFichier = </text:span><text:span text:style-name="T18">nomsFichiers</text:span><text:span text:style-name="T6">.begin() ; </text:span></text:p>
        </text:list-item>
        <text:list-item>
          <text:p text:style-name="P2"><text:span text:style-name="T6"><text:s text:c="10"/>currFichier != </text:span><text:span text:style-name="T18">nomsFichiers</text:span><text:span text:style-name="T6">.end(); ++currFichier)</text:span></text:p>
        </text:list-item>
        <text:list-item>
          <text:p text:style-name="P8"><text:s text:c="4"/>{</text:p>
        </text:list-item>
        <text:list-item>
          <text:p text:style-name="P2"><text:span text:style-name="T6"><text:s text:c="8"/></text:span><text:span text:style-name="T10">Parseur</text:span><text:span text:style-name="T6"> fichpars(*currFichier);</text:span></text:p>
        </text:list-item>
        <text:list-item>
          <text:p text:style-name="P2"><text:span text:style-name="T6"><text:s text:c="8"/>std::</text:span><text:span text:style-name="T10">pair</text:span><text:span text:style-name="T6">&lt;std::</text:span><text:span text:style-name="T10">string</text:span><text:span text:style-name="T6">, </text:span><text:span text:style-name="T5">int</text:span><text:span text:style-name="T6">&gt; * ident = fichpars.NextIdent();</text:span></text:p>
        </text:list-item>
        <text:list-item>
          <text:p text:style-name="P2"><text:span text:style-name="T6"><text:s text:c="8"/></text:span><text:span text:style-name="T5">while</text:span><text:span text:style-name="T6">(ident-&gt;</text:span><text:span text:style-name="T18">first</text:span><text:span text:style-name="T6"> != </text:span><text:span text:style-name="T9">""</text:span><text:span text:style-name="T6">){</text:span></text:p>
        </text:list-item>
        <text:list-item>
          <text:p text:style-name="P2"><text:span text:style-name="T6"><text:s text:c="10"/></text:span><text:span text:style-name="T5">bool</text:span><text:span text:style-name="T6"> isMotCle = </text:span><text:span text:style-name="T18">motscles</text:span><text:span text:style-name="T6">.IsMotCle(ident-&gt;</text:span><text:span text:style-name="T18">first</text:span><text:span text:style-name="T6">);</text:span></text:p>
        </text:list-item>
        <text:list-item>
          <text:p text:style-name="P2"><text:span text:style-name="T6"><text:s text:c="10"/></text:span><text:span text:style-name="T5">if</text:span><text:span text:style-name="T6">((!</text:span><text:span text:style-name="T18">motsExclus</text:span><text:span text:style-name="T6"> &amp;&amp; isMotCle) || (</text:span><text:span text:style-name="T18">motsExclus</text:span><text:span text:style-name="T6"> &amp;&amp; !isMotCle)) {</text:span></text:p>
        </text:list-item>
        <text:list-item>
          <text:p text:style-name="P2"><text:span text:style-name="T6"><text:s text:c="12"/>index-&gt;AddLine(ident-&gt;</text:span><text:span text:style-name="T18">first</text:span><text:span text:style-name="T6">, ident-&gt;</text:span><text:span text:style-name="T18">second</text:span><text:span text:style-name="T6">, *currFichier);</text:span></text:p>
        </text:list-item>
        <text:list-item>
          <text:p text:style-name="P8"><text:s text:c="10"/>}</text:p>
        </text:list-item>
        <text:list-item>
          <text:p text:style-name="P8"><text:s text:c="10"/>ident = fichpars.NextIdent();</text:p>
        </text:list-item>
        <text:list-item>
          <text:p text:style-name="P8"><text:s text:c="8"/>}</text:p>
        </text:list-item>
        <text:list-item>
          <text:p text:style-name="P8"><text:s text:c="4"/>}</text:p>
        </text:list-item>
        <text:list-item>
          <text:p text:style-name="P2"><text:span text:style-name="T6"><text:s text:c="4"/></text:span><text:span text:style-name="T5">return</text:span><text:span text:style-name="T6"> index;</text:span></text:p>
        </text:list-item>
        <text:list-item>
          <text:p text:style-name="P8">}</text:p>
        </text:list-item>
        <text:list-item>
          <text:p text:style-name="P2"/>
        </text:list-item>
        <text:list-item>
          <text:p text:style-name="P5">//------------------------------------------------- Surcharge d'opérateurs</text:p>
        </text:list-item>
        <text:list-item>
          <text:p text:style-name="P2"/>
        </text:list-item>
        <text:list-item>
          <text:p text:style-name="P2"><text:span text:style-name="T10">Analyseur</text:span><text:span text:style-name="T6"> &amp; </text:span><text:span text:style-name="T7">Analyseur::operator =</text:span><text:span text:style-name="T6">(</text:span><text:span text:style-name="T5">const</text:span><text:span text:style-name="T6"> </text:span><text:span text:style-name="T10">Analyseur</text:span><text:span text:style-name="T6"> &amp; unAnalyseur)</text:span></text:p>
        </text:list-item>
        <text:list-item>
          <text:p text:style-name="P8"><text:soft-page-break/>{</text:p>
        </text:list-item>
        <text:list-item>
          <text:p text:style-name="P2"><text:span text:style-name="T6"><text:s text:c="4"/></text:span><text:span text:style-name="T18">motscles</text:span><text:span text:style-name="T6"> = unAnalyseur.</text:span><text:span text:style-name="T18">motscles</text:span><text:span text:style-name="T6">;</text:span></text:p>
        </text:list-item>
        <text:list-item>
          <text:p text:style-name="P2"><text:span text:style-name="T6"><text:s text:c="4"/></text:span><text:span text:style-name="T18">nomsFichiers</text:span><text:span text:style-name="T6"> = unAnalyseur.</text:span><text:span text:style-name="T18">nomsFichiers</text:span><text:span text:style-name="T6">;</text:span></text:p>
        </text:list-item>
        <text:list-item>
          <text:p text:style-name="P2"><text:span text:style-name="T6"><text:s text:c="4"/></text:span><text:span text:style-name="T18">motsExclus</text:span><text:span text:style-name="T6"> = unAnalyseur.</text:span><text:span text:style-name="T18">motsExclus</text:span><text:span text:style-name="T6">;</text:span></text:p>
        </text:list-item>
        <text:list-item>
          <text:p text:style-name="P2"><text:span text:style-name="T6"><text:tab/></text:span><text:span text:style-name="T5">return</text:span><text:span text:style-name="T6"> *</text:span><text:span text:style-name="T5">this</text:span><text:span text:style-name="T6">;</text:span></text:p>
        </text:list-item>
        <text:list-item>
          <text:p text:style-name="P2"><text:span text:style-name="T6">} </text:span><text:span text:style-name="T11">//----- Fin de operator =</text:span></text:p>
        </text:list-item>
        <text:list-item>
          <text:p text:style-name="P2"/>
        </text:list-item>
        <text:list-item>
          <text:p text:style-name="P2"/>
        </text:list-item>
        <text:list-item>
          <text:p text:style-name="P5">//-------------------------------------------- Constructeurs - destructeur</text:p>
        </text:list-item>
        <text:list-item>
          <text:p text:style-name="P2"/>
        </text:list-item>
        <text:list-item>
          <text:p text:style-name="P2"><text:span text:style-name="T7">Analyseur::Analyseur</text:span><text:span text:style-name="T6">(</text:span><text:span text:style-name="T10">ListeMotCles</text:span><text:span text:style-name="T6"> listeMotCles, </text:span><text:span text:style-name="T10">vector</text:span><text:span text:style-name="T6">&lt;</text:span><text:span text:style-name="T10">string</text:span><text:span text:style-name="T6">&gt; fichiers, </text:span><text:span text:style-name="T5">bool</text:span><text:span text:style-name="T6"> exclusion)</text:span></text:p>
        </text:list-item>
        <text:list-item>
          <text:p text:style-name="P2"><text:span text:style-name="T6"><text:s text:c="4"/>: </text:span><text:span text:style-name="T18">motscles</text:span><text:span text:style-name="T6">(listeMotCles), </text:span><text:span text:style-name="T18">nomsFichiers</text:span><text:span text:style-name="T6">(fichiers), </text:span><text:span text:style-name="T18">motsExclus</text:span><text:span text:style-name="T6">(exclusion)</text:span></text:p>
        </text:list-item>
        <text:list-item>
          <text:p text:style-name="P8">{</text:p>
        </text:list-item>
        <text:list-item>
          <text:p text:style-name="P2"><text:span text:style-name="T6">} </text:span><text:span text:style-name="T11">//---- Fin de Analyseur (constructeur)</text:span></text:p>
        </text:list-item>
        <text:list-item>
          <text:p text:style-name="P2"/>
        </text:list-item>
        <text:list-item>
          <text:p text:style-name="P2"><text:span text:style-name="T7">Analyseur::Analyseur</text:span><text:span text:style-name="T6">(</text:span><text:span text:style-name="T5">const</text:span><text:span text:style-name="T6"> </text:span><text:span text:style-name="T10">Analyseur</text:span><text:span text:style-name="T6"> &amp; unAnalyseur)</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constructeur de copie de &lt;Analyseur&gt;"</text:span><text:span text:style-name="T6"> &lt;&lt; endl;</text:span></text:p>
        </text:list-item>
        <text:list-item>
          <text:p text:style-name="P10">#endif</text:p>
        </text:list-item>
        <text:list-item>
          <text:p text:style-name="P2"><text:span text:style-name="T6"><text:s text:c="4"/></text:span><text:span text:style-name="T18">motscles</text:span><text:span text:style-name="T6"> = unAnalyseur.</text:span><text:span text:style-name="T18">motscles</text:span><text:span text:style-name="T6">;</text:span></text:p>
        </text:list-item>
        <text:list-item>
          <text:p text:style-name="P2"><text:span text:style-name="T6"><text:s text:c="4"/></text:span><text:span text:style-name="T18">nomsFichiers</text:span><text:span text:style-name="T6"> = unAnalyseur.</text:span><text:span text:style-name="T18">nomsFichiers</text:span><text:span text:style-name="T6">;</text:span></text:p>
        </text:list-item>
        <text:list-item>
          <text:p text:style-name="P2"><text:span text:style-name="T6"><text:s text:c="4"/></text:span><text:span text:style-name="T18">motsExclus</text:span><text:span text:style-name="T6"> = unAnalyseur.</text:span><text:span text:style-name="T18">motsExclus</text:span><text:span text:style-name="T6">;</text:span></text:p>
        </text:list-item>
        <text:list-item>
          <text:p text:style-name="P2"><text:span text:style-name="T6">} </text:span><text:span text:style-name="T11">//----- Fin de Analyseur (constructeur de copie)</text:span></text:p>
        </text:list-item>
        <text:list-item>
          <text:p text:style-name="P2"/>
        </text:list-item>
        <text:list-item>
          <text:p text:style-name="P8"><text:span text:style-name="T19">Analyseur::~Analyseur</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destructeur de &lt;Analyseur&gt;"</text:span><text:span text:style-name="T6"> &lt;&lt; endl;</text:span></text:p>
        </text:list-item>
        <text:list-item>
          <text:p text:style-name="P10">#endif</text:p>
        </text:list-item>
        <text:list-item>
          <text:p text:style-name="P2"><text:span text:style-name="T6">} </text:span><text:span text:style-name="T11">//----- Fin de ~Analyseur</text:span></text:p>
        </text:list-item>
        <text:list-item>
          <text:p text:style-name="P2"/>
        </text:list-item>
        <text:list-item>
          <text:p text:style-name="P2"/>
        </text:list-item>
        <text:list-item>
          <text:p text:style-name="P5">//================================================================== PRIVE</text:p>
        </text:list-item>
        <text:list-item>
          <text:p text:style-name="P2"/>
        </text:list-item>
        <text:list-item>
          <text:p text:style-name="P5">//----------------------------------------------------- Méthodes protégées</text:p>
        </text:list-item>
      </text:list>
      <text:p text:style-name="P17"><text:span text:style-name="T4"/></text:p>
      <text:h text:style-name="P20" text:outline-level="3"><text:span text:style-name="T4">Parseur.h</text:span></text:h>
      <text:list xml:id="list1639109042" text:continue-list="list2022812988" text:style-name="Numbering_20_1">
        <text:list-item text:start-value="1">
          <text:p text:style-name="P4"><text:span text:style-name="T4">/*************************************************************************</text:span></text:p>
        </text:list-item>
        <text:list-item>
          <text:p text:style-name="P5"><text:s/>Parseur - Analyse un fichier pour y trouver des identificateurs C++</text:p>
        </text:list-item>
        <text:list-item>
          <text:p text:style-name="P5"><text:s/>-------------------</text:p>
        </text:list-item>
        <text:list-item>
          <text:p text:style-name="P5"><text:s/>début <text:s text:c="15"/>: 19 nov. 2010</text:p>
        </text:list-item>
        <text:list-item>
          <text:p text:style-name="P5"><text:s/>copyright <text:s text:c="11"/>: (C) 2010 par ssignoud et t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Interface de la classe &lt;Parseur&gt; (fichier Parseur.h) ]========</text:p>
        </text:list-item>
        <text:list-item>
          <text:p text:style-name="P2"/>
        </text:list-item>
        <text:list-item>
          <text:p text:style-name="P2"><text:span text:style-name="T5">#if</text:span><text:span text:style-name="T6"> ! defined ( PARSEUR_H_ )</text:span></text:p>
        </text:list-item>
        <text:list-item>
          <text:p text:style-name="P2"><text:span text:style-name="T5">#define</text:span><text:span text:style-name="T6"> PARSEUR_H_</text:span></text:p>
        </text:list-item>
        <text:list-item>
          <text:p text:style-name="P2"/>
        </text:list-item>
        <text:list-item>
          <text:p text:style-name="P5">//--------------------------------------------------- Interfaces utilisées</text:p>
        </text:list-item>
        <text:list-item>
          <text:p text:style-name="P2"><text:span text:style-name="T5">#include</text:span><text:span text:style-name="T6"> </text:span><text:span text:style-name="T9">&lt;fstream&gt;</text:span></text:p>
        </text:list-item>
        <text:list-item>
          <text:p text:style-name="P2"><text:span text:style-name="T5">#include</text:span><text:span text:style-name="T6"> </text:span><text:span text:style-name="T9">&lt;string&gt;</text:span></text:p>
        </text:list-item>
        <text:list-item>
          <text:p text:style-name="P2"/>
        </text:list-item>
        <text:list-item>
          <text:p text:style-name="P5">/**</text:p>
        </text:list-item>
        <text:list-item>
          <text:p text:style-name="P5"><text:s/>* Analyse un fichier pour y trouver des identificateurs C++.</text:p>
        </text:list-item>
        <text:list-item>
          <text:p text:style-name="P5"><text:s/>*</text:p>
        </text:list-item>
        <text:list-item>
          <text:p text:style-name="P5"><text:s/>* Les identificateurs C++ sont des chaînes de type [A-Za-z_][A-Za-z0-9_]*</text:p>
        </text:list-item>
        <text:list-item>
          <text:p text:style-name="P5"><text:s/>* qui sont contenues dans des fichiers. Cette classe ne s'occupe pas de</text:p>
        </text:list-item>
        <text:list-item>
          <text:p text:style-name="P5"><text:s/>* savoir si ces identificateurs correspondent à des identifiants (ou mots</text:p>
        </text:list-item>
        <text:list-item>
          <text:p text:style-name="P5"><text:s/>* clés) ; voir la classe Analyseur.</text:p>
        </text:list-item>
        <text:list-item>
          <text:p text:style-name="P5"><text:s/>*/</text:p>
        </text:list-item>
        <text:list-item>
          <text:p text:style-name="P2"><text:span text:style-name="T5">class</text:span><text:span text:style-name="T6"> </text:span><text:span text:style-name="T10">Parseur</text:span></text:p>
        </text:list-item>
        <text:list-item>
          <text:p text:style-name="P8">{</text:p>
        </text:list-item>
        <text:list-item>
          <text:p text:style-name="P2"><text:span text:style-name="T6"><text:s text:c="8"/></text:span><text:span text:style-name="T11">//================================================================= PUBLIC</text:span></text:p>
        </text:list-item>
        <text:list-item>
          <text:p text:style-name="P2"/>
        </text:list-item>
        <text:list-item>
          <text:p text:style-name="P2"><text:span text:style-name="T6"><text:s text:c="4"/></text:span><text:span text:style-name="T5">public</text:span><text:span text:style-name="T6">:</text:span></text:p>
        </text:list-item>
        <text:list-item>
          <text:p text:style-name="P2"><text:span text:style-name="T6"><text:s text:c="8"/></text:span><text:span text:style-name="T11">//----------------------------------------------------- Méthodes publiques</text:span></text:p>
        </text:list-item>
        <text:list-item>
          <text:p text:style-name="P2"/>
        </text:list-item>
        <text:list-item>
          <text:p text:style-name="P2"><text:span text:style-name="T6"><text:s text:c="8"/></text:span><text:span text:style-name="T11">/**</text:span></text:p>
        </text:list-item>
        <text:list-item>
          <text:p text:style-name="P5"><text:s text:c="9"/>* Cherche le prochain identifiant présent dans le fichier et le retourne</text:p>
        </text:list-item>
        <text:list-item>
          <text:p text:style-name="P5"><text:s text:c="9"/>* ainsi que sa position.</text:p>
        </text:list-item>
        <text:list-item>
          <text:p text:style-name="P5"><text:s text:c="9"/>*</text:p>
        </text:list-item>
        <text:list-item>
          <text:p text:style-name="P5"><text:s text:c="9"/>* @return Une paire composée de l'identifiant (chaîne) et d'un numéro</text:p>
        </text:list-item>
        <text:list-item>
          <text:p text:style-name="P5"><text:s text:c="9"/>* de ligne (positif non nul). Si aucun autre identifiant ne peut être</text:p>
        </text:list-item>
        <text:list-item>
          <text:p text:style-name="P5"><text:s text:c="9"/>* trouvé dans le fichier, retourne une paire contenant une chaîne vide</text:p>
        </text:list-item>
        <text:list-item>
          <text:p text:style-name="P5"><text:s text:c="9"/>* comme premier élément et -1 comme second élément.</text:p>
        </text:list-item>
        <text:list-item>
          <text:p text:style-name="P5"><text:s text:c="9"/>*/</text:p>
        </text:list-item>
        <text:list-item>
          <text:p text:style-name="P2"><text:span text:style-name="T6"><text:s text:c="8"/>std::</text:span><text:span text:style-name="T10">pair</text:span><text:span text:style-name="T6">&lt;std::</text:span><text:span text:style-name="T10">string</text:span><text:span text:style-name="T6">, </text:span><text:span text:style-name="T5">int</text:span><text:span text:style-name="T6">&gt;* </text:span><text:span text:style-name="T7">NextIdent</text:span><text:span text:style-name="T6">();</text:span></text:p>
        </text:list-item>
        <text:list-item>
          <text:p text:style-name="P2"/>
        </text:list-item>
        <text:list-item>
          <text:p text:style-name="P2"><text:span text:style-name="T6"><text:s text:c="8"/></text:span><text:span text:style-name="T11">//------------------------------------------------- Surcharge d'opérateurs</text:span></text:p>
        </text:list-item>
        <text:list-item>
          <text:p text:style-name="P2"/>
        </text:list-item>
        <text:list-item>
          <text:p text:style-name="P2"><text:span text:style-name="T6"><text:s text:c="8"/></text:span><text:span text:style-name="T11">// Aucune surcharge d'opérateur d'affectation. L'objet contient</text:span></text:p>
        </text:list-item>
        <text:list-item>
          <text:p text:style-name="P2"><text:span text:style-name="T6"><text:s text:c="8"/></text:span><text:span text:style-name="T11">// un ifstream, qui ne gère pas la copie ; de plus, l'affectation</text:span></text:p>
        </text:list-item>
        <text:list-item>
          <text:p text:style-name="P2"><text:span text:style-name="T6"><text:s text:c="8"/></text:span><text:span text:style-name="T11">// d'un parseur à un autre n'a pas de sens dans l'application.</text:span></text:p>
        </text:list-item>
        <text:list-item>
          <text:p text:style-name="P2"/>
        </text:list-item>
        <text:list-item>
          <text:p text:style-name="P2"><text:span text:style-name="T6"><text:s text:c="8"/></text:span><text:span text:style-name="T11">//-------------------------------------------- Constructeurs - destructeur</text:span></text:p>
        </text:list-item>
        <text:list-item>
          <text:p text:style-name="P2"/>
        </text:list-item>
        <text:list-item>
          <text:p text:style-name="P2"><text:span text:style-name="T6"><text:s text:c="8"/></text:span><text:span text:style-name="T11">// Aucun constructeur de copie. L'objet contient un ifstream, qui ne</text:span></text:p>
        </text:list-item>
        <text:list-item>
          <text:p text:style-name="P2"><text:span text:style-name="T6"><text:s text:c="8"/></text:span><text:span text:style-name="T11">// gère pas la copie ; de plus, la construction d'un parseur à partir</text:span></text:p>
        </text:list-item>
        <text:list-item>
          <text:p text:style-name="P2"><text:span text:style-name="T6"><text:s text:c="8"/></text:span><text:span text:style-name="T11">// d'un autre n'a pas de sens dans l'application.</text:span></text:p>
        </text:list-item>
        <text:list-item>
          <text:p text:style-name="P2"/>
        </text:list-item>
        <text:list-item>
          <text:p text:style-name="P2"><text:soft-page-break/><text:span text:style-name="T6"><text:s text:c="8"/></text:span><text:span text:style-name="T11">/**</text:span></text:p>
        </text:list-item>
        <text:list-item>
          <text:p text:style-name="P5"><text:s text:c="9"/>* Construit un parseur chargeant le fichier au nom fileName.</text:p>
        </text:list-item>
        <text:list-item>
          <text:p text:style-name="P5"><text:s text:c="9"/>* </text:p>
        </text:list-item>
        <text:list-item>
          <text:p text:style-name="P5"><text:s text:c="9"/>* @contract Le fichier fileName doit correspondre à un fichier existant</text:p>
        </text:list-item>
        <text:list-item>
          <text:p text:style-name="P5"><text:s text:c="9"/>* et valide.</text:p>
        </text:list-item>
        <text:list-item>
          <text:p text:style-name="P5"><text:s text:c="9"/>*/</text:p>
        </text:list-item>
        <text:list-item>
          <text:p text:style-name="P2"><text:span text:style-name="T6"><text:s text:c="8"/></text:span><text:span text:style-name="T7">Parseur</text:span><text:span text:style-name="T6">(std::</text:span><text:span text:style-name="T10">string</text:span><text:span text:style-name="T6"> fileName);</text:span></text:p>
        </text:list-item>
        <text:list-item>
          <text:p text:style-name="P2"/>
        </text:list-item>
        <text:list-item>
          <text:p text:style-name="P2"><text:span text:style-name="T6"><text:s text:c="8"/></text:span><text:span text:style-name="T11">/**</text:span></text:p>
        </text:list-item>
        <text:list-item>
          <text:p text:style-name="P5"><text:s text:c="9"/>* Détruit le parseur.</text:p>
        </text:list-item>
        <text:list-item>
          <text:p text:style-name="P5"><text:s text:c="9"/>*/</text:p>
        </text:list-item>
        <text:list-item>
          <text:p text:style-name="P2"><text:span text:style-name="T6"><text:s text:c="8"/></text:span><text:span text:style-name="T5">virtual</text:span><text:span text:style-name="T6"> </text:span><text:span text:style-name="T7">~Parseur</text:span><text:span text:style-name="T6">();</text:span></text:p>
        </text:list-item>
        <text:list-item>
          <text:p text:style-name="P2"/>
        </text:list-item>
        <text:list-item>
          <text:p text:style-name="P2"><text:span text:style-name="T6"><text:s text:c="8"/></text:span><text:span text:style-name="T11">//================================================================== PRIVÉ</text:span></text:p>
        </text:list-item>
        <text:list-item>
          <text:p text:style-name="P2"/>
        </text:list-item>
        <text:list-item>
          <text:p text:style-name="P2"><text:span text:style-name="T6"><text:s text:c="4"/></text:span><text:span text:style-name="T5">protected</text:span><text:span text:style-name="T6">:</text:span></text:p>
        </text:list-item>
        <text:list-item>
          <text:p text:style-name="P2"><text:span text:style-name="T6"><text:s text:c="8"/></text:span><text:span text:style-name="T11">//----------------------------------------------------- Méthodes protégées</text:span></text:p>
        </text:list-item>
        <text:list-item>
          <text:p text:style-name="P2"/>
        </text:list-item>
        <text:list-item>
          <text:p text:style-name="P2"><text:span text:style-name="T6"><text:s text:c="8"/></text:span><text:span text:style-name="T11">//----------------------------------------------------- Attributs protégés</text:span></text:p>
        </text:list-item>
        <text:list-item>
          <text:p text:style-name="P2"/>
        </text:list-item>
        <text:list-item>
          <text:p text:style-name="P2"><text:span text:style-name="T6"><text:s text:c="8"/></text:span><text:span text:style-name="T11">/**</text:span></text:p>
        </text:list-item>
        <text:list-item>
          <text:p text:style-name="P5"><text:s text:c="9"/>* Numéro de la ligne actuellement analysée.</text:p>
        </text:list-item>
        <text:list-item>
          <text:p text:style-name="P5"><text:s text:c="9"/>*/</text:p>
        </text:list-item>
        <text:list-item>
          <text:p text:style-name="P2"><text:span text:style-name="T6"><text:s text:c="8"/></text:span><text:span text:style-name="T5">int</text:span><text:span text:style-name="T6"> </text:span><text:span text:style-name="T18">currentLine</text:span><text:span text:style-name="T6">;</text:span></text:p>
        </text:list-item>
        <text:list-item>
          <text:p text:style-name="P2"/>
        </text:list-item>
        <text:list-item>
          <text:p text:style-name="P2"><text:span text:style-name="T6"><text:s text:c="8"/></text:span><text:span text:style-name="T11">/**</text:span></text:p>
        </text:list-item>
        <text:list-item>
          <text:p text:style-name="P5"><text:s text:c="9"/>* Flux de lecture positionné sur le fichier.</text:p>
        </text:list-item>
        <text:list-item>
          <text:p text:style-name="P5"><text:s text:c="9"/>*/</text:p>
        </text:list-item>
        <text:list-item>
          <text:p text:style-name="P2"><text:span text:style-name="T6"><text:s text:c="8"/>std::</text:span><text:span text:style-name="T10">ifstream</text:span><text:span text:style-name="T6">* </text:span><text:span text:style-name="T18">fichier</text:span><text:span text:style-name="T6">;</text:span></text:p>
        </text:list-item>
        <text:list-item>
          <text:p text:style-name="P2"/>
        </text:list-item>
        <text:list-item>
          <text:p text:style-name="P2"><text:span text:style-name="T6"><text:s text:c="4"/></text:span><text:span text:style-name="T5">private</text:span><text:span text:style-name="T6">:</text:span></text:p>
        </text:list-item>
        <text:list-item>
          <text:p text:style-name="P2"><text:span text:style-name="T6"><text:s text:c="8"/></text:span><text:span text:style-name="T11">// Méthodes désactivées (objets non copiables, voir plus haut)</text:span></text:p>
        </text:list-item>
        <text:list-item>
          <text:p text:style-name="P2"><text:span text:style-name="T6"><text:s text:c="8"/></text:span><text:span text:style-name="T10">Parseur</text:span><text:span text:style-name="T6">&amp; </text:span><text:span text:style-name="T7">operator=</text:span><text:span text:style-name="T6">(</text:span><text:span text:style-name="T10">Parseur</text:span><text:span text:style-name="T6"> </text:span><text:span text:style-name="T5">const</text:span><text:span text:style-name="T6"> &amp;);</text:span></text:p>
        </text:list-item>
        <text:list-item>
          <text:p text:style-name="P2"><text:span text:style-name="T6"><text:s text:c="8"/></text:span><text:span text:style-name="T7">Parseur</text:span><text:span text:style-name="T6">(</text:span><text:span text:style-name="T5">const</text:span><text:span text:style-name="T6"> </text:span><text:span text:style-name="T10">Parseur</text:span><text:span text:style-name="T6"> &amp; unParseur);</text:span></text:p>
        </text:list-item>
        <text:list-item>
          <text:p text:style-name="P2"/>
        </text:list-item>
        <text:list-item>
          <text:p text:style-name="P8">};</text:p>
        </text:list-item>
        <text:list-item>
          <text:p text:style-name="P2"/>
        </text:list-item>
        <text:list-item>
          <text:p text:style-name="P5">//--------------------------- Autres définitions dépendantes de &lt;Parseur&gt;</text:p>
        </text:list-item>
        <text:list-item>
          <text:p text:style-name="P2"/>
        </text:list-item>
        <text:list-item>
          <text:p text:style-name="P2"><text:span text:style-name="T5">#endif</text:span><text:span text:style-name="T6"> </text:span><text:span text:style-name="T11">// PARSEUR_H_</text:span></text:p>
        </text:list-item>
      </text:list>
      <text:p text:style-name="P17"><text:span text:style-name="T4"/></text:p>
      <text:h text:style-name="P20" text:outline-level="3"><text:span text:style-name="T4">Parseur.cpp</text:span></text:h>
      <text:list xml:id="list434550512" text:continue-list="list1639109042" text:style-name="Numbering_20_1">
        <text:list-item text:start-value="1">
          <text:p text:style-name="P12"><text:span text:style-name="T12">/*************************************************************************</text:span></text:p>
        </text:list-item>
        <text:list-item>
          <text:p text:style-name="P5"><text:s/>Parseur - Analyse un fichier pour y trouver des identificateurs C++</text:p>
        </text:list-item>
        <text:list-item>
          <text:p text:style-name="P5"><text:s/>-------------------</text:p>
        </text:list-item>
        <text:list-item>
          <text:p text:style-name="P5"><text:s/>début <text:s text:c="15"/>: 19 nov. 2010</text:p>
        </text:list-item>
        <text:list-item>
          <text:p text:style-name="P5"><text:s/>copyright <text:s text:c="11"/>: (C) 2010 par ssignoud et t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Réalisation de la classe &lt;Parseur&gt; (fichier Parseur.cpp) ]===</text:p>
        </text:list-item>
        <text:list-item>
          <text:p text:style-name="P2"/>
        </text:list-item>
        <text:list-item>
          <text:p text:style-name="P5">//================================================================ INCLUDE</text:p>
        </text:list-item>
        <text:list-item>
          <text:p text:style-name="P2"/>
        </text:list-item>
        <text:list-item>
          <text:p text:style-name="P5">//-------------------------------------------------------- Include système</text:p>
        </text:list-item>
        <text:list-item>
          <text:p text:style-name="P2"><text:span text:style-name="T5">using</text:span><text:span text:style-name="T6"> </text:span><text:span text:style-name="T5">namespace</text:span><text:span text:style-name="T6"> std;</text:span></text:p>
        </text:list-item>
        <text:list-item>
          <text:p text:style-name="P2"><text:span text:style-name="T5">#include</text:span><text:span text:style-name="T6"> </text:span><text:span text:style-name="T9">&lt;iostream&gt;</text:span></text:p>
        </text:list-item>
        <text:list-item>
          <text:p text:style-name="P2"><text:span text:style-name="T5">#include</text:span><text:span text:style-name="T6"> </text:span><text:span text:style-name="T9">&lt;string&gt;</text:span></text:p>
        </text:list-item>
        <text:list-item>
          <text:p text:style-name="P2"><text:span text:style-name="T5">#include</text:span><text:span text:style-name="T6"> </text:span><text:span text:style-name="T9">&lt;cctype&gt;</text:span></text:p>
        </text:list-item>
        <text:list-item>
          <text:p text:style-name="P2"/>
        </text:list-item>
        <text:list-item>
          <text:p text:style-name="P5">//------------------------------------------------------ Include personnel</text:p>
        </text:list-item>
        <text:list-item>
          <text:p text:style-name="P2"><text:span text:style-name="T5">#include</text:span><text:span text:style-name="T6"> </text:span><text:span text:style-name="T9">"Parseur.h"</text:span></text:p>
        </text:list-item>
        <text:list-item>
          <text:p text:style-name="P2"/>
        </text:list-item>
        <text:list-item>
          <text:p text:style-name="P5">//================================================================= PUBLIC</text:p>
        </text:list-item>
        <text:list-item>
          <text:p text:style-name="P2"/>
        </text:list-item>
        <text:list-item>
          <text:p text:style-name="P5">/**</text:p>
        </text:list-item>
        <text:list-item>
          <text:p text:style-name="P5"><text:s/>* @algorithm Cet algorithme est disponible dans le dossier de</text:p>
        </text:list-item>
        <text:list-item>
          <text:p text:style-name="P5"><text:s/>* Spécification.</text:p>
        </text:list-item>
        <text:list-item>
          <text:p text:style-name="P5"><text:s/>*/</text:p>
        </text:list-item>
        <text:list-item>
          <text:p text:style-name="P2"><text:span text:style-name="T10">pair</text:span><text:span text:style-name="T6">&lt;</text:span><text:span text:style-name="T10">string</text:span><text:span text:style-name="T6">, </text:span><text:span text:style-name="T5">int</text:span><text:span text:style-name="T6">&gt;* </text:span><text:span text:style-name="T7">Parseur::NextIdent</text:span><text:span text:style-name="T6">()</text:span></text:p>
        </text:list-item>
        <text:list-item>
          <text:p text:style-name="P8">{</text:p>
        </text:list-item>
        <text:list-item>
          <text:p text:style-name="P2"><text:span text:style-name="T6"><text:s text:c="4"/></text:span><text:span text:style-name="T5">char</text:span><text:span text:style-name="T6"> c;</text:span></text:p>
        </text:list-item>
        <text:list-item>
          <text:p text:style-name="P2"><text:span text:style-name="T6"><text:s text:c="4"/></text:span><text:span text:style-name="T5">bool</text:span><text:span text:style-name="T6"> estDansIdentif = </text:span><text:span text:style-name="T5">false</text:span><text:span text:style-name="T6">;</text:span></text:p>
        </text:list-item>
        <text:list-item>
          <text:p text:style-name="P2"><text:span text:style-name="T6"><text:s text:c="4"/></text:span><text:span text:style-name="T10">string</text:span><text:span text:style-name="T6"> buffer = </text:span><text:span text:style-name="T9">""</text:span><text:span text:style-name="T6">;</text:span></text:p>
        </text:list-item>
        <text:list-item>
          <text:p text:style-name="P2"><text:span text:style-name="T6"><text:s text:c="4"/></text:span><text:span text:style-name="T5">int</text:span><text:span text:style-name="T6"> nbreCar = 0;</text:span></text:p>
        </text:list-item>
        <text:list-item>
          <text:p text:style-name="P8"><text:s text:c="4"/></text:p>
        </text:list-item>
        <text:list-item>
          <text:p text:style-name="P2"><text:span text:style-name="T6"><text:s text:c="4"/></text:span><text:span text:style-name="T11">// Tant qu'il reste quelque chose à lire dans le fichier</text:span></text:p>
        </text:list-item>
        <text:list-item>
          <text:p text:style-name="P2"><text:span text:style-name="T6"><text:s text:c="4"/></text:span><text:span text:style-name="T5">while</text:span><text:span text:style-name="T6">(*</text:span><text:span text:style-name="T18">fichier</text:span><text:span text:style-name="T6">) {</text:span></text:p>
        </text:list-item>
        <text:list-item>
          <text:p text:style-name="P2"><text:span text:style-name="T6"><text:s text:c="8"/></text:span><text:span text:style-name="T18">fichier</text:span><text:span text:style-name="T6">-&gt;get(c);</text:span></text:p>
        </text:list-item>
        <text:list-item>
          <text:p text:style-name="P2"><text:span text:style-name="T6"><text:s text:c="8"/></text:span><text:span text:style-name="T5">if</text:span><text:span text:style-name="T6">(c == </text:span><text:span text:style-name="T9">'\n'</text:span><text:span text:style-name="T6">) {</text:span></text:p>
        </text:list-item>
        <text:list-item>
          <text:p text:style-name="P2"><text:span text:style-name="T6"><text:s text:c="12"/></text:span><text:span text:style-name="T11">// Mise à jour du numéro de ligne à chaque retour chariot</text:span></text:p>
        </text:list-item>
        <text:list-item>
          <text:p text:style-name="P2"><text:span text:style-name="T6"><text:s text:c="12"/></text:span><text:span text:style-name="T18">currentLine</text:span><text:span text:style-name="T6">++;</text:span></text:p>
        </text:list-item>
        <text:list-item>
          <text:p text:style-name="P8"><text:s text:c="8"/>}</text:p>
        </text:list-item>
        <text:list-item>
          <text:p text:style-name="P2"><text:span text:style-name="T6"><text:s text:c="8"/></text:span><text:span text:style-name="T5">if</text:span><text:span text:style-name="T6">((</text:span><text:span text:style-name="T20">isalnum</text:span><text:span text:style-name="T6">(c) || c == </text:span><text:span text:style-name="T9">'_'</text:span><text:span text:style-name="T6">) &amp;&amp; estDansIdentif) {</text:span></text:p>
        </text:list-item>
        <text:list-item>
          <text:p text:style-name="P8"><text:s text:c="12"/>nbreCar++;</text:p>
        </text:list-item>
        <text:list-item>
          <text:p text:style-name="P2"><text:span text:style-name="T6"><text:s text:c="12"/></text:span><text:span text:style-name="T5">if</text:span><text:span text:style-name="T6">(nbreCar &gt; 256) {</text:span></text:p>
        </text:list-item>
        <text:list-item>
          <text:p text:style-name="P2"><text:span text:style-name="T6"><text:s text:c="16"/></text:span><text:span text:style-name="T11">// Cas où l'identifiant est trop grand : il est ignoré</text:span></text:p>
        </text:list-item>
        <text:list-item>
          <text:p text:style-name="P2"><text:span text:style-name="T6"><text:s text:c="16"/>buffer = </text:span><text:span text:style-name="T9">""</text:span><text:span text:style-name="T6">;</text:span></text:p>
        </text:list-item>
        <text:list-item>
          <text:p text:style-name="P2"><text:span text:style-name="T6"><text:s text:c="16"/>estDansIdentif = </text:span><text:span text:style-name="T5">false</text:span><text:span text:style-name="T6">;</text:span></text:p>
        </text:list-item>
        <text:list-item>
          <text:p text:style-name="P8"><text:s text:c="16"/>nbreCar = 0;</text:p>
        </text:list-item>
        <text:list-item>
          <text:p text:style-name="P2"><text:span text:style-name="T6"><text:s text:c="12"/>} </text:span><text:span text:style-name="T5">else</text:span><text:span text:style-name="T6"> {</text:span></text:p>
        </text:list-item>
        <text:list-item>
          <text:p text:style-name="P2"><text:span text:style-name="T6"><text:s text:c="16"/></text:span><text:span text:style-name="T11">// Tout va bien : on ajoute le caractère au buffer</text:span></text:p>
        </text:list-item>
        <text:list-item>
          <text:p text:style-name="P8"><text:s text:c="16"/>buffer += c;</text:p>
        </text:list-item>
        <text:list-item>
          <text:p text:style-name="P8"><text:s text:c="12"/>}</text:p>
        </text:list-item>
        <text:list-item>
          <text:p text:style-name="P2"><text:span text:style-name="T6"><text:s text:c="8"/>} </text:span><text:span text:style-name="T5">else</text:span><text:span text:style-name="T6"> </text:span><text:span text:style-name="T5">if</text:span><text:span text:style-name="T6"> ( (!</text:span><text:span text:style-name="T20">isalnum</text:span><text:span text:style-name="T6">(c) &amp;&amp; c != </text:span><text:span text:style-name="T9">'_'</text:span><text:span text:style-name="T6">) &amp;&amp; estDansIdentif) {</text:span></text:p>
        </text:list-item>
        <text:list-item>
          <text:p text:style-name="P2"><text:span text:style-name="T6"><text:s text:c="12"/></text:span><text:span text:style-name="T11">// On vient de terminer un identifiant : on le retourne</text:span></text:p>
        </text:list-item>
        <text:list-item>
          <text:p text:style-name="P2"><text:span text:style-name="T6"><text:s text:c="12"/>estDansIdentif = </text:span><text:span text:style-name="T5">false</text:span><text:span text:style-name="T6">;</text:span></text:p>
        </text:list-item>
        <text:list-item>
          <text:p text:style-name="P2"><text:soft-page-break/><text:span text:style-name="T6"><text:s text:c="12"/></text:span><text:span text:style-name="T5">return</text:span><text:span text:style-name="T6"> </text:span><text:span text:style-name="T5">new</text:span><text:span text:style-name="T6"> </text:span><text:span text:style-name="T10">pair</text:span><text:span text:style-name="T6">&lt;</text:span><text:span text:style-name="T10">string</text:span><text:span text:style-name="T6">, </text:span><text:span text:style-name="T5">int</text:span><text:span text:style-name="T6">&gt;(buffer, </text:span><text:span text:style-name="T18">currentLine</text:span><text:span text:style-name="T6">);</text:span></text:p>
        </text:list-item>
        <text:list-item>
          <text:p text:style-name="P2"><text:span text:style-name="T6"><text:s text:c="8"/>} </text:span><text:span text:style-name="T5">else</text:span><text:span text:style-name="T6"> </text:span><text:span text:style-name="T5">if</text:span><text:span text:style-name="T6">((</text:span><text:span text:style-name="T20">isalpha</text:span><text:span text:style-name="T6">(c) || c == </text:span><text:span text:style-name="T9">'_'</text:span><text:span text:style-name="T6">) &amp;&amp; !estDansIdentif) {</text:span></text:p>
        </text:list-item>
        <text:list-item>
          <text:p text:style-name="P2"><text:span text:style-name="T6"><text:s text:c="12"/></text:span><text:span text:style-name="T11">// On découvre un nouveau caractère de début : on démarre</text:span></text:p>
        </text:list-item>
        <text:list-item>
          <text:p text:style-name="P2"><text:span text:style-name="T6"><text:s text:c="12"/></text:span><text:span text:style-name="T11">// l'enregistrement de le buffer</text:span></text:p>
        </text:list-item>
        <text:list-item>
          <text:p text:style-name="P8"><text:s text:c="12"/>buffer = c;</text:p>
        </text:list-item>
        <text:list-item>
          <text:p text:style-name="P2"><text:span text:style-name="T6"><text:s text:c="12"/>estDansIdentif = </text:span><text:span text:style-name="T5">true</text:span><text:span text:style-name="T6">;</text:span></text:p>
        </text:list-item>
        <text:list-item>
          <text:p text:style-name="P8"><text:s text:c="12"/>nbreCar = 1;</text:p>
        </text:list-item>
        <text:list-item>
          <text:p text:style-name="P8"><text:s text:c="8"/>}</text:p>
        </text:list-item>
        <text:list-item>
          <text:p text:style-name="P8"><text:s text:c="4"/>}</text:p>
        </text:list-item>
        <text:list-item>
          <text:p text:style-name="P2"><text:span text:style-name="T6"><text:s text:c="4"/></text:span><text:span text:style-name="T11">// Plus rien à lire : le fichier est terminé. On retourne une</text:span></text:p>
        </text:list-item>
        <text:list-item>
          <text:p text:style-name="P2"><text:span text:style-name="T6"><text:s text:c="4"/></text:span><text:span text:style-name="T11">// chaîne vide pour indiquer cet état de fait</text:span></text:p>
        </text:list-item>
        <text:list-item>
          <text:p text:style-name="P2"><text:span text:style-name="T6"><text:s text:c="4"/></text:span><text:span text:style-name="T5">return</text:span><text:span text:style-name="T6"> </text:span><text:span text:style-name="T5">new</text:span><text:span text:style-name="T6"> </text:span><text:span text:style-name="T10">pair</text:span><text:span text:style-name="T6">&lt;</text:span><text:span text:style-name="T10">string</text:span><text:span text:style-name="T6">, </text:span><text:span text:style-name="T5">int</text:span><text:span text:style-name="T6">&gt;(</text:span><text:span text:style-name="T9">""</text:span><text:span text:style-name="T6">, -1);</text:span></text:p>
        </text:list-item>
        <text:list-item>
          <text:p text:style-name="P2"><text:span text:style-name="T6">} </text:span><text:span text:style-name="T11">//----- Fin de NextIdent</text:span></text:p>
        </text:list-item>
        <text:list-item>
          <text:p text:style-name="P2"/>
        </text:list-item>
        <text:list-item>
          <text:p text:style-name="P5">//------------------------------------------------- Surcharge d'opérateurs</text:p>
        </text:list-item>
        <text:list-item>
          <text:p text:style-name="P2"/>
        </text:list-item>
        <text:list-item>
          <text:p text:style-name="P5">// Aucune : ifstream ne supporte pas la copie.</text:p>
        </text:list-item>
        <text:list-item>
          <text:p text:style-name="P2"/>
        </text:list-item>
        <text:list-item>
          <text:p text:style-name="P5">//-------------------------------------------- Constructeurs - destructeur</text:p>
        </text:list-item>
        <text:list-item>
          <text:p text:style-name="P2"/>
        </text:list-item>
        <text:list-item>
          <text:p text:style-name="P2"><text:span text:style-name="T7">Parseur::Parseur</text:span><text:span text:style-name="T6">(</text:span><text:span text:style-name="T10">string</text:span><text:span text:style-name="T6"> fileName) :</text:span></text:p>
        </text:list-item>
        <text:list-item>
          <text:p text:style-name="P2"><text:span text:style-name="T6"><text:s text:c="4"/></text:span><text:span text:style-name="T18">currentLine</text:span><text:span text:style-name="T6">(1)</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constructeur de &lt;Parseur&gt;"</text:span><text:span text:style-name="T6"> &lt;&lt; endl;</text:span></text:p>
        </text:list-item>
        <text:list-item>
          <text:p text:style-name="P10">#endif</text:p>
        </text:list-item>
        <text:list-item>
          <text:p text:style-name="P2"><text:span text:style-name="T6"><text:s text:c="4"/></text:span><text:span text:style-name="T18">fichier</text:span><text:span text:style-name="T6"> = </text:span><text:span text:style-name="T5">new</text:span><text:span text:style-name="T6"> </text:span><text:span text:style-name="T10">ifstream</text:span><text:span text:style-name="T6">(fileName.c_str());</text:span></text:p>
        </text:list-item>
        <text:list-item>
          <text:p text:style-name="P2"><text:span text:style-name="T6">} </text:span><text:span text:style-name="T11">//----- Fin de Parseur</text:span></text:p>
        </text:list-item>
        <text:list-item>
          <text:p text:style-name="P2"/>
        </text:list-item>
        <text:list-item>
          <text:p text:style-name="P8"><text:span text:style-name="T19">Parseur::~Parseur</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destructeur de &lt;Parseur&gt;"</text:span><text:span text:style-name="T6"> &lt;&lt; endl;</text:span></text:p>
        </text:list-item>
        <text:list-item>
          <text:p text:style-name="P10">#endif</text:p>
        </text:list-item>
        <text:list-item>
          <text:p text:style-name="P2"><text:span text:style-name="T6"><text:s text:c="4"/></text:span><text:span text:style-name="T18">fichier</text:span><text:span text:style-name="T6">-&gt;close();</text:span></text:p>
        </text:list-item>
        <text:list-item>
          <text:p text:style-name="P2"><text:span text:style-name="T6"><text:s text:c="4"/></text:span><text:span text:style-name="T5">delete</text:span><text:span text:style-name="T6"> </text:span><text:span text:style-name="T18">fichier</text:span><text:span text:style-name="T6">;</text:span></text:p>
        </text:list-item>
        <text:list-item>
          <text:p text:style-name="P2"><text:span text:style-name="T6">} </text:span><text:span text:style-name="T11">//----- Fin de ~Parseur</text:span></text:p>
        </text:list-item>
        <text:list-item>
          <text:p text:style-name="P2"/>
        </text:list-item>
        <text:list-item>
          <text:p text:style-name="P2"/>
        </text:list-item>
        <text:list-item>
          <text:p text:style-name="P5">//================================================================== PRIVE</text:p>
        </text:list-item>
        <text:list-item>
          <text:p text:style-name="P2"/>
        </text:list-item>
        <text:list-item>
          <text:p text:style-name="P5">//----------------------------------------------------- Méthodes protégées</text:p>
        </text:list-item>
      </text:list>
      <text:p text:style-name="P17"><text:span text:style-name="T4"/></text:p>
      <text:h text:style-name="P20" text:outline-level="3"><text:span text:style-name="T4">Index.h</text:span></text:h>
      <text:list xml:id="list1227554665" text:continue-list="list434550512" text:style-name="Numbering_20_1">
        <text:list-item text:start-value="1">
          <text:p text:style-name="P4"><text:span text:style-name="T4">/*************************************************************************</text:span></text:p>
        </text:list-item>
        <text:list-item>
          <text:p text:style-name="P5"><text:s/>Index - Stocke des références vers des identifiants, fichiers et lignes</text:p>
        </text:list-item>
        <text:list-item>
          <text:p text:style-name="P5"><text:s/>-------------------</text:p>
        </text:list-item>
        <text:list-item>
          <text:p text:style-name="P5"><text:s/>début <text:s text:c="15"/>: 19 nov. 2010</text:p>
        </text:list-item>
        <text:list-item>
          <text:p text:style-name="P5"><text:s/>copyright <text:s text:c="11"/>: (C) 2010 par ssignoud et t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 Interface de la classe &lt;Index&gt; (fichier Index.h) ]=========</text:p>
        </text:list-item>
        <text:list-item>
          <text:p text:style-name="P2"/>
        </text:list-item>
        <text:list-item>
          <text:p text:style-name="P2"><text:span text:style-name="T5">#if</text:span><text:span text:style-name="T6"> ! defined ( INDEX_H_ )</text:span></text:p>
        </text:list-item>
        <text:list-item>
          <text:p text:style-name="P2"><text:span text:style-name="T5">#define</text:span><text:span text:style-name="T6"> INDEX_H_</text:span></text:p>
        </text:list-item>
        <text:list-item>
          <text:p text:style-name="P2"/>
        </text:list-item>
        <text:list-item>
          <text:p text:style-name="P5">//--------------------------------------------------- Interfaces utilisées</text:p>
        </text:list-item>
        <text:list-item>
          <text:p text:style-name="P2"><text:span text:style-name="T5">#include</text:span><text:span text:style-name="T6"> </text:span><text:span text:style-name="T9">&lt;string&gt;</text:span></text:p>
        </text:list-item>
        <text:list-item>
          <text:p text:style-name="P2"><text:span text:style-name="T5">#include</text:span><text:span text:style-name="T6"> </text:span><text:span text:style-name="T9">&lt;map&gt;</text:span></text:p>
        </text:list-item>
        <text:list-item>
          <text:p text:style-name="P2"><text:span text:style-name="T5">#include</text:span><text:span text:style-name="T6"> </text:span><text:span text:style-name="T9">&lt;list&gt;</text:span></text:p>
        </text:list-item>
        <text:list-item>
          <text:p text:style-name="P2"/>
        </text:list-item>
        <text:list-item>
          <text:p text:style-name="P5">/**</text:p>
        </text:list-item>
        <text:list-item>
          <text:p text:style-name="P5"><text:s/>* Stocke des références vers des identifiants, contenus dans des fichiers</text:p>
        </text:list-item>
        <text:list-item>
          <text:p text:style-name="P5"><text:s/>* et des lignes.</text:p>
        </text:list-item>
        <text:list-item>
          <text:p text:style-name="P5"><text:s/>*</text:p>
        </text:list-item>
        <text:list-item>
          <text:p text:style-name="P5"><text:s/>* Pour utiliser efficacement cette classe, il est recommandé d'utiliser</text:p>
        </text:list-item>
        <text:list-item>
          <text:p text:style-name="P5"><text:s/>* une boucle testant si un nouvel identifiant, fichier ou ligne existe.</text:p>
        </text:list-item>
        <text:list-item>
          <text:p text:style-name="P5"><text:s/>* Les méthodes HasNextIdent et NextIdent vous permettront, par exemple,</text:p>
        </text:list-item>
        <text:list-item>
          <text:p text:style-name="P5"><text:s/>* de parcourir rapidement et clairement la liste des identifiants contenu</text:p>
        </text:list-item>
        <text:list-item>
          <text:p text:style-name="P5"><text:s/>* dans l'index.</text:p>
        </text:list-item>
        <text:list-item>
          <text:p text:style-name="P5"><text:s/>* Pour redémarrer le parcours du contenu de l'index, on utilisera Reset.</text:p>
        </text:list-item>
        <text:list-item>
          <text:p text:style-name="P5"><text:s/>*/</text:p>
        </text:list-item>
        <text:list-item>
          <text:p text:style-name="P2"><text:span text:style-name="T5">class</text:span><text:span text:style-name="T6"> </text:span><text:span text:style-name="T10">Index</text:span></text:p>
        </text:list-item>
        <text:list-item>
          <text:p text:style-name="P8">{</text:p>
        </text:list-item>
        <text:list-item>
          <text:p text:style-name="P2"><text:span text:style-name="T6"><text:s text:c="8"/></text:span><text:span text:style-name="T11">//================================================================= PUBLIC</text:span></text:p>
        </text:list-item>
        <text:list-item>
          <text:p text:style-name="P2"/>
        </text:list-item>
        <text:list-item>
          <text:p text:style-name="P2"><text:span text:style-name="T6"><text:s text:c="4"/></text:span><text:span text:style-name="T5">public</text:span><text:span text:style-name="T6">:</text:span></text:p>
        </text:list-item>
        <text:list-item>
          <text:p text:style-name="P8"><text:s text:c="4"/></text:p>
        </text:list-item>
        <text:list-item>
          <text:p text:style-name="P2"><text:span text:style-name="T6"><text:s text:c="8"/></text:span><text:span text:style-name="T5">typedef</text:span><text:span text:style-name="T6"> std::</text:span><text:span text:style-name="T10">pair</text:span><text:span text:style-name="T6">&lt; std::</text:span><text:span text:style-name="T10">string</text:span><text:span text:style-name="T6">, std::</text:span><text:span text:style-name="T10">list</text:span><text:span text:style-name="T6">&lt;</text:span><text:span text:style-name="T5">int</text:span><text:span text:style-name="T6">&gt;* &gt; </text:span><text:span text:style-name="T10">fichierLignes</text:span><text:span text:style-name="T6">;</text:span></text:p>
        </text:list-item>
        <text:list-item>
          <text:p text:style-name="P2"><text:span text:style-name="T6"><text:s text:c="8"/></text:span><text:span text:style-name="T5">typedef</text:span><text:span text:style-name="T6"> std::</text:span><text:span text:style-name="T10">map</text:span><text:span text:style-name="T6">&lt; std::</text:span><text:span text:style-name="T10">string</text:span><text:span text:style-name="T6">, std::</text:span><text:span text:style-name="T10">list</text:span><text:span text:style-name="T6">&lt;</text:span><text:span text:style-name="T10">fichierLignes</text:span><text:span text:style-name="T6">&gt;* &gt; </text:span><text:span text:style-name="T10">identFichiers</text:span><text:span text:style-name="T6">;</text:span></text:p>
        </text:list-item>
        <text:list-item>
          <text:p text:style-name="P8"><text:s text:c="8"/></text:p>
        </text:list-item>
        <text:list-item>
          <text:p text:style-name="P2"><text:span text:style-name="T6"><text:s text:c="8"/></text:span><text:span text:style-name="T11">//----------------------------------------------------- Méthodes publiques</text:span></text:p>
        </text:list-item>
        <text:list-item>
          <text:p text:style-name="P2"/>
        </text:list-item>
        <text:list-item>
          <text:p text:style-name="P2"><text:span text:style-name="T6"><text:s text:c="8"/></text:span><text:span text:style-name="T11">/**</text:span></text:p>
        </text:list-item>
        <text:list-item>
          <text:p text:style-name="P5"><text:s text:c="9"/>* Ajoute une référence à identifiant, placé à la ligne lineNum dans</text:p>
        </text:list-item>
        <text:list-item>
          <text:p text:style-name="P5"><text:s text:c="9"/>* le fichier nomFichier.</text:p>
        </text:list-item>
        <text:list-item>
          <text:p text:style-name="P5"><text:s text:c="9"/>*</text:p>
        </text:list-item>
        <text:list-item>
          <text:p text:style-name="P5"><text:s text:c="9"/>* Cette opération remet à zéro les méthodes de parcours de l'index.</text:p>
        </text:list-item>
        <text:list-item>
          <text:p text:style-name="P5"><text:s text:c="9"/>*</text:p>
        </text:list-item>
        <text:list-item>
          <text:p text:style-name="P5"><text:s text:c="9"/>* Contrat : nomFichier doit être le même fichier que la référence qui</text:p>
        </text:list-item>
        <text:list-item>
          <text:p text:style-name="P5"><text:s text:c="9"/>* vient d'être ajoutée, ou un nom de fichier qui n'a pas déjà été référencé</text:p>
        </text:list-item>
        <text:list-item>
          <text:p text:style-name="P5"><text:s text:c="9"/>* dans l'index pour l'identificateur indiqué.</text:p>
        </text:list-item>
        <text:list-item>
          <text:p text:style-name="P5"><text:s text:c="9"/>*</text:p>
        </text:list-item>
        <text:list-item>
          <text:p text:style-name="P5"><text:s text:c="9"/>* @param identifiant L'identifiant à référencer (chaîne non vide).</text:p>
        </text:list-item>
        <text:list-item>
          <text:p text:style-name="P5"><text:s text:c="9"/>* @param lineNum La ligne concernée (entier naturel non nul).</text:p>
        </text:list-item>
        <text:list-item>
          <text:p text:style-name="P5"><text:s text:c="9"/>* @param nomFichier Le fichier concerné (chaîne non vide).</text:p>
        </text:list-item>
        <text:list-item>
          <text:p text:style-name="P5"><text:s text:c="9"/>* @return Si l'opération se déroule sans encombres, true ; sinon, false.</text:p>
        </text:list-item>
        <text:list-item>
          <text:p text:style-name="P5"><text:s text:c="9"/>*/</text:p>
        </text:list-item>
        <text:list-item>
          <text:p text:style-name="P2"><text:soft-page-break/><text:span text:style-name="T6"><text:s text:c="8"/></text:span><text:span text:style-name="T5">bool</text:span><text:span text:style-name="T6"> </text:span><text:span text:style-name="T7">AddLine</text:span><text:span text:style-name="T6">(std::</text:span><text:span text:style-name="T10">string</text:span><text:span text:style-name="T6"> identifiant, </text:span><text:span text:style-name="T5">int</text:span><text:span text:style-name="T6"> lineNum, std::</text:span><text:span text:style-name="T10">string</text:span><text:span text:style-name="T6"> nomFichier);</text:span></text:p>
        </text:list-item>
        <text:list-item>
          <text:p text:style-name="P2"/>
        </text:list-item>
        <text:list-item>
          <text:p text:style-name="P2"><text:span text:style-name="T6"><text:s text:c="8"/></text:span><text:span text:style-name="T11">/**</text:span></text:p>
        </text:list-item>
        <text:list-item>
          <text:p text:style-name="P5"><text:s text:c="9"/>* Indique si un autre identifiant existe dans l'index.</text:p>
        </text:list-item>
        <text:list-item>
          <text:p text:style-name="P5"><text:s text:c="9"/>*</text:p>
        </text:list-item>
        <text:list-item>
          <text:p text:style-name="P5"><text:s text:c="9"/>* @return S'il existe un autre identifiant, retourne true ; sinon, false.</text:p>
        </text:list-item>
        <text:list-item>
          <text:p text:style-name="P5"><text:s text:c="9"/>*/</text:p>
        </text:list-item>
        <text:list-item>
          <text:p text:style-name="P2"><text:span text:style-name="T6"><text:s text:c="8"/></text:span><text:span text:style-name="T5">bool</text:span><text:span text:style-name="T6"> </text:span><text:span text:style-name="T7">HasNextIdent</text:span><text:span text:style-name="T6">();</text:span></text:p>
        </text:list-item>
        <text:list-item>
          <text:p text:style-name="P2"/>
        </text:list-item>
        <text:list-item>
          <text:p text:style-name="P2"><text:span text:style-name="T6"><text:s text:c="8"/></text:span><text:span text:style-name="T11">/**</text:span></text:p>
        </text:list-item>
        <text:list-item>
          <text:p text:style-name="P5"><text:s text:c="9"/>* Indique si un autre fichier associé à l'identifiant courant existe dans l'index.</text:p>
        </text:list-item>
        <text:list-item>
          <text:p text:style-name="P5"><text:s text:c="9"/>*</text:p>
        </text:list-item>
        <text:list-item>
          <text:p text:style-name="P5"><text:s text:c="9"/>* @return S'il existe un autre fichier, retourne true ; sinon, false.</text:p>
        </text:list-item>
        <text:list-item>
          <text:p text:style-name="P5"><text:s text:c="9"/>*/</text:p>
        </text:list-item>
        <text:list-item>
          <text:p text:style-name="P2"><text:span text:style-name="T6"><text:s text:c="8"/></text:span><text:span text:style-name="T5">bool</text:span><text:span text:style-name="T6"> </text:span><text:span text:style-name="T7">HasNextFile</text:span><text:span text:style-name="T6">();</text:span></text:p>
        </text:list-item>
        <text:list-item>
          <text:p text:style-name="P2"/>
        </text:list-item>
        <text:list-item>
          <text:p text:style-name="P2"><text:span text:style-name="T6"><text:s text:c="8"/></text:span><text:span text:style-name="T11">/**</text:span></text:p>
        </text:list-item>
        <text:list-item>
          <text:p text:style-name="P6"><text:s text:c="9"/>* Indique s'il existe une autre ligne associée à l'identifiant courant dans</text:p>
        </text:list-item>
        <text:list-item>
          <text:p text:style-name="P6"><text:s text:c="9"/>* l'index.</text:p>
        </text:list-item>
        <text:list-item>
          <text:p text:style-name="P5"><text:s text:c="9"/>*</text:p>
        </text:list-item>
        <text:list-item>
          <text:p text:style-name="P5"><text:s text:c="9"/>* @return S'il existe une autre ligne, retourne true ; sinon, false.</text:p>
        </text:list-item>
        <text:list-item>
          <text:p text:style-name="P5"><text:s text:c="9"/>*/</text:p>
        </text:list-item>
        <text:list-item>
          <text:p text:style-name="P2"><text:span text:style-name="T6"><text:s text:c="8"/></text:span><text:span text:style-name="T5">bool</text:span><text:span text:style-name="T6"> </text:span><text:span text:style-name="T7">HasNextLine</text:span><text:span text:style-name="T6">();</text:span></text:p>
        </text:list-item>
        <text:list-item>
          <text:p text:style-name="P2"/>
        </text:list-item>
        <text:list-item>
          <text:p text:style-name="P2"><text:span text:style-name="T6"><text:s text:c="8"/></text:span><text:span text:style-name="T11">/**</text:span></text:p>
        </text:list-item>
        <text:list-item>
          <text:p text:style-name="P5"><text:s text:c="9"/>* Récupère la prochaine ligne associée à l'identifiant en cours.</text:p>
        </text:list-item>
        <text:list-item>
          <text:p text:style-name="P5"><text:s text:c="9"/>*</text:p>
        </text:list-item>
        <text:list-item>
          <text:p text:style-name="P5"><text:s text:c="9"/>* @return La prochaine ligne, ou -1 si plus aucun autre ligne ne contient</text:p>
        </text:list-item>
        <text:list-item>
          <text:p text:style-name="P5"><text:s text:c="9"/>* l'identifiant.</text:p>
        </text:list-item>
        <text:list-item>
          <text:p text:style-name="P5"><text:s text:c="9"/>*/</text:p>
        </text:list-item>
        <text:list-item>
          <text:p text:style-name="P2"><text:span text:style-name="T6"><text:s text:c="8"/></text:span><text:span text:style-name="T5">int</text:span><text:span text:style-name="T6"> </text:span><text:span text:style-name="T7">NextLine</text:span><text:span text:style-name="T6">();</text:span></text:p>
        </text:list-item>
        <text:list-item>
          <text:p text:style-name="P2"/>
        </text:list-item>
        <text:list-item>
          <text:p text:style-name="P2"><text:span text:style-name="T6"><text:s text:c="8"/></text:span><text:span text:style-name="T11">/**</text:span></text:p>
        </text:list-item>
        <text:list-item>
          <text:p text:style-name="P5"><text:s text:c="9"/>* Récupère le prochain fichier où se situe l'identifiant en cours.</text:p>
        </text:list-item>
        <text:list-item>
          <text:p text:style-name="P5"><text:s text:c="9"/>*</text:p>
        </text:list-item>
        <text:list-item>
          <text:p text:style-name="P6"><text:s text:c="9"/>* @return Le prochain fichier, ou une chaîne vide si plus aucun autre fichier </text:p>
        </text:list-item>
        <text:list-item>
          <text:p text:style-name="P6"><text:s text:c="9"/>* ne contient</text:p>
        </text:list-item>
        <text:list-item>
          <text:p text:style-name="P6"><text:s text:c="9"/>* l'identifiant.</text:p>
        </text:list-item>
        <text:list-item>
          <text:p text:style-name="P5"><text:s text:c="9"/>*/</text:p>
        </text:list-item>
        <text:list-item>
          <text:p text:style-name="P2"><text:span text:style-name="T6"><text:s text:c="8"/>std::</text:span><text:span text:style-name="T10">string</text:span><text:span text:style-name="T6"> </text:span><text:span text:style-name="T7">NextFile</text:span><text:span text:style-name="T6">();</text:span></text:p>
        </text:list-item>
        <text:list-item>
          <text:p text:style-name="P2"/>
        </text:list-item>
        <text:list-item>
          <text:p text:style-name="P2"><text:span text:style-name="T6"><text:s text:c="8"/></text:span><text:span text:style-name="T11">/**</text:span></text:p>
        </text:list-item>
        <text:list-item>
          <text:p text:style-name="P5"><text:s text:c="9"/>* Récupère le prochain identifiant contenu dans l'index des références.</text:p>
        </text:list-item>
        <text:list-item>
          <text:p text:style-name="P5"><text:s text:c="9"/>*</text:p>
        </text:list-item>
        <text:list-item>
          <text:p text:style-name="P6"><text:s text:c="9"/>* @return Le prochain identifiant, ou une chaîne vide si la fin de l'index est atteinte.</text:p>
        </text:list-item>
        <text:list-item>
          <text:p text:style-name="P5"><text:s text:c="9"/>*/</text:p>
        </text:list-item>
        <text:list-item>
          <text:p text:style-name="P2"><text:span text:style-name="T6"><text:s text:c="8"/>std::</text:span><text:span text:style-name="T10">string</text:span><text:span text:style-name="T6"> </text:span><text:span text:style-name="T7">NextIdent</text:span><text:span text:style-name="T6">();</text:span></text:p>
        </text:list-item>
        <text:list-item>
          <text:p text:style-name="P2"/>
        </text:list-item>
        <text:list-item>
          <text:p text:style-name="P2"><text:span text:style-name="T6"><text:s text:c="8"/></text:span><text:span text:style-name="T11">//------------------------------------------------- Surcharge d'opérateurs</text:span></text:p>
        </text:list-item>
        <text:list-item>
          <text:p text:style-name="P2"/>
        </text:list-item>
        <text:list-item>
          <text:p text:style-name="P2"><text:span text:style-name="T6"><text:s text:c="8"/></text:span><text:span text:style-name="T11">/**</text:span></text:p>
        </text:list-item>
        <text:list-item>
          <text:p text:style-name="P5"><text:s text:c="9"/>* Assigne le contenu d'unIndex dans l'index.</text:p>
        </text:list-item>
        <text:list-item>
          <text:p text:style-name="P5"><text:s text:c="9"/>*</text:p>
        </text:list-item>
        <text:list-item>
          <text:p text:style-name="P5"><text:s text:c="9"/>* @param unIndex L'index dont le contenu est copié.</text:p>
        </text:list-item>
        <text:list-item>
          <text:p text:style-name="P5"><text:s text:c="9"/>*/</text:p>
        </text:list-item>
        <text:list-item>
          <text:p text:style-name="P2"><text:span text:style-name="T6"><text:s text:c="8"/></text:span><text:span text:style-name="T10">Index</text:span><text:span text:style-name="T6"> &amp; </text:span><text:span text:style-name="T7">operator =</text:span><text:span text:style-name="T6">(</text:span><text:span text:style-name="T5">const</text:span><text:span text:style-name="T6"> </text:span><text:span text:style-name="T10">Index</text:span><text:span text:style-name="T6"> &amp; unIndex);</text:span></text:p>
        </text:list-item>
        <text:list-item>
          <text:p text:style-name="P2"/>
        </text:list-item>
        <text:list-item>
          <text:p text:style-name="P2"><text:span text:style-name="T6"><text:s text:c="8"/></text:span><text:span text:style-name="T11">//-------------------------------------------- Constructeurs - destructeur</text:span></text:p>
        </text:list-item>
        <text:list-item>
          <text:p text:style-name="P2"/>
        </text:list-item>
        <text:list-item>
          <text:p text:style-name="P2"/>
        </text:list-item>
        <text:list-item>
          <text:p text:style-name="P2"><text:span text:style-name="T6"><text:s text:c="8"/></text:span><text:span text:style-name="T11">/**</text:span></text:p>
        </text:list-item>
        <text:list-item>
          <text:p text:style-name="P5"><text:s text:c="9"/>* Construit un nouvel Index à partir des données d'unIndex (constructeur</text:p>
        </text:list-item>
        <text:list-item>
          <text:p text:style-name="P5"><text:s text:c="9"/>* de copie).</text:p>
        </text:list-item>
        <text:list-item>
          <text:p text:style-name="P5"><text:soft-page-break/><text:s text:c="9"/>*</text:p>
        </text:list-item>
        <text:list-item>
          <text:p text:style-name="P5"><text:s text:c="9"/>* @param unIndex L'index dont le contenu est copié.</text:p>
        </text:list-item>
        <text:list-item>
          <text:p text:style-name="P5"><text:s text:c="9"/>*/</text:p>
        </text:list-item>
        <text:list-item>
          <text:p text:style-name="P2"><text:span text:style-name="T6"><text:s text:c="8"/></text:span><text:span text:style-name="T7">Index</text:span><text:span text:style-name="T6">(</text:span><text:span text:style-name="T5">const</text:span><text:span text:style-name="T6"> </text:span><text:span text:style-name="T10">Index</text:span><text:span text:style-name="T6"> &amp; unIndex);</text:span></text:p>
        </text:list-item>
        <text:list-item>
          <text:p text:style-name="P2"/>
        </text:list-item>
        <text:list-item>
          <text:p text:style-name="P2"><text:span text:style-name="T6"><text:s text:c="8"/></text:span><text:span text:style-name="T11">/**</text:span></text:p>
        </text:list-item>
        <text:list-item>
          <text:p text:style-name="P5"><text:s text:c="9"/>* Construit un nouvel Index vide.</text:p>
        </text:list-item>
        <text:list-item>
          <text:p text:style-name="P5"><text:s text:c="9"/>*/</text:p>
        </text:list-item>
        <text:list-item>
          <text:p text:style-name="P8"><text:s text:c="8"/><text:span text:style-name="T19">Index</text:span>();</text:p>
        </text:list-item>
        <text:list-item>
          <text:p text:style-name="P2"/>
        </text:list-item>
        <text:list-item>
          <text:p text:style-name="P2"><text:span text:style-name="T6"><text:s text:c="8"/></text:span><text:span text:style-name="T11">/**</text:span></text:p>
        </text:list-item>
        <text:list-item>
          <text:p text:style-name="P5"><text:s text:c="9"/>* Dértuit l'index.</text:p>
        </text:list-item>
        <text:list-item>
          <text:p text:style-name="P5"><text:s text:c="9"/>*/</text:p>
        </text:list-item>
        <text:list-item>
          <text:p text:style-name="P2"><text:span text:style-name="T6"><text:s text:c="8"/></text:span><text:span text:style-name="T5">virtual</text:span><text:span text:style-name="T6"> </text:span><text:span text:style-name="T7">~Index</text:span><text:span text:style-name="T6">();</text:span></text:p>
        </text:list-item>
        <text:list-item>
          <text:p text:style-name="P2"/>
        </text:list-item>
        <text:list-item>
          <text:p text:style-name="P2"><text:span text:style-name="T6"><text:s text:c="8"/></text:span><text:span text:style-name="T11">//================================================================== PRIVÉ</text:span></text:p>
        </text:list-item>
        <text:list-item>
          <text:p text:style-name="P2"/>
        </text:list-item>
        <text:list-item>
          <text:p text:style-name="P2"><text:span text:style-name="T6"><text:s text:c="4"/></text:span><text:span text:style-name="T5">protected</text:span><text:span text:style-name="T6">:</text:span></text:p>
        </text:list-item>
        <text:list-item>
          <text:p text:style-name="P2"><text:span text:style-name="T6"><text:s text:c="8"/></text:span><text:span text:style-name="T11">//----------------------------------------------------- Méthodes protégées</text:span></text:p>
        </text:list-item>
        <text:list-item>
          <text:p text:style-name="P2"/>
        </text:list-item>
        <text:list-item>
          <text:p text:style-name="P2"><text:span text:style-name="T6"><text:s text:c="8"/></text:span><text:span text:style-name="T5">void</text:span><text:span text:style-name="T6"> </text:span><text:span text:style-name="T7">resetIterators</text:span><text:span text:style-name="T6">();</text:span></text:p>
        </text:list-item>
        <text:list-item>
          <text:p text:style-name="P2"/>
        </text:list-item>
        <text:list-item>
          <text:p text:style-name="P2"><text:span text:style-name="T6"><text:s text:c="8"/></text:span><text:span text:style-name="T11">//----------------------------------------------------- Attributs protégés</text:span></text:p>
        </text:list-item>
        <text:list-item>
          <text:p text:style-name="P2"><text:span text:style-name="T6"><text:s text:c="8"/></text:span><text:span text:style-name="T11">/**</text:span></text:p>
        </text:list-item>
        <text:list-item>
          <text:p text:style-name="P5"><text:s text:c="9"/>* Contient les données de l'index.</text:p>
        </text:list-item>
        <text:list-item>
          <text:p text:style-name="P5"><text:s text:c="9"/>*</text:p>
        </text:list-item>
        <text:list-item>
          <text:p text:style-name="P5"><text:s text:c="9"/>* Représentation rapide (syntaxe YAML) :</text:p>
        </text:list-item>
        <text:list-item>
          <text:p text:style-name="P5"><text:s text:c="9"/>* <text:s text:c="2"/>world:</text:p>
        </text:list-item>
        <text:list-item>
          <text:p text:style-name="P5"><text:s text:c="9"/>* <text:s text:c="4"/>- (fichier1.cpp, [1, 2, 8, 12])</text:p>
        </text:list-item>
        <text:list-item>
          <text:p text:style-name="P5"><text:s text:c="9"/>* <text:s text:c="4"/>- (fichier2.cpp, [3, 4, 5, 12])</text:p>
        </text:list-item>
        <text:list-item>
          <text:p text:style-name="P5"><text:s text:c="9"/>* <text:s text:c="4"/>- (fichier3.cpp, [15, 16, 23, 42])</text:p>
        </text:list-item>
        <text:list-item>
          <text:p text:style-name="P5"><text:s text:c="9"/>* <text:s text:c="2"/>test:</text:p>
        </text:list-item>
        <text:list-item>
          <text:p text:style-name="P5"><text:s text:c="9"/>* <text:s text:c="4"/>- (fichier1.cpp, [4, 8])</text:p>
        </text:list-item>
        <text:list-item>
          <text:p text:style-name="P5"><text:s text:c="9"/>* <text:s text:c="4"/>- (fichier5.cpp, [2])</text:p>
        </text:list-item>
        <text:list-item>
          <text:p text:style-name="P5"><text:s text:c="9"/>*/</text:p>
        </text:list-item>
        <text:list-item>
          <text:p text:style-name="P2"><text:span text:style-name="T6"><text:s text:c="8"/></text:span><text:span text:style-name="T10">identFichiers</text:span><text:span text:style-name="T6"> </text:span><text:span text:style-name="T18">refs</text:span><text:span text:style-name="T6">;</text:span></text:p>
        </text:list-item>
        <text:list-item>
          <text:p text:style-name="P8"><text:s text:c="8"/></text:p>
        </text:list-item>
        <text:list-item>
          <text:p text:style-name="P2"><text:span text:style-name="T6"><text:s text:c="8"/></text:span><text:span text:style-name="T11">/**</text:span></text:p>
        </text:list-item>
        <text:list-item>
          <text:p text:style-name="P5"><text:s text:c="9"/>* Indique si les itérateurs internes sont valides ou non.</text:p>
        </text:list-item>
        <text:list-item>
          <text:p text:style-name="P5"><text:s text:c="9"/>* </text:p>
        </text:list-item>
        <text:list-item>
          <text:p text:style-name="P5"><text:s text:c="9"/>* Typiquement, dès qu'une insertion est effectuée, les itérateurs</text:p>
        </text:list-item>
        <text:list-item>
          <text:p text:style-name="P5"><text:s text:c="9"/>* ne sont plus utilisables. AddLine mets alors areItValid à false</text:p>
        </text:list-item>
        <text:list-item>
          <text:p text:style-name="P5"><text:s text:c="9"/>* et les méthodes utilisant les itérateurs testent si areItValid </text:p>
        </text:list-item>
        <text:list-item>
          <text:p text:style-name="P5"><text:s text:c="9"/>* est vrai ; sinon, la méthode resetIterators est appelée.</text:p>
        </text:list-item>
        <text:list-item>
          <text:p text:style-name="P5"><text:s text:c="9"/>*/</text:p>
        </text:list-item>
        <text:list-item>
          <text:p text:style-name="P2"><text:span text:style-name="T6"><text:s text:c="8"/></text:span><text:span text:style-name="T5">bool</text:span><text:span text:style-name="T6"> </text:span><text:span text:style-name="T18">areItValid</text:span><text:span text:style-name="T6">;</text:span></text:p>
        </text:list-item>
        <text:list-item>
          <text:p text:style-name="P8"><text:s text:c="8"/></text:p>
        </text:list-item>
        <text:list-item>
          <text:p text:style-name="P2"><text:span text:style-name="T6"><text:s text:c="8"/></text:span><text:span text:style-name="T11">/**</text:span></text:p>
        </text:list-item>
        <text:list-item>
          <text:p text:style-name="P5"><text:s text:c="9"/>* Contient l'itérateur utilisé pour parcourir les identifiants.</text:p>
        </text:list-item>
        <text:list-item>
          <text:p text:style-name="P5"><text:s text:c="9"/>*/</text:p>
        </text:list-item>
        <text:list-item>
          <text:p text:style-name="P2"><text:span text:style-name="T6"><text:s text:c="8"/></text:span><text:span text:style-name="T10">identFichiers</text:span><text:span text:style-name="T6">::</text:span><text:span text:style-name="T10">iterator</text:span><text:span text:style-name="T6"> </text:span><text:span text:style-name="T18">itIdent</text:span><text:span text:style-name="T6">;</text:span></text:p>
        </text:list-item>
        <text:list-item>
          <text:p text:style-name="P8"><text:s text:c="8"/></text:p>
        </text:list-item>
        <text:list-item>
          <text:p text:style-name="P2"><text:span text:style-name="T6"><text:s text:c="8"/></text:span><text:span text:style-name="T11">/**</text:span></text:p>
        </text:list-item>
        <text:list-item>
          <text:p text:style-name="P5"><text:s text:c="9"/>* Itérateur pointant sur l'identifiant courant.</text:p>
        </text:list-item>
        <text:list-item>
          <text:p text:style-name="P5"><text:s text:c="9"/>*/</text:p>
        </text:list-item>
        <text:list-item>
          <text:p text:style-name="P2"><text:span text:style-name="T6"><text:s text:c="8"/></text:span><text:span text:style-name="T10">identFichiers</text:span><text:span text:style-name="T6">::</text:span><text:span text:style-name="T10">iterator</text:span><text:span text:style-name="T6"> </text:span><text:span text:style-name="T18">curIdent</text:span><text:span text:style-name="T6">;</text:span></text:p>
        </text:list-item>
        <text:list-item>
          <text:p text:style-name="P8"><text:s text:c="8"/></text:p>
        </text:list-item>
        <text:list-item>
          <text:p text:style-name="P2"><text:span text:style-name="T6"><text:s text:c="8"/></text:span><text:span text:style-name="T11">/**</text:span></text:p>
        </text:list-item>
        <text:list-item>
          <text:p text:style-name="P5"><text:s text:c="9"/>* Contient l'itérateur actuel sur les fichiers.</text:p>
        </text:list-item>
        <text:list-item>
          <text:p text:style-name="P5"><text:s text:c="9"/>*/</text:p>
        </text:list-item>
        <text:list-item>
          <text:p text:style-name="P2"><text:span text:style-name="T6"><text:s text:c="8"/>std::</text:span><text:span text:style-name="T10">list</text:span><text:span text:style-name="T6">&lt;</text:span><text:span text:style-name="T10">fichierLignes</text:span><text:span text:style-name="T6">&gt;::</text:span><text:span text:style-name="T10">iterator</text:span><text:span text:style-name="T6"> </text:span><text:span text:style-name="T18">itFichier</text:span><text:span text:style-name="T6">;</text:span></text:p>
        </text:list-item>
        <text:list-item>
          <text:p text:style-name="P8"><text:s text:c="8"/></text:p>
        </text:list-item>
        <text:list-item>
          <text:p text:style-name="P2"><text:span text:style-name="T6"><text:s text:c="8"/></text:span><text:span text:style-name="T11">/**</text:span></text:p>
        </text:list-item>
        <text:list-item>
          <text:p text:style-name="P5"><text:s text:c="9"/>* Itérateur pointant sur le fichier courant.</text:p>
        </text:list-item>
        <text:list-item>
          <text:p text:style-name="P5"><text:soft-page-break/><text:s text:c="9"/>*/</text:p>
        </text:list-item>
        <text:list-item>
          <text:p text:style-name="P2"><text:span text:style-name="T6"><text:s text:c="8"/>std::</text:span><text:span text:style-name="T10">list</text:span><text:span text:style-name="T6">&lt;</text:span><text:span text:style-name="T10">fichierLignes</text:span><text:span text:style-name="T6">&gt;::</text:span><text:span text:style-name="T10">iterator</text:span><text:span text:style-name="T6"> </text:span><text:span text:style-name="T18">curFichier</text:span><text:span text:style-name="T6">;</text:span></text:p>
        </text:list-item>
        <text:list-item>
          <text:p text:style-name="P8"><text:s text:c="8"/></text:p>
        </text:list-item>
        <text:list-item>
          <text:p text:style-name="P2"><text:span text:style-name="T6"><text:s text:c="8"/></text:span><text:span text:style-name="T11">/**</text:span></text:p>
        </text:list-item>
        <text:list-item>
          <text:p text:style-name="P5"><text:s text:c="9"/>* Contient l'itérateur actuel sur les lignes.</text:p>
        </text:list-item>
        <text:list-item>
          <text:p text:style-name="P5"><text:s text:c="9"/>*/</text:p>
        </text:list-item>
        <text:list-item>
          <text:p text:style-name="P2"><text:span text:style-name="T6"><text:s text:c="8"/>std::</text:span><text:span text:style-name="T10">list</text:span><text:span text:style-name="T6">&lt;</text:span><text:span text:style-name="T5">int</text:span><text:span text:style-name="T6">&gt;::</text:span><text:span text:style-name="T10">iterator</text:span><text:span text:style-name="T6"> </text:span><text:span text:style-name="T18">itLigne</text:span><text:span text:style-name="T6">;</text:span></text:p>
        </text:list-item>
        <text:list-item>
          <text:p text:style-name="P8"><text:s text:c="8"/></text:p>
        </text:list-item>
        <text:list-item>
          <text:p text:style-name="P2"><text:span text:style-name="T6"><text:s text:c="8"/></text:span><text:span text:style-name="T11">/**</text:span></text:p>
        </text:list-item>
        <text:list-item>
          <text:p text:style-name="P5"><text:s text:c="9"/>* Itérateur pointant sur la ligne courante.</text:p>
        </text:list-item>
        <text:list-item>
          <text:p text:style-name="P5"><text:s text:c="9"/>*/</text:p>
        </text:list-item>
        <text:list-item>
          <text:p text:style-name="P2"><text:span text:style-name="T6"><text:s text:c="8"/>std::</text:span><text:span text:style-name="T10">list</text:span><text:span text:style-name="T6">&lt;</text:span><text:span text:style-name="T5">int</text:span><text:span text:style-name="T6">&gt;::</text:span><text:span text:style-name="T10">iterator</text:span><text:span text:style-name="T6"> </text:span><text:span text:style-name="T18">curLigne</text:span><text:span text:style-name="T6">;</text:span></text:p>
        </text:list-item>
        <text:list-item>
          <text:p text:style-name="P8">};</text:p>
        </text:list-item>
        <text:list-item>
          <text:p text:style-name="P2"/>
        </text:list-item>
        <text:list-item>
          <text:p text:style-name="P5">//--------------------------- Autres définitions dépendantes de &lt;Index&gt;</text:p>
        </text:list-item>
        <text:list-item>
          <text:p text:style-name="P2"/>
        </text:list-item>
        <text:list-item>
          <text:p text:style-name="P2"><text:span text:style-name="T5">#endif</text:span><text:span text:style-name="T6"> </text:span><text:span text:style-name="T11">// INDEX_H_</text:span></text:p>
        </text:list-item>
      </text:list>
      <text:p text:style-name="P17"><text:span text:style-name="T4"/></text:p>
      <text:h text:style-name="P20" text:outline-level="3"><text:span text:style-name="T4">Index.cpp</text:span></text:h>
      <text:list xml:id="list695914791" text:continue-list="list1227554665" text:style-name="Numbering_20_1">
        <text:list-item text:start-value="1">
          <text:p text:style-name="P4"><text:span text:style-name="T4">/*************************************************************************</text:span></text:p>
        </text:list-item>
        <text:list-item>
          <text:p text:style-name="P5"><text:s/>Index - Stocke des références vers des identifiants, fichiers et lignes</text:p>
        </text:list-item>
        <text:list-item>
          <text:p text:style-name="P5"><text:s/>-------------------</text:p>
        </text:list-item>
        <text:list-item>
          <text:p text:style-name="P5"><text:s/>début <text:s text:c="15"/>: 19 nov. 2010</text:p>
        </text:list-item>
        <text:list-item>
          <text:p text:style-name="P5"><text:s/>copyright <text:s text:c="11"/>: (C) 2010 par ssignoud et 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 Réalisation de la classe &lt;Index&gt; (fichier Index.cpp) ]========</text:p>
        </text:list-item>
        <text:list-item>
          <text:p text:style-name="P2"/>
        </text:list-item>
        <text:list-item>
          <text:p text:style-name="P5">// =============================================================== INCLUDE</text:p>
        </text:list-item>
        <text:list-item>
          <text:p text:style-name="P2"/>
        </text:list-item>
        <text:list-item>
          <text:p text:style-name="P5">// ------------------------------------------------------- Include système</text:p>
        </text:list-item>
        <text:list-item>
          <text:p text:style-name="P2"/>
        </text:list-item>
        <text:list-item>
          <text:p text:style-name="P2"><text:span text:style-name="T5">using</text:span><text:span text:style-name="T6"> </text:span><text:span text:style-name="T5">namespace</text:span><text:span text:style-name="T6"> std;</text:span></text:p>
        </text:list-item>
        <text:list-item>
          <text:p text:style-name="P2"><text:span text:style-name="T5">#include</text:span><text:span text:style-name="T6"> </text:span><text:span text:style-name="T9">&lt;iostream&gt;</text:span></text:p>
        </text:list-item>
        <text:list-item>
          <text:p text:style-name="P2"/>
        </text:list-item>
        <text:list-item>
          <text:p text:style-name="P5">//------------------------------------------------------ Include personnel</text:p>
        </text:list-item>
        <text:list-item>
          <text:p text:style-name="P2"><text:span text:style-name="T5">#include</text:span><text:span text:style-name="T6"> </text:span><text:span text:style-name="T9">"Index.h"</text:span></text:p>
        </text:list-item>
        <text:list-item>
          <text:p text:style-name="P2"/>
        </text:list-item>
        <text:list-item>
          <text:p text:style-name="P5">// ================================================================ PUBLIC</text:p>
        </text:list-item>
        <text:list-item>
          <text:p text:style-name="P2"/>
        </text:list-item>
        <text:list-item>
          <text:p text:style-name="P5">/**</text:p>
        </text:list-item>
        <text:list-item>
          <text:p text:style-name="P5"><text:s/>* @algorithm L'algorithme a été décrit dans le dossier de Spécifiations.</text:p>
        </text:list-item>
        <text:list-item>
          <text:p text:style-name="P5"><text:s/>*/</text:p>
        </text:list-item>
        <text:list-item>
          <text:p text:style-name="P2"><text:span text:style-name="T5">bool</text:span><text:span text:style-name="T6"> </text:span><text:span text:style-name="T7">Index::AddLine</text:span><text:span text:style-name="T6">(std::</text:span><text:span text:style-name="T10">string</text:span><text:span text:style-name="T6"> identifiant, </text:span><text:span text:style-name="T5">int</text:span><text:span text:style-name="T6"> lineNum, std::</text:span><text:span text:style-name="T10">string</text:span><text:span text:style-name="T6"> nomFichier)</text:span></text:p>
        </text:list-item>
        <text:list-item>
          <text:p text:style-name="P8">{</text:p>
        </text:list-item>
        <text:list-item>
          <text:p text:style-name="P2"><text:span text:style-name="T6"><text:s text:c="4"/></text:span><text:span text:style-name="T11">// Les structures internes sont modifiées. On invalide les itérateurs</text:span></text:p>
        </text:list-item>
        <text:list-item>
          <text:p text:style-name="P2"><text:span text:style-name="T6"><text:s text:c="4"/></text:span><text:span text:style-name="T11">// de lecture pour éviter des erreurs légitimes et forcer leur </text:span></text:p>
        </text:list-item>
        <text:list-item>
          <text:p text:style-name="P2"><text:span text:style-name="T6"><text:s text:c="4"/></text:span><text:span text:style-name="T11">// réinitialisation.</text:span></text:p>
        </text:list-item>
        <text:list-item>
          <text:p text:style-name="P2"><text:span text:style-name="T6"><text:s text:c="4"/></text:span><text:span text:style-name="T18">areItValid</text:span><text:span text:style-name="T6"> = </text:span><text:span text:style-name="T5">false</text:span><text:span text:style-name="T6">;</text:span></text:p>
        </text:list-item>
        <text:list-item>
          <text:p text:style-name="P8"><text:s text:c="4"/></text:p>
        </text:list-item>
        <text:list-item>
          <text:p text:style-name="P2"><text:span text:style-name="T6"><text:s text:c="4"/></text:span><text:span text:style-name="T10">identFichiers</text:span><text:span text:style-name="T6">::</text:span><text:span text:style-name="T10">iterator</text:span><text:span text:style-name="T6"> it;</text:span></text:p>
        </text:list-item>
        <text:list-item>
          <text:p text:style-name="P2"><text:span text:style-name="T6"><text:s text:c="4"/>it = </text:span><text:span text:style-name="T18">refs</text:span><text:span text:style-name="T6">.find(identifiant);</text:span></text:p>
        </text:list-item>
        <text:list-item>
          <text:p text:style-name="P2"><text:span text:style-name="T6"><text:s text:c="4"/></text:span><text:span text:style-name="T5">if</text:span><text:span text:style-name="T6"> (it == </text:span><text:span text:style-name="T18">refs</text:span><text:span text:style-name="T6">.end())</text:span></text:p>
        </text:list-item>
        <text:list-item>
          <text:p text:style-name="P8"><text:s text:c="4"/>{</text:p>
        </text:list-item>
        <text:list-item>
          <text:p text:style-name="P2"><text:span text:style-name="T6"><text:s text:c="8"/></text:span><text:span text:style-name="T10">list</text:span><text:span text:style-name="T6">&lt;</text:span><text:span text:style-name="T5">int</text:span><text:span text:style-name="T6">&gt;* lignes = </text:span><text:span text:style-name="T5">new</text:span><text:span text:style-name="T6"> </text:span><text:span text:style-name="T10">list</text:span><text:span text:style-name="T6">&lt;</text:span><text:span text:style-name="T5">int</text:span><text:span text:style-name="T6">&gt;();</text:span></text:p>
        </text:list-item>
        <text:list-item>
          <text:p text:style-name="P8"><text:s text:c="8"/>lignes-&gt;push_back(lineNum);</text:p>
        </text:list-item>
        <text:list-item>
          <text:p text:style-name="P8"><text:s text:c="8"/></text:p>
        </text:list-item>
        <text:list-item>
          <text:p text:style-name="P2"><text:span text:style-name="T6"><text:s text:c="8"/></text:span><text:span text:style-name="T10">list</text:span><text:span text:style-name="T6">&lt;</text:span><text:span text:style-name="T10">fichierLignes</text:span><text:span text:style-name="T6">&gt;* liste = </text:span><text:span text:style-name="T5">new</text:span><text:span text:style-name="T6"> </text:span><text:span text:style-name="T10">list</text:span><text:span text:style-name="T6">&lt;</text:span><text:span text:style-name="T10">fichierLignes</text:span><text:span text:style-name="T6">&gt;();</text:span></text:p>
        </text:list-item>
        <text:list-item>
          <text:p text:style-name="P8"><text:s text:c="8"/>liste-&gt;push_back(make_pair(nomFichier, lignes));</text:p>
        </text:list-item>
        <text:list-item>
          <text:p text:style-name="P2"><text:span text:style-name="T6"><text:s text:c="8"/></text:span><text:span text:style-name="T5">return</text:span><text:span text:style-name="T6"> </text:span><text:span text:style-name="T18">refs</text:span><text:span text:style-name="T6">.insert(make_pair(identifiant, liste)).</text:span><text:span text:style-name="T18">second</text:span><text:span text:style-name="T6">;</text:span></text:p>
        </text:list-item>
        <text:list-item>
          <text:p text:style-name="P8"><text:s text:c="4"/>}</text:p>
        </text:list-item>
        <text:list-item>
          <text:p text:style-name="P2"><text:span text:style-name="T6"><text:s text:c="4"/></text:span><text:span text:style-name="T5">else</text:span><text:span text:style-name="T6"> </text:span><text:span text:style-name="T5">if</text:span><text:span text:style-name="T6"> ( (it-&gt;</text:span><text:span text:style-name="T18">second</text:span><text:span text:style-name="T6">-&gt;back().</text:span><text:span text:style-name="T18">first</text:span><text:span text:style-name="T6">) != nomFichier)</text:span></text:p>
        </text:list-item>
        <text:list-item>
          <text:p text:style-name="P8"><text:s text:c="4"/>{</text:p>
        </text:list-item>
        <text:list-item>
          <text:p text:style-name="P2"><text:span text:style-name="T6"><text:s text:c="8"/></text:span><text:span text:style-name="T10">list</text:span><text:span text:style-name="T6">&lt;</text:span><text:span text:style-name="T5">int</text:span><text:span text:style-name="T6">&gt;* lignes = </text:span><text:span text:style-name="T5">new</text:span><text:span text:style-name="T6"> </text:span><text:span text:style-name="T10">list</text:span><text:span text:style-name="T6">&lt;</text:span><text:span text:style-name="T5">int</text:span><text:span text:style-name="T6">&gt;();</text:span></text:p>
        </text:list-item>
        <text:list-item>
          <text:p text:style-name="P8"><text:s text:c="8"/>lignes-&gt;push_back(lineNum);</text:p>
        </text:list-item>
        <text:list-item>
          <text:p text:style-name="P8"><text:s text:c="8"/></text:p>
        </text:list-item>
        <text:list-item>
          <text:p text:style-name="P2"><text:span text:style-name="T6"><text:s text:c="8"/>it-&gt;</text:span><text:span text:style-name="T18">second</text:span><text:span text:style-name="T6">-&gt;push_back(make_pair(nomFichier, lignes));</text:span></text:p>
        </text:list-item>
        <text:list-item>
          <text:p text:style-name="P2"><text:span text:style-name="T6"><text:s text:c="8"/></text:span><text:span text:style-name="T5">return</text:span><text:span text:style-name="T6"> </text:span><text:span text:style-name="T5">true</text:span><text:span text:style-name="T6">;</text:span></text:p>
        </text:list-item>
        <text:list-item>
          <text:p text:style-name="P8"><text:s text:c="4"/>}</text:p>
        </text:list-item>
        <text:list-item>
          <text:p text:style-name="P2"><text:span text:style-name="T6"><text:s text:c="4"/></text:span><text:span text:style-name="T11">// On parse linéairement les fichiers, il suffit donc de vérifier que la dernière</text:span></text:p>
        </text:list-item>
        <text:list-item>
          <text:p text:style-name="P2"><text:span text:style-name="T6"><text:s text:c="4"/></text:span><text:span text:style-name="T11">// ligne mémorisée (pour cet identifiant dans ce fichier) n'est pas celle que</text:span></text:p>
        </text:list-item>
        <text:list-item>
          <text:p text:style-name="P2"><text:span text:style-name="T6"><text:s text:c="4"/></text:span><text:span text:style-name="T11">// l'on veut ajouter</text:span></text:p>
        </text:list-item>
        <text:list-item>
          <text:p text:style-name="P2"><text:span text:style-name="T6"><text:s text:c="4"/></text:span><text:span text:style-name="T5">else</text:span><text:span text:style-name="T6"> </text:span><text:span text:style-name="T5">if</text:span><text:span text:style-name="T6">( (it-&gt;</text:span><text:span text:style-name="T18">second</text:span><text:span text:style-name="T6">-&gt;back().</text:span><text:span text:style-name="T18">second</text:span><text:span text:style-name="T6">-&gt;back()) != lineNum)</text:span></text:p>
        </text:list-item>
        <text:list-item>
          <text:p text:style-name="P8"><text:soft-page-break/><text:s text:c="4"/>{</text:p>
        </text:list-item>
        <text:list-item>
          <text:p text:style-name="P2"><text:span text:style-name="T6"><text:s text:c="8"/>it-&gt;</text:span><text:span text:style-name="T18">second</text:span><text:span text:style-name="T6">-&gt;back().</text:span><text:span text:style-name="T18">second</text:span><text:span text:style-name="T6">-&gt;push_back(lineNum);</text:span></text:p>
        </text:list-item>
        <text:list-item>
          <text:p text:style-name="P2"><text:span text:style-name="T6"><text:s text:c="8"/></text:span><text:span text:style-name="T5">return</text:span><text:span text:style-name="T6"> </text:span><text:span text:style-name="T5">true</text:span><text:span text:style-name="T6">;</text:span></text:p>
        </text:list-item>
        <text:list-item>
          <text:p text:style-name="P8"><text:s text:c="4"/>}</text:p>
        </text:list-item>
        <text:list-item>
          <text:p text:style-name="P2"><text:span text:style-name="T6"><text:s text:c="4"/></text:span><text:span text:style-name="T5">return</text:span><text:span text:style-name="T6"> </text:span><text:span text:style-name="T5">false</text:span><text:span text:style-name="T6">;</text:span></text:p>
        </text:list-item>
        <text:list-item>
          <text:p text:style-name="P2"><text:span text:style-name="T6">} </text:span><text:span text:style-name="T11">//----- Fin de AddLine</text:span></text:p>
        </text:list-item>
        <text:list-item>
          <text:p text:style-name="P2"/>
        </text:list-item>
        <text:list-item>
          <text:p text:style-name="P2"><text:span text:style-name="T5">bool</text:span><text:span text:style-name="T6"> </text:span><text:span text:style-name="T7">Index::HasNextIdent</text:span><text:span text:style-name="T6">()</text:span></text:p>
        </text:list-item>
        <text:list-item>
          <text:p text:style-name="P8">{</text:p>
        </text:list-item>
        <text:list-item>
          <text:p text:style-name="P2"><text:span text:style-name="T6"><text:s text:c="2"/></text:span><text:span text:style-name="T5">if</text:span><text:span text:style-name="T6">(!</text:span><text:span text:style-name="T18">areItValid</text:span><text:span text:style-name="T6">) resetIterators();</text:span></text:p>
        </text:list-item>
        <text:list-item>
          <text:p text:style-name="P2"><text:span text:style-name="T6"><text:s text:c="2"/></text:span><text:span text:style-name="T5">return</text:span><text:span text:style-name="T6"> </text:span><text:span text:style-name="T18">itIdent</text:span><text:span text:style-name="T6"> != </text:span><text:span text:style-name="T18">refs</text:span><text:span text:style-name="T6">.end();</text:span></text:p>
        </text:list-item>
        <text:list-item>
          <text:p text:style-name="P2"><text:span text:style-name="T6">} </text:span><text:span text:style-name="T11">//----- Fin de HasNextIdent</text:span></text:p>
        </text:list-item>
        <text:list-item>
          <text:p text:style-name="P2"/>
        </text:list-item>
        <text:list-item>
          <text:p text:style-name="P2"><text:span text:style-name="T5">bool</text:span><text:span text:style-name="T6"> </text:span><text:span text:style-name="T7">Index::HasNextFile</text:span><text:span text:style-name="T6">()</text:span></text:p>
        </text:list-item>
        <text:list-item>
          <text:p text:style-name="P8">{</text:p>
        </text:list-item>
        <text:list-item>
          <text:p text:style-name="P2"><text:span text:style-name="T6"><text:s text:c="2"/></text:span><text:span text:style-name="T5">if</text:span><text:span text:style-name="T6">(!</text:span><text:span text:style-name="T18">areItValid</text:span><text:span text:style-name="T6">) resetIterators();</text:span></text:p>
        </text:list-item>
        <text:list-item>
          <text:p text:style-name="P2"><text:span text:style-name="T6"><text:s text:c="2"/></text:span><text:span text:style-name="T5">return</text:span><text:span text:style-name="T6"> </text:span><text:span text:style-name="T18">itFichier</text:span><text:span text:style-name="T6"> != </text:span><text:span text:style-name="T18">curIdent</text:span><text:span text:style-name="T6">-&gt;</text:span><text:span text:style-name="T18">second</text:span><text:span text:style-name="T6">-&gt;end();</text:span></text:p>
        </text:list-item>
        <text:list-item>
          <text:p text:style-name="P2"><text:span text:style-name="T6">} </text:span><text:span text:style-name="T11">//----- Fin de HasNextFile</text:span></text:p>
        </text:list-item>
        <text:list-item>
          <text:p text:style-name="P2"/>
        </text:list-item>
        <text:list-item>
          <text:p text:style-name="P2"><text:span text:style-name="T5">bool</text:span><text:span text:style-name="T6"> </text:span><text:span text:style-name="T7">Index::HasNextLine</text:span><text:span text:style-name="T6">()</text:span></text:p>
        </text:list-item>
        <text:list-item>
          <text:p text:style-name="P8">{</text:p>
        </text:list-item>
        <text:list-item>
          <text:p text:style-name="P2"><text:span text:style-name="T6"><text:s text:c="2"/></text:span><text:span text:style-name="T5">if</text:span><text:span text:style-name="T6">(!</text:span><text:span text:style-name="T18">areItValid</text:span><text:span text:style-name="T6">) resetIterators();</text:span></text:p>
        </text:list-item>
        <text:list-item>
          <text:p text:style-name="P2"><text:span text:style-name="T6"><text:s text:c="2"/></text:span><text:span text:style-name="T5">return</text:span><text:span text:style-name="T6"> </text:span><text:span text:style-name="T18">itLigne</text:span><text:span text:style-name="T6"> != </text:span><text:span text:style-name="T18">curFichier</text:span><text:span text:style-name="T6">-&gt;</text:span><text:span text:style-name="T18">second</text:span><text:span text:style-name="T6">-&gt;end();</text:span></text:p>
        </text:list-item>
        <text:list-item>
          <text:p text:style-name="P2"><text:span text:style-name="T6">} </text:span><text:span text:style-name="T11">//----- Fin de HasNextLine</text:span></text:p>
        </text:list-item>
        <text:list-item>
          <text:p text:style-name="P2"/>
        </text:list-item>
        <text:list-item>
          <text:p text:style-name="P2"><text:span text:style-name="T10">string</text:span><text:span text:style-name="T6"> </text:span><text:span text:style-name="T7">Index::NextIdent</text:span><text:span text:style-name="T6">()</text:span></text:p>
        </text:list-item>
        <text:list-item>
          <text:p text:style-name="P8">{</text:p>
        </text:list-item>
        <text:list-item>
          <text:p text:style-name="P2"><text:span text:style-name="T6"><text:s text:c="2"/></text:span><text:span text:style-name="T10">string</text:span><text:span text:style-name="T6"> retour = </text:span><text:span text:style-name="T18">itIdent</text:span><text:span text:style-name="T6">-&gt;</text:span><text:span text:style-name="T18">first</text:span><text:span text:style-name="T6">;</text:span></text:p>
        </text:list-item>
        <text:list-item>
          <text:p text:style-name="P2"><text:span text:style-name="T6"><text:s text:c="2"/></text:span><text:span text:style-name="T18">curIdent</text:span><text:span text:style-name="T6"> = </text:span><text:span text:style-name="T18">itIdent</text:span><text:span text:style-name="T6">;</text:span></text:p>
        </text:list-item>
        <text:list-item>
          <text:p text:style-name="P2"><text:span text:style-name="T6"><text:s text:c="2"/>++</text:span><text:span text:style-name="T18">itIdent</text:span><text:span text:style-name="T6">;</text:span></text:p>
        </text:list-item>
        <text:list-item>
          <text:p text:style-name="P2"><text:span text:style-name="T6"><text:s text:c="2"/></text:span><text:span text:style-name="T18">curFichier</text:span><text:span text:style-name="T6"> = </text:span><text:span text:style-name="T18">curIdent</text:span><text:span text:style-name="T6">-&gt;</text:span><text:span text:style-name="T18">second</text:span><text:span text:style-name="T6">-&gt;begin();</text:span></text:p>
        </text:list-item>
        <text:list-item>
          <text:p text:style-name="P2"><text:span text:style-name="T6"><text:s text:c="2"/></text:span><text:span text:style-name="T18">itFichier</text:span><text:span text:style-name="T6"> = </text:span><text:span text:style-name="T18">curFichier</text:span><text:span text:style-name="T6">;</text:span></text:p>
        </text:list-item>
        <text:list-item>
          <text:p text:style-name="P2"><text:span text:style-name="T6"><text:s text:c="2"/></text:span><text:span text:style-name="T5">return</text:span><text:span text:style-name="T6"> retour;</text:span></text:p>
        </text:list-item>
        <text:list-item>
          <text:p text:style-name="P2"><text:span text:style-name="T6">} </text:span><text:span text:style-name="T11">//----- Fin de NextIdent</text:span></text:p>
        </text:list-item>
        <text:list-item>
          <text:p text:style-name="P2"/>
        </text:list-item>
        <text:list-item>
          <text:p text:style-name="P2"><text:span text:style-name="T10">string</text:span><text:span text:style-name="T6"> </text:span><text:span text:style-name="T7">Index::NextFile</text:span><text:span text:style-name="T6">()</text:span></text:p>
        </text:list-item>
        <text:list-item>
          <text:p text:style-name="P8">{</text:p>
        </text:list-item>
        <text:list-item>
          <text:p text:style-name="P2"><text:span text:style-name="T6"><text:s text:c="2"/></text:span><text:span text:style-name="T10">string</text:span><text:span text:style-name="T6"> retour = </text:span><text:span text:style-name="T18">itFichier</text:span><text:span text:style-name="T6">-&gt;</text:span><text:span text:style-name="T18">first</text:span><text:span text:style-name="T6">;</text:span></text:p>
        </text:list-item>
        <text:list-item>
          <text:p text:style-name="P2"><text:span text:style-name="T6"><text:s text:c="2"/></text:span><text:span text:style-name="T18">curFichier</text:span><text:span text:style-name="T6"> = </text:span><text:span text:style-name="T18">itFichier</text:span><text:span text:style-name="T6">;</text:span></text:p>
        </text:list-item>
        <text:list-item>
          <text:p text:style-name="P2"><text:span text:style-name="T6"><text:s text:c="2"/>++</text:span><text:span text:style-name="T18">itFichier</text:span><text:span text:style-name="T6">;</text:span></text:p>
        </text:list-item>
        <text:list-item>
          <text:p text:style-name="P2"><text:span text:style-name="T6"><text:s text:c="2"/></text:span><text:span text:style-name="T18">curLigne</text:span><text:span text:style-name="T6"> = </text:span><text:span text:style-name="T18">curFichier</text:span><text:span text:style-name="T6">-&gt;</text:span><text:span text:style-name="T18">second</text:span><text:span text:style-name="T6">-&gt;begin();</text:span></text:p>
        </text:list-item>
        <text:list-item>
          <text:p text:style-name="P2"><text:span text:style-name="T6"><text:s text:c="2"/></text:span><text:span text:style-name="T18">itLigne</text:span><text:span text:style-name="T6"> = </text:span><text:span text:style-name="T18">curLigne</text:span><text:span text:style-name="T6">;</text:span></text:p>
        </text:list-item>
        <text:list-item>
          <text:p text:style-name="P2"><text:span text:style-name="T6"><text:s text:c="2"/></text:span><text:span text:style-name="T5">return</text:span><text:span text:style-name="T6"> retour;</text:span></text:p>
        </text:list-item>
        <text:list-item>
          <text:p text:style-name="P2"><text:span text:style-name="T6">} </text:span><text:span text:style-name="T11">//----- Fin de NextFile</text:span></text:p>
        </text:list-item>
        <text:list-item>
          <text:p text:style-name="P2"/>
        </text:list-item>
        <text:list-item>
          <text:p text:style-name="P2"><text:span text:style-name="T5">int</text:span><text:span text:style-name="T6"> </text:span><text:span text:style-name="T7">Index::NextLine</text:span><text:span text:style-name="T6">()</text:span></text:p>
        </text:list-item>
        <text:list-item>
          <text:p text:style-name="P8">{</text:p>
        </text:list-item>
        <text:list-item>
          <text:p text:style-name="P2"><text:span text:style-name="T6"><text:s text:c="2"/></text:span><text:span text:style-name="T5">int</text:span><text:span text:style-name="T6"> retour = *</text:span><text:span text:style-name="T18">itLigne</text:span><text:span text:style-name="T6">;</text:span></text:p>
        </text:list-item>
        <text:list-item>
          <text:p text:style-name="P2"><text:span text:style-name="T6"><text:s text:c="2"/></text:span><text:span text:style-name="T18">curLigne</text:span><text:span text:style-name="T6"> = </text:span><text:span text:style-name="T18">itLigne</text:span><text:span text:style-name="T6">;</text:span></text:p>
        </text:list-item>
        <text:list-item>
          <text:p text:style-name="P2"><text:span text:style-name="T6"><text:s text:c="2"/>++</text:span><text:span text:style-name="T18">itLigne</text:span><text:span text:style-name="T6">;</text:span></text:p>
        </text:list-item>
        <text:list-item>
          <text:p text:style-name="P2"><text:span text:style-name="T6"><text:s text:c="2"/></text:span><text:span text:style-name="T5">return</text:span><text:span text:style-name="T6"> retour;</text:span></text:p>
        </text:list-item>
        <text:list-item>
          <text:p text:style-name="P2"><text:span text:style-name="T6">} </text:span><text:span text:style-name="T11">//----- Fin de NextLine</text:span></text:p>
        </text:list-item>
        <text:list-item>
          <text:p text:style-name="P2"/>
        </text:list-item>
        <text:list-item>
          <text:p text:style-name="P2"/>
        </text:list-item>
        <text:list-item>
          <text:p text:style-name="P5">//------------------------------------------------- Surcharge d'opérateurs</text:p>
        </text:list-item>
        <text:list-item>
          <text:p text:style-name="P2"/>
        </text:list-item>
        <text:list-item>
          <text:p text:style-name="P2"><text:span text:style-name="T10">Index</text:span><text:span text:style-name="T6"> &amp; </text:span><text:span text:style-name="T7">Index::operator =</text:span><text:span text:style-name="T6">(</text:span><text:span text:style-name="T5">const</text:span><text:span text:style-name="T6"> </text:span><text:span text:style-name="T10">Index</text:span><text:span text:style-name="T6"> &amp; unIndex)</text:span></text:p>
        </text:list-item>
        <text:list-item>
          <text:p text:style-name="P8">{</text:p>
        </text:list-item>
        <text:list-item>
          <text:p text:style-name="P2"><text:span text:style-name="T6"><text:s text:c="2"/></text:span><text:span text:style-name="T18">refs</text:span><text:span text:style-name="T6"> = unIndex.</text:span><text:span text:style-name="T18">refs</text:span><text:span text:style-name="T6">;</text:span></text:p>
        </text:list-item>
        <text:list-item>
          <text:p text:style-name="P8"><text:s text:c="2"/>resetIterators();</text:p>
        </text:list-item>
        <text:list-item>
          <text:p text:style-name="P2"><text:span text:style-name="T6"><text:s text:c="2"/></text:span><text:span text:style-name="T5">return</text:span><text:span text:style-name="T6"> *</text:span><text:span text:style-name="T5">this</text:span><text:span text:style-name="T6">;</text:span></text:p>
        </text:list-item>
        <text:list-item>
          <text:p text:style-name="P2"><text:span text:style-name="T6">} </text:span><text:span text:style-name="T11">//----- Fin de operator =</text:span></text:p>
        </text:list-item>
        <text:list-item>
          <text:p text:style-name="P2"/>
        </text:list-item>
        <text:list-item>
          <text:p text:style-name="P2"/>
        </text:list-item>
        <text:list-item>
          <text:p text:style-name="P5"><text:soft-page-break/>//-------------------------------------------- Constructeurs - destructeur</text:p>
        </text:list-item>
        <text:list-item>
          <text:p text:style-name="P2"/>
        </text:list-item>
        <text:list-item>
          <text:p text:style-name="P2"><text:span text:style-name="T7">Index::Index</text:span><text:span text:style-name="T6">(</text:span><text:span text:style-name="T5">const</text:span><text:span text:style-name="T6"> </text:span><text:span text:style-name="T10">Index</text:span><text:span text:style-name="T6"> &amp; unIndex)</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constructeur de copie de &lt;Index&gt;"</text:span><text:span text:style-name="T6"> &lt;&lt; endl;</text:span></text:p>
        </text:list-item>
        <text:list-item>
          <text:p text:style-name="P10">#endif</text:p>
        </text:list-item>
        <text:list-item>
          <text:p text:style-name="P2"><text:span text:style-name="T6"><text:s text:c="2"/></text:span><text:span text:style-name="T18">refs</text:span><text:span text:style-name="T6"> = unIndex.</text:span><text:span text:style-name="T18">refs</text:span><text:span text:style-name="T6">;</text:span></text:p>
        </text:list-item>
        <text:list-item>
          <text:p text:style-name="P8"><text:s text:c="2"/>resetIterators();</text:p>
        </text:list-item>
        <text:list-item>
          <text:p text:style-name="P2"><text:span text:style-name="T6">} </text:span><text:span text:style-name="T11">//----- Fin de Index (constructeur de copie)</text:span></text:p>
        </text:list-item>
        <text:list-item>
          <text:p text:style-name="P2"/>
        </text:list-item>
        <text:list-item>
          <text:p text:style-name="P2"/>
        </text:list-item>
        <text:list-item>
          <text:p text:style-name="P8"><text:span text:style-name="T19">Index::Index</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constructeur de &lt;Index&gt;"</text:span><text:span text:style-name="T6"> &lt;&lt; endl;</text:span></text:p>
        </text:list-item>
        <text:list-item>
          <text:p text:style-name="P10">#endif</text:p>
        </text:list-item>
        <text:list-item>
          <text:p text:style-name="P2"><text:span text:style-name="T6">} </text:span><text:span text:style-name="T11">//----- Fin de Index</text:span></text:p>
        </text:list-item>
        <text:list-item>
          <text:p text:style-name="P2"/>
        </text:list-item>
        <text:list-item>
          <text:p text:style-name="P2"/>
        </text:list-item>
        <text:list-item>
          <text:p text:style-name="P8"><text:span text:style-name="T19">Index::~Index</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destructeur de &lt;Index&gt;"</text:span><text:span text:style-name="T6"> &lt;&lt; endl;</text:span></text:p>
        </text:list-item>
        <text:list-item>
          <text:p text:style-name="P10">#endif</text:p>
        </text:list-item>
        <text:list-item>
          <text:p text:style-name="P2"><text:span text:style-name="T6">} </text:span><text:span text:style-name="T11">//----- Fin de ~Index</text:span></text:p>
        </text:list-item>
        <text:list-item>
          <text:p text:style-name="P2"/>
        </text:list-item>
        <text:list-item>
          <text:p text:style-name="P2"/>
        </text:list-item>
        <text:list-item>
          <text:p text:style-name="P5">// ================================================================= PRIVE</text:p>
        </text:list-item>
        <text:list-item>
          <text:p text:style-name="P2"/>
        </text:list-item>
        <text:list-item>
          <text:p text:style-name="P5">//----------------------------------------------------- Méthodes protégées</text:p>
        </text:list-item>
        <text:list-item>
          <text:p text:style-name="P2"/>
        </text:list-item>
        <text:list-item>
          <text:p text:style-name="P2"><text:span text:style-name="T5">void</text:span><text:span text:style-name="T6"> </text:span><text:span text:style-name="T7">Index::resetIterators</text:span><text:span text:style-name="T6">()</text:span></text:p>
        </text:list-item>
        <text:list-item>
          <text:p text:style-name="P8">{</text:p>
        </text:list-item>
        <text:list-item>
          <text:p text:style-name="P2"><text:span text:style-name="T6"><text:s text:c="2"/></text:span><text:span text:style-name="T18">itIdent</text:span><text:span text:style-name="T6"> = </text:span><text:span text:style-name="T18">refs</text:span><text:span text:style-name="T6">.begin();</text:span></text:p>
        </text:list-item>
        <text:list-item>
          <text:p text:style-name="P2"><text:span text:style-name="T6"><text:s text:c="2"/></text:span><text:span text:style-name="T18">itFichier</text:span><text:span text:style-name="T6"> = </text:span><text:span text:style-name="T18">refs</text:span><text:span text:style-name="T6">.begin()-&gt;</text:span><text:span text:style-name="T18">second</text:span><text:span text:style-name="T6">-&gt;begin();</text:span></text:p>
        </text:list-item>
        <text:list-item>
          <text:p text:style-name="P2"><text:span text:style-name="T6"><text:s text:c="2"/></text:span><text:span text:style-name="T18">itLigne</text:span><text:span text:style-name="T6"> = </text:span><text:span text:style-name="T18">refs</text:span><text:span text:style-name="T6">.begin()-&gt;</text:span><text:span text:style-name="T18">second</text:span><text:span text:style-name="T6">-&gt;begin()-&gt;</text:span><text:span text:style-name="T18">second</text:span><text:span text:style-name="T6">-&gt;begin();</text:span></text:p>
        </text:list-item>
        <text:list-item>
          <text:p text:style-name="P2"><text:span text:style-name="T6"><text:s text:c="2"/></text:span><text:span text:style-name="T18">curIdent</text:span><text:span text:style-name="T6"> = </text:span><text:span text:style-name="T18">refs</text:span><text:span text:style-name="T6">.begin();</text:span></text:p>
        </text:list-item>
        <text:list-item>
          <text:p text:style-name="P2"><text:span text:style-name="T6"><text:s text:c="2"/></text:span><text:span text:style-name="T18">curFichier</text:span><text:span text:style-name="T6"> = </text:span><text:span text:style-name="T18">refs</text:span><text:span text:style-name="T6">.begin()-&gt;</text:span><text:span text:style-name="T18">second</text:span><text:span text:style-name="T6">-&gt;begin();</text:span></text:p>
        </text:list-item>
        <text:list-item>
          <text:p text:style-name="P2"><text:span text:style-name="T6"><text:s text:c="2"/></text:span><text:span text:style-name="T18">curLigne</text:span><text:span text:style-name="T6"> = </text:span><text:span text:style-name="T18">refs</text:span><text:span text:style-name="T6">.begin()-&gt;</text:span><text:span text:style-name="T18">second</text:span><text:span text:style-name="T6">-&gt;begin()-&gt;</text:span><text:span text:style-name="T18">second</text:span><text:span text:style-name="T6">-&gt;begin();</text:span></text:p>
        </text:list-item>
        <text:list-item>
          <text:p text:style-name="P2"><text:span text:style-name="T6"><text:s text:c="2"/></text:span><text:span text:style-name="T18">areItValid</text:span><text:span text:style-name="T6"> = </text:span><text:span text:style-name="T5">true</text:span><text:span text:style-name="T6">;</text:span></text:p>
        </text:list-item>
        <text:list-item>
          <text:p text:style-name="P2"><text:span text:style-name="T6">} </text:span><text:span text:style-name="T11">//----- Fin de resetIterators</text:span></text:p>
        </text:list-item>
      </text:list>
      <text:p text:style-name="P17"><text:span text:style-name="T4"/></text:p>
      <text:h text:style-name="P20" text:outline-level="3"><text:span text:style-name="T4">ListeMotCles.h</text:span></text:h>
      <text:list xml:id="list579905862" text:continue-list="list695914791" text:style-name="Numbering_20_1">
        <text:list-item text:start-value="1">
          <text:p text:style-name="P4"><text:span text:style-name="T4">/*************************************************************************</text:span></text:p>
        </text:list-item>
        <text:list-item>
          <text:p text:style-name="P5"><text:s/>ListeMotCles - Stocke la liste des éléments.</text:p>
        </text:list-item>
        <text:list-item>
          <text:p text:style-name="P5"><text:s/>-------------------</text:p>
        </text:list-item>
        <text:list-item>
          <text:p text:style-name="P5"><text:s/>début <text:s text:c="15"/>: 19 nov. 2010</text:p>
        </text:list-item>
        <text:list-item>
          <text:p text:style-name="P5"><text:s/>copyright <text:s text:c="11"/>: (C) 2010 par ssignoud et t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 Interface de la classe &lt;ListeMotCles&gt; (fichier ListeMotCles.h) ]===</text:p>
        </text:list-item>
        <text:list-item>
          <text:p text:style-name="P2"/>
        </text:list-item>
        <text:list-item>
          <text:p text:style-name="P2"><text:span text:style-name="T5">#if</text:span><text:span text:style-name="T6"> ! defined ( LISTEMOTCLES_H_ )</text:span></text:p>
        </text:list-item>
        <text:list-item>
          <text:p text:style-name="P2"><text:span text:style-name="T5">#define</text:span><text:span text:style-name="T6"> LISTEMOTCLES_H_</text:span></text:p>
        </text:list-item>
        <text:list-item>
          <text:p text:style-name="P2"/>
        </text:list-item>
        <text:list-item>
          <text:p text:style-name="P5">//--------------------------------------------------- Interfaces utilisées</text:p>
        </text:list-item>
        <text:list-item>
          <text:p text:style-name="P2"><text:span text:style-name="T5">#include</text:span><text:span text:style-name="T6"> </text:span><text:span text:style-name="T9">&lt;set&gt;</text:span></text:p>
        </text:list-item>
        <text:list-item>
          <text:p text:style-name="P2"><text:span text:style-name="T5">#include</text:span><text:span text:style-name="T6"> </text:span><text:span text:style-name="T9">&lt;string&gt;</text:span></text:p>
        </text:list-item>
        <text:list-item>
          <text:p text:style-name="P2"/>
        </text:list-item>
        <text:list-item>
          <text:p text:style-name="P5">/**</text:p>
        </text:list-item>
        <text:list-item>
          <text:p text:style-name="P5"><text:s/>* Stocke la liste des éléments et rends aisé le fait de tester si un</text:p>
        </text:list-item>
        <text:list-item>
          <text:p text:style-name="P5"><text:s/>* mot est présent dans cette liste ou non.</text:p>
        </text:list-item>
        <text:list-item>
          <text:p text:style-name="P5"><text:s/>*/</text:p>
        </text:list-item>
        <text:list-item>
          <text:p text:style-name="P2"><text:span text:style-name="T5">class</text:span><text:span text:style-name="T6"> </text:span><text:span text:style-name="T10">ListeMotCles</text:span></text:p>
        </text:list-item>
        <text:list-item>
          <text:p text:style-name="P8">{</text:p>
        </text:list-item>
        <text:list-item>
          <text:p text:style-name="P2"><text:span text:style-name="T6"><text:s text:c="8"/></text:span><text:span text:style-name="T11">//================================================================= PUBLIC</text:span></text:p>
        </text:list-item>
        <text:list-item>
          <text:p text:style-name="P2"/>
        </text:list-item>
        <text:list-item>
          <text:p text:style-name="P2"><text:span text:style-name="T6"><text:s text:c="4"/></text:span><text:span text:style-name="T5">public</text:span><text:span text:style-name="T6">:</text:span></text:p>
        </text:list-item>
        <text:list-item>
          <text:p text:style-name="P2"><text:span text:style-name="T6"><text:s text:c="8"/></text:span><text:span text:style-name="T11">//----------------------------------------------------- Méthodes publiques</text:span></text:p>
        </text:list-item>
        <text:list-item>
          <text:p text:style-name="P11"/>
        </text:list-item>
        <text:list-item>
          <text:p text:style-name="P2"><text:span text:style-name="T6"><text:s text:c="8"/></text:span><text:span text:style-name="T11">/**</text:span></text:p>
        </text:list-item>
        <text:list-item>
          <text:p text:style-name="P5"><text:s text:c="9"/>* Ajoute un mot clé à la liste.</text:p>
        </text:list-item>
        <text:list-item>
          <text:p text:style-name="P5"><text:s text:c="9"/>*</text:p>
        </text:list-item>
        <text:list-item>
          <text:p text:style-name="P5"><text:s text:c="9"/>* @return Si le mot clé existe déjà ou n'a pas pu être inséré, false ;</text:p>
        </text:list-item>
        <text:list-item>
          <text:p text:style-name="P5"><text:s text:c="9"/>* sinon, true.</text:p>
        </text:list-item>
        <text:list-item>
          <text:p text:style-name="P5"><text:s text:c="9"/>*/</text:p>
        </text:list-item>
        <text:list-item>
          <text:p text:style-name="P2"><text:span text:style-name="T6"><text:s text:c="8"/></text:span><text:span text:style-name="T5">bool</text:span><text:span text:style-name="T6"> </text:span><text:span text:style-name="T7">AddMotCle</text:span><text:span text:style-name="T6">(std::</text:span><text:span text:style-name="T10">string</text:span><text:span text:style-name="T6"> unMotCle);</text:span></text:p>
        </text:list-item>
        <text:list-item>
          <text:p text:style-name="P2"/>
        </text:list-item>
        <text:list-item>
          <text:p text:style-name="P2"><text:span text:style-name="T6"><text:s text:c="8"/></text:span><text:span text:style-name="T11">/**</text:span></text:p>
        </text:list-item>
        <text:list-item>
          <text:p text:style-name="P5"><text:s text:c="9"/>* Vérifie si un mot clé est déjà dans la liste.</text:p>
        </text:list-item>
        <text:list-item>
          <text:p text:style-name="P5"><text:s text:c="9"/>*</text:p>
        </text:list-item>
        <text:list-item>
          <text:p text:style-name="P5"><text:s text:c="9"/>* @return Si le mot clé est dans la liste, true ; sinon, false.</text:p>
        </text:list-item>
        <text:list-item>
          <text:p text:style-name="P5"><text:s text:c="9"/>*/</text:p>
        </text:list-item>
        <text:list-item>
          <text:p text:style-name="P2"><text:span text:style-name="T6"><text:s text:c="8"/></text:span><text:span text:style-name="T5">bool</text:span><text:span text:style-name="T6"> </text:span><text:span text:style-name="T7">IsMotCle</text:span><text:span text:style-name="T6">(std::</text:span><text:span text:style-name="T10">string</text:span><text:span text:style-name="T6"> unMotCle) </text:span><text:span text:style-name="T5">const</text:span><text:span text:style-name="T6">;</text:span></text:p>
        </text:list-item>
        <text:list-item>
          <text:p text:style-name="P2"/>
        </text:list-item>
        <text:list-item>
          <text:p text:style-name="P2"><text:span text:style-name="T6"><text:s text:c="8"/></text:span><text:span text:style-name="T11">/**</text:span></text:p>
        </text:list-item>
        <text:list-item>
          <text:p text:style-name="P5"><text:s text:c="9"/>* Indique si la liste des mots clés est vide ou non.</text:p>
        </text:list-item>
        <text:list-item>
          <text:p text:style-name="P5"><text:s text:c="9"/>*</text:p>
        </text:list-item>
        <text:list-item>
          <text:p text:style-name="P5"><text:s text:c="9"/>* @return Si la liste est vide, true ; sinon false.</text:p>
        </text:list-item>
        <text:list-item>
          <text:p text:style-name="P5"><text:s text:c="9"/>*/</text:p>
        </text:list-item>
        <text:list-item>
          <text:p text:style-name="P2"><text:span text:style-name="T6"><text:s text:c="8"/></text:span><text:span text:style-name="T5">bool</text:span><text:span text:style-name="T6"> </text:span><text:span text:style-name="T7">IsVide</text:span><text:span text:style-name="T6">() </text:span><text:span text:style-name="T5">const</text:span><text:span text:style-name="T6">;</text:span></text:p>
        </text:list-item>
        <text:list-item>
          <text:p text:style-name="P2"/>
        </text:list-item>
        <text:list-item>
          <text:p text:style-name="P2"><text:span text:style-name="T6"><text:s text:c="8"/></text:span><text:span text:style-name="T11">//------------------------------------------------- Surcharge d'opérateurs</text:span></text:p>
        </text:list-item>
        <text:list-item>
          <text:p text:style-name="P2"/>
        </text:list-item>
        <text:list-item>
          <text:p text:style-name="P2"><text:span text:style-name="T6"><text:s text:c="8"/></text:span><text:span text:style-name="T11">/**</text:span></text:p>
        </text:list-item>
        <text:list-item>
          <text:p text:style-name="P5"><text:s text:c="9"/>* Remplace la liste des mots clés par celle d'uneAutreListe.</text:p>
        </text:list-item>
        <text:list-item>
          <text:p text:style-name="P5"><text:s text:c="9"/>*/</text:p>
        </text:list-item>
        <text:list-item>
          <text:p text:style-name="P2"><text:soft-page-break/><text:span text:style-name="T6"><text:s text:c="8"/></text:span><text:span text:style-name="T10">ListeMotCles</text:span><text:span text:style-name="T6"> &amp; </text:span><text:span text:style-name="T7">operator =</text:span><text:span text:style-name="T6">(</text:span><text:span text:style-name="T5">const</text:span><text:span text:style-name="T6"> </text:span><text:span text:style-name="T10">ListeMotCles</text:span><text:span text:style-name="T6"> &amp; uneAutreListe);</text:span></text:p>
        </text:list-item>
        <text:list-item>
          <text:p text:style-name="P2"/>
        </text:list-item>
        <text:list-item>
          <text:p text:style-name="P2"><text:span text:style-name="T6"><text:s text:c="8"/></text:span><text:span text:style-name="T11">//-------------------------------------------- Constructeurs - destructeur</text:span></text:p>
        </text:list-item>
        <text:list-item>
          <text:p text:style-name="P2"/>
        </text:list-item>
        <text:list-item>
          <text:p text:style-name="P2"><text:span text:style-name="T6"><text:s text:c="8"/></text:span><text:span text:style-name="T11">/**</text:span></text:p>
        </text:list-item>
        <text:list-item>
          <text:p text:style-name="P5"><text:s text:c="9"/>* Crée une nouvelle liste de mot clés, contenant la liste de mots clés</text:p>
        </text:list-item>
        <text:list-item>
          <text:p text:style-name="P5"><text:s text:c="9"/>* d'uneAutreListe de mots clés.</text:p>
        </text:list-item>
        <text:list-item>
          <text:p text:style-name="P5"><text:s text:c="9"/>*/</text:p>
        </text:list-item>
        <text:list-item>
          <text:p text:style-name="P2"><text:span text:style-name="T6"><text:s text:c="8"/></text:span><text:span text:style-name="T7">ListeMotCles</text:span><text:span text:style-name="T6">(</text:span><text:span text:style-name="T5">const</text:span><text:span text:style-name="T6"> </text:span><text:span text:style-name="T10">ListeMotCles</text:span><text:span text:style-name="T6"> &amp; uneAutreListe);</text:span></text:p>
        </text:list-item>
        <text:list-item>
          <text:p text:style-name="P2"/>
        </text:list-item>
        <text:list-item>
          <text:p text:style-name="P2"><text:span text:style-name="T6"><text:s text:c="8"/></text:span><text:span text:style-name="T11">/**</text:span></text:p>
        </text:list-item>
        <text:list-item>
          <text:p text:style-name="P5"><text:s text:c="9"/>* Construit une nouvelle liste de mots clés.</text:p>
        </text:list-item>
        <text:list-item>
          <text:p text:style-name="P5"><text:s text:c="9"/>*/</text:p>
        </text:list-item>
        <text:list-item>
          <text:p text:style-name="P8"><text:s text:c="8"/><text:span text:style-name="T19">ListeMotCles</text:span>();</text:p>
        </text:list-item>
        <text:list-item>
          <text:p text:style-name="P2"/>
        </text:list-item>
        <text:list-item>
          <text:p text:style-name="P2"><text:span text:style-name="T6"><text:s text:c="8"/></text:span><text:span text:style-name="T11">/**</text:span></text:p>
        </text:list-item>
        <text:list-item>
          <text:p text:style-name="P5"><text:s text:c="9"/>* Détruit la liste de mots clés.</text:p>
        </text:list-item>
        <text:list-item>
          <text:p text:style-name="P5"><text:s text:c="9"/>*/</text:p>
        </text:list-item>
        <text:list-item>
          <text:p text:style-name="P2"><text:span text:style-name="T6"><text:s text:c="8"/></text:span><text:span text:style-name="T5">virtual</text:span><text:span text:style-name="T6"> </text:span><text:span text:style-name="T7">~ListeMotCles</text:span><text:span text:style-name="T6">();</text:span></text:p>
        </text:list-item>
        <text:list-item>
          <text:p text:style-name="P2"/>
        </text:list-item>
        <text:list-item>
          <text:p text:style-name="P2"><text:span text:style-name="T6"><text:s text:c="8"/></text:span><text:span text:style-name="T11">//================================================================== PRIVÉ</text:span></text:p>
        </text:list-item>
        <text:list-item>
          <text:p text:style-name="P2"/>
        </text:list-item>
        <text:list-item>
          <text:p text:style-name="P2"><text:span text:style-name="T6"><text:s text:c="4"/></text:span><text:span text:style-name="T5">protected</text:span><text:span text:style-name="T6">:</text:span></text:p>
        </text:list-item>
        <text:list-item>
          <text:p text:style-name="P2"><text:span text:style-name="T6"><text:s text:c="8"/></text:span><text:span text:style-name="T11">//----------------------------------------------------- Méthodes protégées</text:span></text:p>
        </text:list-item>
        <text:list-item>
          <text:p text:style-name="P2"/>
        </text:list-item>
        <text:list-item>
          <text:p text:style-name="P2"><text:span text:style-name="T6"><text:s text:c="8"/></text:span><text:span text:style-name="T11">//----------------------------------------------------- Attributs protégés</text:span></text:p>
        </text:list-item>
        <text:list-item>
          <text:p text:style-name="P2"/>
        </text:list-item>
        <text:list-item>
          <text:p text:style-name="P2"><text:span text:style-name="T6"><text:s text:c="8"/></text:span><text:span text:style-name="T11">/**</text:span></text:p>
        </text:list-item>
        <text:list-item>
          <text:p text:style-name="P5"><text:s text:c="9"/>* Contient la liste des mots clés.</text:p>
        </text:list-item>
        <text:list-item>
          <text:p text:style-name="P5"><text:s text:c="9"/>*/</text:p>
        </text:list-item>
        <text:list-item>
          <text:p text:style-name="P2"><text:span text:style-name="T6"><text:s text:c="8"/>std::</text:span><text:span text:style-name="T10">set</text:span><text:span text:style-name="T6">&lt;std::</text:span><text:span text:style-name="T10">string</text:span><text:span text:style-name="T6">&gt; </text:span><text:span text:style-name="T18">ref</text:span><text:span text:style-name="T6">;</text:span></text:p>
        </text:list-item>
        <text:list-item>
          <text:p text:style-name="P8">};</text:p>
        </text:list-item>
        <text:list-item>
          <text:p text:style-name="P2"/>
        </text:list-item>
        <text:list-item>
          <text:p text:style-name="P5">//--------------------------- Autres définitions dépendantes de &lt;ListeMotCles&gt;</text:p>
        </text:list-item>
        <text:list-item>
          <text:p text:style-name="P2"/>
        </text:list-item>
        <text:list-item>
          <text:p text:style-name="P2"><text:span text:style-name="T5">#endif</text:span><text:span text:style-name="T6"> </text:span><text:span text:style-name="T11">// LISTEMOTCLES_H_</text:span></text:p>
          <text:p text:style-name="P16"><text:span text:style-name="T4"/></text:p>
        </text:list-item>
      </text:list>
      <text:h text:style-name="P20" text:outline-level="3"><text:span text:style-name="T4">ListeMotCles.cpp</text:span></text:h>
      <text:list xml:id="list2158985006" text:continue-list="list579905862" text:style-name="Numbering_20_1">
        <text:list-item text:start-value="1">
          <text:p text:style-name="P4"><text:span text:style-name="T4">/*************************************************************************</text:span></text:p>
        </text:list-item>
        <text:list-item>
          <text:p text:style-name="P5"><text:s/>ListeMotCles - Stocke la liste des éléments.</text:p>
        </text:list-item>
        <text:list-item>
          <text:p text:style-name="P5"><text:s/>-------------------</text:p>
        </text:list-item>
        <text:list-item>
          <text:p text:style-name="P5"><text:s/>début <text:s text:c="15"/>: 19 nov. 2010</text:p>
        </text:list-item>
        <text:list-item>
          <text:p text:style-name="P5"><text:s/>copyright <text:s text:c="11"/>: (C) 2010 par ssignoud et tpatel</text:p>
        </text:list-item>
        <text:list-item>
          <text:p text:style-name="P5"><text:s/>*************************************************************************/</text:p>
        </text:list-item>
        <text:list-item>
          <text:p text:style-name="P2"/>
        </text:list-item>
        <text:list-item>
          <text:p text:style-name="P5">// Comme autorisé (après demande) par les professeurs en séance de TP,</text:p>
        </text:list-item>
        <text:list-item>
          <text:p text:style-name="P5">// ces fichiers sources utilisent la norme d'écriture Doxygen/Javadoc en</text:p>
        </text:list-item>
        <text:list-item>
          <text:p text:style-name="P5">// lieu et place du « Guide de Style INSA » original.</text:p>
        </text:list-item>
        <text:list-item>
          <text:p text:style-name="P5">// Ses conseils et ses principes de formatages (retours à la ligne et</text:p>
        </text:list-item>
        <text:list-item>
          <text:p text:style-name="P5">// informations algorithmiques complémentaires) sont cependant conservés.</text:p>
        </text:list-item>
        <text:list-item>
          <text:p text:style-name="P2"/>
        </text:list-item>
        <text:list-item>
          <text:p text:style-name="P5">//=[ Réalisation de la classe &lt;ListeMotCles&gt; (fichier ListeMotCles.cpp) ]=</text:p>
        </text:list-item>
        <text:list-item>
          <text:p text:style-name="P2"/>
        </text:list-item>
        <text:list-item>
          <text:p text:style-name="P5">//================================================================ INCLUDE</text:p>
        </text:list-item>
        <text:list-item>
          <text:p text:style-name="P2"/>
        </text:list-item>
        <text:list-item>
          <text:p text:style-name="P5">//-------------------------------------------------------- Include système</text:p>
        </text:list-item>
        <text:list-item>
          <text:p text:style-name="P2"><text:span text:style-name="T5">using</text:span><text:span text:style-name="T6"> </text:span><text:span text:style-name="T5">namespace</text:span><text:span text:style-name="T6"> std;</text:span></text:p>
        </text:list-item>
        <text:list-item>
          <text:p text:style-name="P2"><text:span text:style-name="T5">#include</text:span><text:span text:style-name="T6"> </text:span><text:span text:style-name="T9">&lt;iostream&gt;</text:span></text:p>
        </text:list-item>
        <text:list-item>
          <text:p text:style-name="P2"><text:span text:style-name="T5">#include</text:span><text:span text:style-name="T6"> </text:span><text:span text:style-name="T9">&lt;string&gt;</text:span></text:p>
        </text:list-item>
        <text:list-item>
          <text:p text:style-name="P2"/>
        </text:list-item>
        <text:list-item>
          <text:p text:style-name="P5">//------------------------------------------------------ Include personnel</text:p>
        </text:list-item>
        <text:list-item>
          <text:p text:style-name="P2"><text:span text:style-name="T5">#include</text:span><text:span text:style-name="T6"> </text:span><text:span text:style-name="T9">"ListeMotCles.h"</text:span></text:p>
        </text:list-item>
        <text:list-item>
          <text:p text:style-name="P2"/>
        </text:list-item>
        <text:list-item>
          <text:p text:style-name="P5">//================================================================= PUBLIC</text:p>
        </text:list-item>
        <text:list-item>
          <text:p text:style-name="P2"/>
        </text:list-item>
        <text:list-item>
          <text:p text:style-name="P2"><text:span text:style-name="T5">bool</text:span><text:span text:style-name="T6"> </text:span><text:span text:style-name="T7">ListeMotCles::AddMotCle</text:span><text:span text:style-name="T6">(</text:span><text:span text:style-name="T10">string</text:span><text:span text:style-name="T6"> unMotCle)</text:span></text:p>
        </text:list-item>
        <text:list-item>
          <text:p text:style-name="P8">{</text:p>
        </text:list-item>
        <text:list-item>
          <text:p text:style-name="P2"><text:span text:style-name="T6"><text:s text:c="4"/></text:span><text:span text:style-name="T5">return</text:span><text:span text:style-name="T6"> </text:span><text:span text:style-name="T18">ref</text:span><text:span text:style-name="T6">.insert(unMotCle).</text:span><text:span text:style-name="T18">second</text:span><text:span text:style-name="T6">;</text:span></text:p>
        </text:list-item>
        <text:list-item>
          <text:p text:style-name="P2"><text:span text:style-name="T6">} </text:span><text:span text:style-name="T11">//----- Fin de AddMotCle</text:span></text:p>
        </text:list-item>
        <text:list-item>
          <text:p text:style-name="P2"/>
        </text:list-item>
        <text:list-item>
          <text:p text:style-name="P2"><text:span text:style-name="T5">bool</text:span><text:span text:style-name="T6"> </text:span><text:span text:style-name="T7">ListeMotCles::IsMotCle</text:span><text:span text:style-name="T6">(std::</text:span><text:span text:style-name="T10">string</text:span><text:span text:style-name="T6"> unMotCle) </text:span><text:span text:style-name="T5">const</text:span></text:p>
        </text:list-item>
        <text:list-item>
          <text:p text:style-name="P8">{</text:p>
        </text:list-item>
        <text:list-item>
          <text:p text:style-name="P2"><text:span text:style-name="T6"><text:s text:c="4"/></text:span><text:span text:style-name="T5">return</text:span><text:span text:style-name="T6"> </text:span><text:span text:style-name="T18">ref</text:span><text:span text:style-name="T6">.find(unMotCle) != </text:span><text:span text:style-name="T18">ref</text:span><text:span text:style-name="T6">.end();</text:span></text:p>
        </text:list-item>
        <text:list-item>
          <text:p text:style-name="P2"><text:span text:style-name="T6">} </text:span><text:span text:style-name="T11">//----- Fin de IsMotCle</text:span></text:p>
        </text:list-item>
        <text:list-item>
          <text:p text:style-name="P2"/>
        </text:list-item>
        <text:list-item>
          <text:p text:style-name="P2"><text:span text:style-name="T5">bool</text:span><text:span text:style-name="T6"> </text:span><text:span text:style-name="T7">ListeMotCles::IsVide</text:span><text:span text:style-name="T6">() </text:span><text:span text:style-name="T5">const</text:span></text:p>
        </text:list-item>
        <text:list-item>
          <text:p text:style-name="P8">{</text:p>
        </text:list-item>
        <text:list-item>
          <text:p text:style-name="P2"><text:span text:style-name="T6"><text:s text:c="4"/></text:span><text:span text:style-name="T5">return</text:span><text:span text:style-name="T6"> </text:span><text:span text:style-name="T18">ref</text:span><text:span text:style-name="T6">.empty();</text:span></text:p>
        </text:list-item>
        <text:list-item>
          <text:p text:style-name="P2"><text:span text:style-name="T6">} </text:span><text:span text:style-name="T11">//----- Fin de IsVide</text:span></text:p>
        </text:list-item>
        <text:list-item>
          <text:p text:style-name="P2"/>
        </text:list-item>
        <text:list-item>
          <text:p text:style-name="P2"/>
        </text:list-item>
        <text:list-item>
          <text:p text:style-name="P5">//------------------------------------------------- Surcharge d'opérateurs</text:p>
        </text:list-item>
        <text:list-item>
          <text:p text:style-name="P2"/>
        </text:list-item>
        <text:list-item>
          <text:p text:style-name="P2"><text:span text:style-name="T10">ListeMotCles</text:span><text:span text:style-name="T6"> &amp; </text:span><text:span text:style-name="T7">ListeMotCles::operator =</text:span><text:span text:style-name="T6">(</text:span><text:span text:style-name="T5">const</text:span><text:span text:style-name="T6"> </text:span><text:span text:style-name="T10">ListeMotCles</text:span><text:span text:style-name="T6"> &amp; uneListeMotCles)</text:span></text:p>
        </text:list-item>
        <text:list-item>
          <text:p text:style-name="P8">{</text:p>
        </text:list-item>
        <text:list-item>
          <text:p text:style-name="P2"><text:span text:style-name="T6"><text:s text:c="4"/></text:span><text:span text:style-name="T18">ref</text:span><text:span text:style-name="T6"> = uneListeMotCles.</text:span><text:span text:style-name="T18">ref</text:span><text:span text:style-name="T6">;</text:span></text:p>
        </text:list-item>
        <text:list-item>
          <text:p text:style-name="P2"><text:span text:style-name="T6"><text:s text:c="4"/></text:span><text:span text:style-name="T5">return</text:span><text:span text:style-name="T6"> *</text:span><text:span text:style-name="T5">this</text:span><text:span text:style-name="T6">;</text:span></text:p>
        </text:list-item>
        <text:list-item>
          <text:p text:style-name="P2"><text:span text:style-name="T6">} </text:span><text:span text:style-name="T11">//----- Fin de operator =</text:span></text:p>
        </text:list-item>
        <text:list-item>
          <text:p text:style-name="P2"/>
        </text:list-item>
        <text:list-item>
          <text:p text:style-name="P2"/>
        </text:list-item>
        <text:list-item>
          <text:p text:style-name="P5">//-------------------------------------------- Constructeurs - destructeur</text:p>
        </text:list-item>
        <text:list-item>
          <text:p text:style-name="P2"/>
        </text:list-item>
        <text:list-item>
          <text:p text:style-name="P2"><text:span text:style-name="T7">ListeMotCles::ListeMotCles</text:span><text:span text:style-name="T6">(</text:span><text:span text:style-name="T5">const</text:span><text:span text:style-name="T6"> </text:span><text:span text:style-name="T10">ListeMotCles</text:span><text:span text:style-name="T6"> &amp; uneListeMotCles)</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constructeur de copie de &lt;ListeMotCles&gt;"</text:span><text:span text:style-name="T6"> &lt;&lt; endl;</text:span></text:p>
        </text:list-item>
        <text:list-item>
          <text:p text:style-name="P10">#endif</text:p>
        </text:list-item>
        <text:list-item>
          <text:p text:style-name="P2"><text:span text:style-name="T6"><text:s text:c="4"/></text:span><text:span text:style-name="T18">ref</text:span><text:span text:style-name="T6"> = uneListeMotCles.</text:span><text:span text:style-name="T18">ref</text:span><text:span text:style-name="T6">;</text:span></text:p>
        </text:list-item>
        <text:list-item>
          <text:p text:style-name="P2"><text:soft-page-break/><text:span text:style-name="T6">} </text:span><text:span text:style-name="T11">//----- Fin de ListeMotCles (constructeur de copie)</text:span></text:p>
        </text:list-item>
        <text:list-item>
          <text:p text:style-name="P2"/>
        </text:list-item>
        <text:list-item>
          <text:p text:style-name="P8"><text:span text:style-name="T19">ListeMotCles::ListeMotCles</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constructeur de &lt;ListeMotCles&gt;"</text:span><text:span text:style-name="T6"> &lt;&lt; endl;</text:span></text:p>
        </text:list-item>
        <text:list-item>
          <text:p text:style-name="P10">#endif</text:p>
        </text:list-item>
        <text:list-item>
          <text:p text:style-name="P2"><text:span text:style-name="T6"><text:s text:c="4"/></text:span><text:span text:style-name="T18">ref</text:span><text:span text:style-name="T6"> = set&lt;</text:span><text:span text:style-name="T10">string</text:span><text:span text:style-name="T6">&gt;();</text:span></text:p>
        </text:list-item>
        <text:list-item>
          <text:p text:style-name="P2"><text:span text:style-name="T6">} </text:span><text:span text:style-name="T11">//----- Fin de ListeMotCles</text:span></text:p>
        </text:list-item>
        <text:list-item>
          <text:p text:style-name="P2"/>
        </text:list-item>
        <text:list-item>
          <text:p text:style-name="P8"><text:span text:style-name="T19">ListeMotCles::~ListeMotCles</text:span>()</text:p>
        </text:list-item>
        <text:list-item>
          <text:p text:style-name="P8">{</text:p>
        </text:list-item>
        <text:list-item>
          <text:p text:style-name="P2"><text:span text:style-name="T5">#ifdef</text:span><text:span text:style-name="T6"> MAP</text:span></text:p>
        </text:list-item>
        <text:list-item>
          <text:p text:style-name="P2"><text:span text:style-name="T6"><text:s text:c="4"/>cout &lt;&lt; </text:span><text:span text:style-name="T9">"Appel au destructeur de &lt;ListeMotCles&gt;"</text:span><text:span text:style-name="T6"> &lt;&lt; endl;</text:span></text:p>
        </text:list-item>
        <text:list-item>
          <text:p text:style-name="P10">#endif</text:p>
        </text:list-item>
        <text:list-item>
          <text:p text:style-name="P2"><text:span text:style-name="T6">} </text:span><text:span text:style-name="T11">//----- Fin de ~ListeMotCles</text:span></text:p>
        </text:list-item>
        <text:list-item>
          <text:p text:style-name="P2"/>
        </text:list-item>
        <text:list-item>
          <text:p text:style-name="P2"/>
        </text:list-item>
        <text:list-item>
          <text:p text:style-name="P5">//================================================================== PRIVE</text:p>
        </text:list-item>
        <text:list-item>
          <text:p text:style-name="P2"/>
        </text:list-item>
        <text:list-item>
          <text:p text:style-name="P5">//----------------------------------------------------- Méthodes protégées</text:p>
        </text:list-item>
      </text:list>
      <text:list xml:id="list1400338642" text:style-name="L3">
        <text:list-header>
          <text:p text:style-name="P14"><text:span text:style-name="T4"/></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ab-stops/>
      </style:paragraph-properties>
      <style:text-properties style:font-name="Trebuchet M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text-properties style:font-name="Trebuchet M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199cm" fo:border-left="none" fo:border-right="none" fo:border-top="none" fo:border-bottom="0.002cm solid #000000" style:shadow="none">
        <style:background-image/>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199cm" fo:border-left="none" fo:border-right="none" fo:border-top="none" fo:border-bottom="0.002cm solid #666666" style:shadow="none"/>
      <style:text-properties fo:color="#4c4c4c"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style:font-name="Trebuchet MS" fo:font-weight="bold"/>
    </style:style>
    <style:style style:name="Contents_20_2" style:display-name="Contents 2" style:family="paragraph" style:parent-style-name="Index" style:class="index">
      <style:paragraph-properties fo:margin-left="0.499cm" fo:margin-right="0cm" fo:margin-top="0cm" fo:margin-bottom="0.199cm" fo:text-indent="0cm" style:auto-text-indent="false">
        <style:tab-stops>
          <style:tab-stop style:position="16.499cm" style:type="right" style:leader-style="dotted" style:leader-text="."/>
        </style:tab-stops>
      </style:paragraph-properties>
      <style:text-properties style:font-name="Trebuchet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ing" style:family="paragraph">
      <style:text-properties style:text-underline-style="none" fo:font-weight="normal" fo:background-color="transparent" style:font-weight-asian="normal" style:font-weight-complex="normal"/>
    </style:style>
    <style:style style:name="Numbering_20_1" style:display-name="Numbering 1" style:family="paragraph" style:parent-style-name="List" style:class="list">
      <style:paragraph-properties fo:margin-left="0.635cm" fo:margin-right="0cm" fo:margin-top="0cm" fo:margin-bottom="0.212cm" fo:text-indent="-0.635cm" style:auto-text-indent="false" fo:background-color="transparent">
        <style:tab-stops/>
        <style:background-image/>
      </style:paragraph-properties>
      <style:text-properties fo:color="#999999"/>
    </style:style>
    <style:style style:name="Contents_20_3" style:display-name="Contents 3" style:family="paragraph" style:parent-style-name="Index" style:class="index" style:master-page-name="">
      <style:paragraph-properties fo:margin-left="0.998cm" fo:margin-right="0cm" fo:margin-top="0cm" fo:margin-bottom="0.101cm" fo:text-indent="0cm" style:auto-text-indent="false" style:page-number="auto">
        <style:tab-stops>
          <style:tab-stop style:position="18.002cm" style:type="right" style:leader-style="dotted" style:leader-text="."/>
        </style:tab-stops>
      </style:paragraph-properties>
      <style:text-properties style:font-name="Trebuchet MS" fo:font-size="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Monospace" fo:font-size="9pt" style:font-size-asian="9pt" style:font-size-complex="9pt"/>
    </style:style>
    <style:style style:name="Teletype" style:family="text">
      <style:text-properties style:font-name="Courier New" style:font-name-asian="DejaVu Sans Mono" style:font-name-complex="DejaVu Sans Mono"/>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7cm" fo:text-indent="-0.0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0.16cm" style:type="center"/>
          <style:tab-stop style:position="19.024cm" style:type="right"/>
        </style:tab-stops>
      </style:paragraph-properties>
      <style:text-properties fo:color="#666666" style:font-name="Trebuchet MS1" fo:font-size="10pt" style:font-size-asian="10pt" style:font-size-complex="10pt"/>
    </style:style>
    <style:style style:name="MP2" style:family="paragraph" style:parent-style-name="Footer">
      <style:paragraph-properties>
        <style:tab-stops>
          <style:tab-stop style:position="18.999cm" style:type="right"/>
        </style:tab-stops>
      </style:paragraph-properties>
      <style:text-properties style:font-name="Trebuchet MS1"/>
    </style:style>
    <style:style style:name="MT1" style:family="text">
      <style:text-properties fo:color="#666666" fo:font-size="10pt" fo:font-style="italic" style:font-size-asian="10pt" style:font-style-asian="italic" style:font-size-complex="10pt" style:font-style-complex="italic"/>
    </style:style>
    <style:style style:name="MT2" style:family="text">
      <style:text-properties fo:font-style="italic" style:font-style-asian="italic" style:font-style-complex="italic"/>
    </style:style>
    <style:style style:name="MT3" style:family="text">
      <style:text-properties fo:color="#666666" fo:font-size="10pt" fo:font-weight="bold" style:font-size-asian="10pt" style:font-weight-asian="bold" style:font-size-complex="10pt" style:font-weight-complex="bold"/>
    </style:style>
    <style:style style:name="MT4" style:family="text">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P AC- Références croisées / Document de Spécification<text:tab/><text:tab/>Binôme B3310</text:p>
      </style:header>
      <style:footer>
        <text:p text:style-name="MP2"><text:span text:style-name="MT1"><text:chapter text:display="name" text:outline-level="3">ListeMotCles.cpp</text:chapter></text:span><text:span text:style-name="MT2"><text:tab/></text:span><text:span text:style-name="MT3"><text:page-number text:select-page="current">27</text:page-number></text:span><text:span text:style-name="MT4">/</text:span><text:span text:style-name="MT4"><text:page-count>2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anislas Signoud</meta:initial-creator>
    <meta:creation-date>2010-10-08T14:11:28</meta:creation-date>
    <dc:date>2010-12-10T02:16:50</dc:date>
    <meta:editing-duration>PT12H24M05S</meta:editing-duration>
    <meta:editing-cycles>53</meta:editing-cycles>
    <meta:generator>OpenOffice.org/3.2$Linux OpenOffice.org_project/320m19$Build-9505</meta:generator>
    <meta:document-statistic meta:table-count="0" meta:image-count="0" meta:object-count="0" meta:page-count="27" meta:paragraph-count="1067" meta:word-count="4836" meta:character-count="41505"/>
  </office:meta>
</office:document-meta>
</file>